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grddl:transformation="http://docs.oasis-open.org/office/1.2/xslt/odf2rdf.xsl">
  <office:scripts/>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8925in"/>
    </style:style>
    <style:style style:name="co9" style:family="table-column">
      <style:table-column-properties fo:break-before="auto" style:column-width="0.7209in"/>
    </style:style>
    <style:style style:name="co10" style:family="table-column">
      <style:table-column-properties fo:break-before="auto" style:column-width="0.9992in"/>
    </style:style>
    <style:style style:name="co11" style:family="table-column">
      <style:table-column-properties fo:break-before="auto" style:column-width="1.3543in"/>
    </style:style>
    <style:style style:name="co12" style:family="table-column">
      <style:table-column-properties fo:break-before="auto" style:column-width="0.848in"/>
    </style:style>
    <style:style style:name="co13" style:family="table-column">
      <style:table-column-properties fo:break-before="auto" style:column-width="7.3402in"/>
    </style:style>
    <style:style style:name="co14" style:family="table-column">
      <style:table-column-properties fo:break-before="auto" style:column-width="1.7591in"/>
    </style:style>
    <style:style style:name="co7" style:family="table-column">
      <style:table-column-properties fo:break-before="auto" style:column-width="0.889in"/>
    </style:style>
    <style:style style:name="co15" style:family="table-column">
      <style:table-column-properties fo:break-before="auto" style:column-width="0.7618in"/>
    </style:style>
    <style:style style:name="co16" style:family="table-column">
      <style:table-column-properties fo:break-before="auto" style:column-width="1.4472in"/>
    </style:style>
    <style:style style:name="co17" style:family="table-column">
      <style:table-column-properties fo:break-before="auto" style:column-width="9.1646in"/>
    </style:style>
    <style:style style:name="co18" style:family="table-column">
      <style:table-column-properties fo:break-before="auto" style:column-width="1.328in"/>
    </style:style>
    <style:style style:name="co19" style:family="table-column">
      <style:table-column-properties fo:break-before="auto" style:column-width="0.6772in"/>
    </style:style>
    <style:style style:name="co20" style:family="table-column">
      <style:table-column-properties fo:break-before="auto" style:column-width="0.9063in"/>
    </style:style>
    <style:style style:name="co21" style:family="table-column">
      <style:table-column-properties fo:break-before="auto" style:column-width="1.5728in"/>
    </style:style>
    <style:style style:name="co22" style:family="table-column">
      <style:table-column-properties fo:break-before="auto" style:column-width="5.2217in"/>
    </style:style>
    <style:style style:name="co23" style:family="table-column">
      <style:table-column-properties fo:break-before="auto" style:column-width="1.6492in"/>
    </style:style>
    <style:style style:name="co24" style:family="table-column">
      <style:table-column-properties fo:break-before="auto" style:column-width="0.6382in"/>
    </style:style>
    <style:style style:name="co25" style:family="table-column">
      <style:table-column-properties fo:break-before="auto" style:column-width="1.3173in"/>
    </style:style>
    <style:style style:name="co26" style:family="table-column">
      <style:table-column-properties fo:break-before="auto" style:column-width="5.4035in"/>
    </style:style>
    <style:style style:name="co27" style:family="table-column">
      <style:table-column-properties fo:break-before="auto" style:column-width="1.4492in"/>
    </style:style>
    <style:style style:name="co28" style:family="table-column">
      <style:table-column-properties fo:break-before="auto" style:column-width="1.7673in"/>
    </style:style>
    <style:style style:name="co29" style:family="table-column">
      <style:table-column-properties fo:break-before="auto" style:column-width="1.4091in"/>
    </style:style>
    <style:style style:name="co30" style:family="table-column">
      <style:table-column-properties fo:break-before="auto" style:column-width="5.5063in"/>
    </style:style>
    <style:style style:name="co31" style:family="table-column">
      <style:table-column-properties fo:break-before="auto" style:column-width="1.9346in"/>
    </style:style>
    <style:style style:name="co37" style:family="table-column">
      <style:table-column-properties fo:break-before="auto" style:column-width="0.6583in"/>
    </style:style>
    <style:style style:name="co38" style:family="table-column">
      <style:table-column-properties fo:break-before="auto" style:column-width="1.389in"/>
    </style:style>
    <style:style style:name="co39" style:family="table-column">
      <style:table-column-properties fo:break-before="auto" style:column-width="5.6366in"/>
    </style:style>
    <style:style style:name="co40" style:family="table-column">
      <style:table-column-properties fo:break-before="auto" style:column-width="1.4598in"/>
    </style:style>
    <style:style style:name="co41" style:family="table-column">
      <style:table-column-properties fo:break-before="auto" style:column-width="0.7701in"/>
    </style:style>
    <style:style style:name="co42" style:family="table-column">
      <style:table-column-properties fo:break-before="auto" style:column-width="0.9728in"/>
    </style:style>
    <style:style style:name="co43" style:family="table-column">
      <style:table-column-properties fo:break-before="auto" style:column-width="0.7598in"/>
    </style:style>
    <style:style style:name="co44" style:family="table-column">
      <style:table-column-properties fo:break-before="auto" style:column-width="5.7984in"/>
    </style:style>
    <style:style style:name="co45" style:family="table-column">
      <style:table-column-properties fo:break-before="auto" style:column-width="1.6827in"/>
    </style:style>
    <style:style style:name="co46" style:family="table-column">
      <style:table-column-properties fo:break-before="auto" style:column-width="2.8772in"/>
    </style:style>
    <style:style style:name="co47" style:family="table-column">
      <style:table-column-properties fo:break-before="auto" style:column-width="0.6272in"/>
    </style:style>
    <style:style style:name="co48" style:family="table-column">
      <style:table-column-properties fo:break-before="auto" style:column-width="0.828in"/>
    </style:style>
    <style:style style:name="co49" style:family="table-column">
      <style:table-column-properties fo:break-before="auto" style:column-width="1.2547in"/>
    </style:style>
    <style:style style:name="co50" style:family="table-column">
      <style:table-column-properties fo:break-before="auto" style:column-width="0.7583in"/>
    </style:style>
    <style:style style:name="co51" style:family="table-column">
      <style:table-column-properties fo:break-before="auto" style:column-width="5.4055in"/>
    </style:style>
    <style:style style:name="co52" style:family="table-column">
      <style:table-column-properties fo:break-before="auto" style:column-width="0.3752in"/>
    </style:style>
    <style:style style:name="co53" style:family="table-column">
      <style:table-column-properties fo:break-before="auto" style:column-width="6.7618in"/>
    </style:style>
    <style:style style:name="co34" style:family="table-column">
      <style:table-column-properties fo:break-before="auto" style:column-width="0.7299in"/>
    </style:style>
    <style:style style:name="co54" style:family="table-column">
      <style:table-column-properties fo:break-before="auto" style:column-width="0.6791in"/>
    </style:style>
    <style:style style:name="co55" style:family="table-column">
      <style:table-column-properties fo:break-before="auto" style:column-width="0.8209in"/>
    </style:style>
    <style:style style:name="co56" style:family="table-column">
      <style:table-column-properties fo:break-before="auto" style:column-width="5.6571in"/>
    </style:style>
    <style:style style:name="co57" style:family="table-column">
      <style:table-column-properties fo:break-before="auto" style:column-width="1.7028in"/>
    </style:style>
    <style:style style:name="co58" style:family="table-column">
      <style:table-column-properties fo:break-before="auto" style:column-width="0.6453in"/>
    </style:style>
    <style:style style:name="co59" style:family="table-column">
      <style:table-column-properties fo:break-before="auto" style:column-width="1.1244in"/>
    </style:style>
    <style:style style:name="co60" style:family="table-column">
      <style:table-column-properties fo:break-before="auto" style:column-width="1.3425in"/>
    </style:style>
    <style:style style:name="co61" style:family="table-column">
      <style:table-column-properties fo:break-before="auto" style:column-width="0.7409in"/>
    </style:style>
    <style:style style:name="co62" style:family="table-column">
      <style:table-column-properties fo:break-before="auto" style:column-width="4.778in"/>
    </style:style>
    <style:style style:name="co63" style:family="table-column">
      <style:table-column-properties fo:break-before="auto" style:column-width="1.8827in"/>
    </style:style>
    <style:style style:name="co64" style:family="table-column">
      <style:table-column-properties fo:break-before="auto" style:column-width="0.6882in"/>
    </style:style>
    <style:style style:name="co65" style:family="table-column">
      <style:table-column-properties fo:break-before="auto" style:column-width="1.6126in"/>
    </style:style>
    <style:style style:name="co66" style:family="table-column">
      <style:table-column-properties fo:break-before="auto" style:column-width="4.7953in"/>
    </style:style>
    <style:style style:name="co67" style:family="table-column">
      <style:table-column-properties fo:break-before="auto" style:column-width="1.6909in"/>
    </style:style>
    <style:style style:name="co68" style:family="table-column">
      <style:table-column-properties fo:break-before="auto" style:column-width="0.7236in"/>
    </style:style>
    <style:style style:name="co69" style:family="table-column">
      <style:table-column-properties fo:break-before="auto" style:column-width="0.8453in"/>
    </style:style>
    <style:style style:name="co70" style:family="table-column">
      <style:table-column-properties fo:break-before="auto" style:column-width="1.3945in"/>
    </style:style>
    <style:style style:name="co71" style:family="table-column">
      <style:table-column-properties fo:break-before="auto" style:column-width="5.1264in"/>
    </style:style>
    <style:style style:name="co72" style:family="table-column">
      <style:table-column-properties fo:break-before="auto" style:column-width="2.0311in"/>
    </style:style>
    <style:style style:name="co73" style:family="table-column">
      <style:table-column-properties fo:break-before="auto" style:column-width="0.6189in"/>
    </style:style>
    <style:style style:name="co74" style:family="table-column">
      <style:table-column-properties fo:break-before="auto" style:column-width="0.7756in"/>
    </style:style>
    <style:style style:name="co75" style:family="table-column">
      <style:table-column-properties fo:break-before="auto" style:column-width="1.4992in"/>
    </style:style>
    <style:style style:name="co76" style:family="table-column">
      <style:table-column-properties fo:break-before="auto" style:column-width="0.7929in"/>
    </style:style>
    <style:style style:name="co77" style:family="table-column">
      <style:table-column-properties fo:break-before="auto" style:column-width="4.839in"/>
    </style:style>
    <style:style style:name="co78" style:family="table-column">
      <style:table-column-properties fo:break-before="auto" style:column-width="1.8134in"/>
    </style:style>
    <style:style style:name="co79" style:family="table-column">
      <style:table-column-properties fo:break-before="auto" style:column-width="0.9673in"/>
    </style:style>
    <style:style style:name="co80" style:family="table-column">
      <style:table-column-properties fo:break-before="auto" style:column-width="1.4819in"/>
    </style:style>
    <style:style style:name="co81" style:family="table-column">
      <style:table-column-properties fo:break-before="auto" style:column-width="0.7319in"/>
    </style:style>
    <style:style style:name="co82" style:family="table-column">
      <style:table-column-properties fo:break-before="auto" style:column-width="5.1173in"/>
    </style:style>
    <style:style style:name="co83" style:family="table-column">
      <style:table-column-properties fo:break-before="auto" style:column-width="1.7in"/>
    </style:style>
    <style:style style:name="co84" style:family="table-column">
      <style:table-column-properties fo:break-before="auto" style:column-width="0.6535in"/>
    </style:style>
    <style:style style:name="co85" style:family="table-column">
      <style:table-column-properties fo:break-before="auto" style:column-width="1.3516in"/>
    </style:style>
    <style:style style:name="co86" style:family="table-column">
      <style:table-column-properties fo:break-before="auto" style:column-width="5.3008in"/>
    </style:style>
    <style:style style:name="co87" style:family="table-column">
      <style:table-column-properties fo:break-before="auto" style:column-width="1.4728in"/>
    </style:style>
    <style:style style:name="co88" style:family="table-column">
      <style:table-column-properties fo:break-before="auto" style:column-width="1.3689in"/>
    </style:style>
    <style:style style:name="co89" style:family="table-column">
      <style:table-column-properties fo:break-before="auto" style:column-width="5.0654in"/>
    </style:style>
    <style:style style:name="co90" style:family="table-column">
      <style:table-column-properties fo:break-before="auto" style:column-width="1.4902in"/>
    </style:style>
    <style:style style:name="co91" style:family="table-column">
      <style:table-column-properties fo:break-before="auto" style:column-width="0.6098in"/>
    </style:style>
    <style:style style:name="co92" style:family="table-column">
      <style:table-column-properties fo:break-before="auto" style:column-width="1.2374in"/>
    </style:style>
    <style:style style:name="co93" style:family="table-column">
      <style:table-column-properties fo:break-before="auto" style:column-width="0.802in"/>
    </style:style>
    <style:style style:name="co94" style:family="table-column">
      <style:table-column-properties fo:break-before="auto" style:column-width="5.3098in"/>
    </style:style>
    <style:style style:name="co95" style:family="table-column">
      <style:table-column-properties fo:break-before="auto" style:column-width="1.752in"/>
    </style:style>
    <style:style style:name="co96" style:family="table-column">
      <style:table-column-properties fo:break-before="auto" style:column-width="0.6709in"/>
    </style:style>
    <style:style style:name="co97" style:family="table-column">
      <style:table-column-properties fo:break-before="auto" style:column-width="0.9409in"/>
    </style:style>
    <style:style style:name="co98" style:family="table-column">
      <style:table-column-properties fo:break-before="auto" style:column-width="1.2638in"/>
    </style:style>
    <style:style style:name="co99" style:family="table-column">
      <style:table-column-properties fo:break-before="auto" style:column-width="5.3181in"/>
    </style:style>
    <style:style style:name="co100" style:family="table-column">
      <style:table-column-properties fo:break-before="auto" style:column-width="0.6992in"/>
    </style:style>
    <style:style style:name="co101" style:family="table-column">
      <style:table-column-properties fo:break-before="auto" style:column-width="1.0134in"/>
    </style:style>
    <style:style style:name="co102" style:family="table-column">
      <style:table-column-properties fo:break-before="auto" style:column-width="1.3783in"/>
    </style:style>
    <style:style style:name="co103" style:family="table-column">
      <style:table-column-properties fo:break-before="auto" style:column-width="4.3283in"/>
    </style:style>
    <style:style style:name="co104" style:family="table-column">
      <style:table-column-properties fo:break-before="auto" style:column-width="1.4693in"/>
    </style:style>
    <style:style style:name="co106" style:family="table-column">
      <style:table-column-properties fo:break-before="auto" style:column-width="0.7398in"/>
    </style:style>
    <style:style style:name="co107" style:family="table-column">
      <style:table-column-properties fo:break-before="auto" style:column-width="1.3681in"/>
    </style:style>
    <style:style style:name="co108" style:family="table-column">
      <style:table-column-properties fo:break-before="auto" style:column-width="5.6972in"/>
    </style:style>
    <style:style style:name="co109" style:family="table-column">
      <style:table-column-properties fo:break-before="auto" style:column-width="1.6425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7307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4819in" fo:break-before="auto" style:use-optimal-row-height="true"/>
    </style:style>
    <style:style style:name="ro13" style:family="table-row">
      <style:table-row-properties style:row-height="2.8189in" fo:break-before="auto" style:use-optimal-row-height="true"/>
    </style:style>
    <style:style style:name="ro9" style:family="table-row">
      <style:table-row-properties style:row-height="0.178in" fo:break-before="auto" style:use-optimal-row-height="true"/>
    </style:style>
    <style:style style:name="ro14" style:family="table-row">
      <style:table-row-properties style:row-height="1.1291in" fo:break-before="auto" style:use-optimal-row-height="true"/>
    </style:style>
    <style:style style:name="ro15" style:family="table-row">
      <style:table-row-properties style:row-height="1.9071in" fo:break-before="auto" style:use-optimal-row-height="true"/>
    </style:style>
    <style:style style:name="ro16" style:family="table-row">
      <style:table-row-properties style:row-height="2.2181in" fo:break-before="auto" style:use-optimal-row-height="true"/>
    </style:style>
    <style:style style:name="ro17" style:family="table-row">
      <style:table-row-properties style:row-height="4.3945in" fo:break-before="auto" style:use-optimal-row-height="true"/>
    </style:style>
    <style:style style:name="ro18" style:family="table-row">
      <style:table-row-properties style:row-height="1.5752in" fo:break-before="auto" style:use-optimal-row-height="true"/>
    </style:style>
    <style:style style:name="ro19" style:family="table-row">
      <style:table-row-properties style:row-height="3.9071in" fo:break-before="auto" style:use-optimal-row-height="true"/>
    </style:style>
    <style:style style:name="ro20" style:family="table-row">
      <style:table-row-properties style:row-height="3.4409in" fo:break-before="auto" style:use-optimal-row-height="true"/>
    </style:style>
    <style:style style:name="ro21" style:family="table-row">
      <style:table-row-properties style:row-height="2.5075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2.9744in" fo:break-before="auto" style:use-optimal-row-height="true"/>
    </style:style>
    <style:style style:name="ro24" style:family="table-row">
      <style:table-row-properties style:row-height="2.5181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2.3528in" fo:break-before="auto" style:use-optimal-row-height="true"/>
    </style:style>
    <style:style style:name="ro27" style:family="table-row">
      <style:table-row-properties style:row-height="4.2181in" fo:break-before="auto" style:use-optimal-row-height="true"/>
    </style:style>
    <style:style style:name="ro28" style:family="table-row">
      <style:table-row-properties style:row-height="0.1866in" fo:break-before="auto" style:use-optimal-row-height="true"/>
    </style:style>
    <style:style style:name="ro29" style:family="table-row">
      <style:table-row-properties style:row-height="0.1736in" fo:break-before="auto" style:use-optimal-row-height="true"/>
    </style:style>
    <style:style style:name="ro30" style:family="table-row">
      <style:table-row-properties style:row-height="0.3382in" fo:break-before="auto" style:use-optimal-row-height="true"/>
    </style:style>
    <style:style style:name="ro31" style:family="table-row">
      <style:table-row-properties style:row-height="1.0764in" fo:break-before="auto" style:use-optimal-row-height="true"/>
    </style:style>
    <style:style style:name="ro32" style:family="table-row">
      <style:table-row-properties style:row-height="0.6409in" fo:break-before="auto" style:use-optimal-row-height="true"/>
    </style:style>
    <style:style style:name="ro33" style:family="table-row">
      <style:table-row-properties style:row-height="1.0945in" fo:break-before="auto" style:use-optimal-row-height="true"/>
    </style:style>
    <style:style style:name="ro34" style:family="table-row">
      <style:table-row-properties style:row-height="1.2457in" fo:break-before="auto" style:use-optimal-row-height="true"/>
    </style:style>
    <style:style style:name="ro35" style:family="table-row">
      <style:table-row-properties style:row-height="0.4898in" fo:break-before="auto" style:use-optimal-row-height="true"/>
    </style:style>
    <style:style style:name="ro36" style:family="table-row">
      <style:table-row-properties style:row-height="0.9429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0.7925in" fo:break-before="auto" style:use-optimal-row-height="true"/>
    </style:style>
    <style:style style:name="ro39" style:family="table-row">
      <style:table-row-properties style:row-height="0.3472in" fo:break-before="auto" style:use-optimal-row-height="true"/>
    </style:style>
    <style:style style:name="ro40" style:family="table-row">
      <style:table-row-properties style:row-height="2.0028in" fo:break-before="auto" style:use-optimal-row-height="true"/>
    </style:style>
    <style:style style:name="ro41" style:family="table-row">
      <style:table-row-properties style:row-height="1.7in" fo:break-before="auto" style:use-optimal-row-height="true"/>
    </style:style>
    <style:style style:name="ro42" style:family="table-row">
      <style:table-row-properties style:row-height="1.5484in" fo:break-before="auto" style:use-optimal-row-height="true"/>
    </style:style>
    <style:style style:name="ro43" style:family="table-row">
      <style:table-row-properties style:row-height="0.1701in" fo:break-before="auto" style:use-optimal-row-height="false"/>
    </style:style>
    <style:style style:name="ro46" style:family="table-row">
      <style:table-row-properties style:row-height="0.3209in" fo:break-before="auto" style:use-optimal-row-height="true"/>
    </style:style>
    <style:style style:name="ro47" style:family="table-row">
      <style:table-row-properties style:row-height="1.2319in" fo:break-before="auto" style:use-optimal-row-height="true"/>
    </style:style>
    <style:style style:name="ro48" style:family="table-row">
      <style:table-row-properties style:row-height="1.5319in" fo:break-before="auto" style:use-optimal-row-height="true"/>
    </style:style>
    <style:style style:name="ro49" style:family="table-row">
      <style:table-row-properties style:row-height="3.1984in" fo:break-before="auto" style:use-optimal-row-height="true"/>
    </style:style>
    <style:style style:name="ro44" style:family="table-row">
      <style:table-row-properties style:row-height="0.4866in" fo:break-before="auto" style:use-optimal-row-height="true"/>
    </style:style>
    <style:style style:name="ro50" style:family="table-row">
      <style:table-row-properties style:row-height="0.6583in" fo:break-before="auto" style:use-optimal-row-height="true"/>
    </style:style>
    <style:style style:name="ro51" style:family="table-row">
      <style:table-row-properties style:row-height="2.4571in" fo:break-before="auto" style:use-optimal-row-height="true"/>
    </style:style>
    <style:style style:name="ro52" style:family="table-row">
      <style:table-row-properties style:row-height="1.8516in" fo:break-before="auto" style:use-optimal-row-height="true"/>
    </style:style>
    <style:style style:name="ro53" style:family="table-row">
      <style:table-row-properties style:row-height="0.952in" fo:break-before="auto" style:use-optimal-row-height="true"/>
    </style:style>
    <style:style style:name="ro54" style:family="table-row">
      <style:table-row-properties style:row-height="3.6543in" fo:break-before="auto" style:use-optimal-row-height="true"/>
    </style:style>
    <style:style style:name="ro55" style:family="table-row">
      <style:table-row-properties style:row-height="0.4756in" fo:break-before="auto" style:use-optimal-row-height="true"/>
    </style:style>
    <style:style style:name="ro56" style:family="table-row">
      <style:table-row-properties style:row-height="1.8736in" fo:break-before="auto" style:use-optimal-row-height="true"/>
    </style:style>
    <style:style style:name="ro57" style:family="table-row">
      <style:table-row-properties style:row-height="1.6866in" fo:break-before="auto" style:use-optimal-row-height="true"/>
    </style:style>
    <style:style style:name="ro58" style:family="table-row">
      <style:table-row-properties style:row-height="0.1862in" fo:break-before="auto" style:use-optimal-row-height="true"/>
    </style:style>
    <style:style style:name="ro59" style:family="table-row">
      <style:table-row-properties style:row-height="0.7965in" fo:break-before="auto" style:use-optimal-row-height="true"/>
    </style:style>
    <style:style style:name="ro60" style:family="table-row">
      <style:table-row-properties style:row-height="0.6417in" fo:break-before="auto" style:use-optimal-row-height="true"/>
    </style:style>
    <style:style style:name="ro61" style:family="table-row">
      <style:table-row-properties style:row-height="0.6311in" fo:break-before="auto" style:use-optimal-row-height="true"/>
    </style:style>
    <style:style style:name="ro62" style:family="table-row">
      <style:table-row-properties style:row-height="0.4965in" fo:break-before="auto" style:use-optimal-row-height="true"/>
    </style:style>
    <style:style style:name="ro63" style:family="table-row">
      <style:table-row-properties style:row-height="1.5528in" fo:break-before="auto" style:use-optimal-row-height="true"/>
    </style:style>
    <style:style style:name="ro64" style:family="table-row">
      <style:table-row-properties style:row-height="1.252in" fo:break-before="auto" style:use-optimal-row-height="true"/>
    </style:style>
    <style:style style:name="ro65" style:family="table-row">
      <style:table-row-properties style:row-height="1.5728in" fo:break-before="auto" style:use-optimal-row-height="true"/>
    </style:style>
    <style:style style:name="ro66" style:family="table-row">
      <style:table-row-properties style:row-height="3.5091in" fo:break-before="auto" style:use-optimal-row-height="true"/>
    </style:style>
    <style:style style:name="ro67" style:family="table-row">
      <style:table-row-properties style:row-height="2.7429in" fo:break-before="auto" style:use-optimal-row-height="true"/>
    </style:style>
    <style:style style:name="ro68" style:family="table-row">
      <style:table-row-properties style:row-height="2.298in" fo:break-before="auto" style:use-optimal-row-height="true"/>
    </style:style>
    <style:style style:name="ro69" style:family="table-row">
      <style:table-row-properties style:row-height="2.0283in" fo:break-before="auto" style:use-optimal-row-height="true"/>
    </style:style>
    <style:style style:name="ro70" style:family="table-row">
      <style:table-row-properties style:row-height="1.7075in" fo:break-before="auto" style:use-optimal-row-height="true"/>
    </style:style>
    <style:style style:name="ro71" style:family="table-row">
      <style:table-row-properties style:row-height="0.1752in" fo:break-before="auto" style:use-optimal-row-height="true"/>
    </style:style>
    <style:style style:name="ro72" style:family="table-row">
      <style:table-row-properties style:row-height="0.2272in" fo:break-before="auto" style:use-optimal-row-height="false"/>
    </style:style>
    <style:style style:name="ro73" style:family="table-row">
      <style:table-row-properties style:row-height="2.7598in" fo:break-before="auto" style:use-optimal-row-height="true"/>
    </style:style>
    <style:style style:name="ro74" style:family="table-row">
      <style:table-row-properties style:row-height="1.3972in" fo:break-before="auto" style:use-optimal-row-height="true"/>
    </style:style>
    <style:style style:name="ro75" style:family="table-row">
      <style:table-row-properties style:row-height="2.6083in" fo:break-before="auto" style:use-optimal-row-height="true"/>
    </style:style>
    <style:style style:name="ro76" style:family="table-row">
      <style:table-row-properties style:row-height="2.1543in" fo:break-before="auto" style:use-optimal-row-height="true"/>
    </style:style>
    <style:style style:name="ro77" style:family="table-row">
      <style:table-row-properties style:row-height="3.5165in" fo:break-before="auto" style:use-optimal-row-height="true"/>
    </style:style>
    <style:style style:name="ro78" style:family="table-row">
      <style:table-row-properties style:row-height="2.3055in" fo:break-before="auto" style:use-optimal-row-height="true"/>
    </style:style>
    <style:style style:name="ro79" style:family="table-row">
      <style:table-row-properties style:row-height="3.2138in" fo:break-before="auto" style:use-optimal-row-height="true"/>
    </style:style>
    <style:style style:name="ro80" style:family="table-row">
      <style:table-row-properties style:row-height="2.6791in" fo:break-before="auto" style:use-optimal-row-height="true"/>
    </style:style>
    <style:style style:name="ro81" style:family="table-row">
      <style:table-row-properties style:row-height="2.0382in" fo:break-before="auto" style:use-optimal-row-height="true"/>
    </style:style>
    <style:style style:name="ro82" style:family="table-row">
      <style:table-row-properties style:row-height="2.4752in" fo:break-before="auto" style:use-optimal-row-height="true"/>
    </style:style>
    <style:style style:name="ro83" style:family="table-row">
      <style:table-row-properties style:row-height="2.911in" fo:break-before="auto" style:use-optimal-row-height="true"/>
    </style:style>
    <style:style style:name="ro84" style:family="table-row">
      <style:table-row-properties style:row-height="2.0563in" fo:break-before="auto" style:use-optimal-row-height="true"/>
    </style:style>
    <style:style style:name="ro85" style:family="table-row">
      <style:table-row-properties style:row-height="3.1299in" fo:break-before="auto" style:use-optimal-row-height="true"/>
    </style:style>
    <style:style style:name="ro87" style:family="table-row">
      <style:table-row-properties style:row-height="3.9972in" fo:break-before="auto" style:use-optimal-row-height="true"/>
    </style:style>
    <style:style style:name="ro88" style:family="table-row">
      <style:table-row-properties style:row-height="3.0626in" fo:break-before="auto" style:use-optimal-row-height="true"/>
    </style:style>
    <style:style style:name="ro89" style:family="table-row">
      <style:table-row-properties style:row-height="1.69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text-properties style:font-name="Liberation Sans" style:font-name-asian="WenQuanYi Zen Hei" style:font-name-complex="Lohit Hindi1"/>
    </style:style>
    <style:style style:name="ce5" style:family="table-cell" style:parent-style-name="Default" style:data-style-name="N100">
      <style:table-cell-properties fo:wrap-option="wrap"/>
    </style:style>
    <style:style style:name="ce6" style:family="table-cell" style:parent-style-name="Default" style:data-style-name="N100">
      <style:table-cell-properties fo:wrap-option="wrap"/>
      <style:text-properties style:font-name="Liberation Sans" style:font-name-asian="WenQuanYi Zen Hei" style:font-name-complex="Lohit Hindi1"/>
    </style:style>
    <style:style style:name="ce7" style:family="table-cell" style:parent-style-name="Default" style:data-style-name="N100">
      <style:table-cell-properties fo:wrap-option="wrap"/>
      <style:text-properties fo:font-weight="bold" style:font-weight-asian="bold" style:font-weight-complex="bold"/>
    </style:style>
    <style:style style:name="ce8" style:family="table-cell" style:parent-style-name="Default" style:data-style-name="N100">
      <style:table-cell-properties fo:wrap-option="wrap"/>
      <style:text-properties style:font-size-complex="5.65000009536743pt"/>
    </style:style>
    <style:style style:name="ce9"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10"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4"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font-weight="normal" style:font-weight-asian="bold" style:font-size-complex="5.65000009536743pt" style:font-weight-complex="bold"/>
    </style:style>
    <style:style style:name="ce18" style:family="table-cell" style:parent-style-name="Default" style:data-style-name="N100">
      <style:table-cell-properties style:text-align-source="fix" style:repeat-content="false" fo:wrap-option="no-wrap"/>
      <style:paragraph-properties fo:text-align="start"/>
    </style:style>
    <style:style style:name="ce1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20" style:family="table-cell" style:parent-style-name="Default">
      <style:table-cell-properties fo:wrap-option="wrap"/>
    </style:style>
    <style:style style:name="ce21" style:family="table-cell" style:parent-style-name="Default" style:data-style-name="N100">
      <style:table-cell-properties fo:wrap-option="wrap" fo:padding-bottom="0.0193in" fo:padding-left="0.0138in" fo:padding-right="0.0138in" fo:padding-top="0.0193in"/>
    </style:style>
    <style:style style:name="ce22"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3"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4"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5"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ce26"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6" style:family="text">
      <style:text-properties style:font-size-complex="5.69999980926514pt"/>
    </style:style>
    <style:style style:name="T7" style:family="text">
      <style:text-properties fo:font-weight="bold" style:font-weight-asian="bold" style:font-size-complex="5.69999980926514pt" style:font-weight-complex="bold"/>
    </style:style>
    <style:style style:name="T8" style:family="text">
      <style:text-properties fo:font-size="10pt" style:font-size-asian="10pt" style:font-size-complex="5.69999980926514pt"/>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text-position="super 58%" fo:font-size="6.5pt" style:font-size-asian="6.5pt" style:font-size-complex="3.70000004768372pt"/>
    </style:style>
    <style:style style:name="T12" style:family="text">
      <style:text-properties style:text-position="super 58%" fo:font-size="10pt" style:font-size-asian="10pt" style:font-size-complex="5.69999980926514pt"/>
    </style:style>
    <style:style style:name="T13" style:family="text">
      <style:text-properties fo:font-weight="normal" style:font-weight-asian="normal" style:font-weight-complex="normal"/>
    </style:style>
    <style:style style:name="T14" style:family="text">
      <style:text-properties style:text-position="super 58%" fo:font-weight="bold" style:font-weight-asian="bold" style:font-size-complex="5.69999980926514pt" style:font-weight-complex="bold"/>
    </style:style>
    <style:style style:name="T15" style:family="text">
      <style:text-properties fo:font-size="10pt" fo:font-weight="bold" style:font-size-asian="10pt" style:font-weight-asian="bold" style:font-size-complex="5.69999980926514pt" style:font-weight-complex="bold"/>
    </style:style>
    <style:style style:name="T16" style:family="text">
      <style:text-properties fo:font-weight="normal" style:font-weight-asian="normal" style:font-size-complex="5.69999980926514pt" style:font-weight-complex="normal"/>
    </style:style>
    <style:style style:name="T17" style:family="text">
      <style:text-properties fo:font-size="10pt" fo:font-weight="normal" style:font-size-asian="10pt" style:font-weight-asian="normal" style:font-size-complex="5.69999980926514pt" style:font-weight-complex="normal"/>
    </style:style>
    <style:style style:name="T18" style:family="text">
      <style:text-properties fo:font-size="11pt" fo:font-weight="bold" style:font-size-asian="11pt" style:font-weight-asian="bold" style:font-size-complex="11pt" style:font-weight-complex="bold"/>
    </style:style>
    <style:style style:name="T19" style:family="text">
      <style:text-properties style:font-name-asian="WenQuanYi Zen Hei" style:font-name-complex="Lohit Hindi1"/>
    </style:style>
    <style:style style:name="T20" style:family="text">
      <style:text-properties fo:font-style="normal" style:font-name-asian="WenQuanYi Zen Hei" style:font-style-asian="normal" style:font-name-complex="Lohit Hindi1" style:font-style-complex="normal"/>
    </style:style>
    <style:style style:name="T21"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2"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23" style:family="text">
      <style:text-properties style:font-size-asian="8.5pt" style:font-size-complex="4.80000019073486pt"/>
    </style:style>
    <style:style style:name="T24" style:family="text">
      <style:text-properties fo:font-weight="bold" style:font-size-asian="8.5pt" style:font-weight-asian="bold" style:font-size-complex="4.80000019073486pt" style:font-weight-complex="bold"/>
    </style:style>
    <style:style style:name="T25" style:family="text">
      <style:text-properties fo:font-weight="bold" style:font-name-asian="WenQuanYi Zen Hei" style:font-weight-asian="bold" style:font-name-complex="Lohit Hindi1" style:font-weight-complex="bold"/>
    </style:style>
    <style:style style:name="T26" style:family="text">
      <style:text-properties style:font-name="Lohit Hindi" style:font-name-asian="Lohit Hindi" style:font-name-complex="Lohit Hindi" style:font-size-complex="5.69999980926514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9"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30"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office:automatic-styles>
  <office:body>
    <office:spreadsheet>
      <table:table table:name="Italicized wor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rluu: Italicized word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style-name="ce2"/>
          <table:table-cell table:style-name="ce3" office:value-type="string">
            <text:p>First page of Foreword.</text:p>
          </table:table-cell>
          <table:table-cell table:style-name="ce2" table:number-columns-repeated="2"/>
          <table:table-cell table:style-name="ce2" office:value-type="string">
            <text:p>“Happy is the man that findeth wisdom, and the man that</text:p>
            <text:p>getteth understanding." -- <text:span text:style-name="T1">Proverbs</text:span>.</text:p>
          </table:table-cell>
          <table:table-cell table:style-name="ce2" office:value-type="string">
            <text:p>“Proverbs”</text:p>
          </table:table-cell>
        </table:table-row>
        <table:table-row table:style-name="ro4">
          <table:table-cell table:style-name="ce2"/>
          <table:table-cell table:style-name="ce3" office:value-type="float" office:value="37">
            <text:p>37</text:p>
          </table:table-cell>
          <table:table-cell table:style-name="ce2" table:number-columns-repeated="2"/>
          <table:table-cell table:style-name="ce2"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table:style-name="ce2" office:value-type="string">
            <text:p>“it”</text:p>
          </table:table-cell>
        </table:table-row>
        <table:table-row table:style-name="ro5">
          <table:table-cell table:style-name="ce2"/>
          <table:table-cell table:style-name="ce3" office:value-type="string">
            <text:p>45</text:p>
          </table:table-cell>
          <table:table-cell table:style-name="ce2" table:number-columns-repeated="2"/>
          <table:table-cell table:style-name="ce2"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table:style-name="ce2" office:value-type="string">
            <text:p>“Tid Bits”</text:p>
          </table:table-cell>
        </table:table-row>
        <table:table-row table:style-name="ro6">
          <table:table-cell table:style-name="ce2"/>
          <table:table-cell table:style-name="ce3" office:value-type="string">
            <text:p>77</text:p>
          </table:table-cell>
          <table:table-cell table:style-name="ce2" table:number-columns-repeated="2"/>
          <table:table-cell table:style-name="ce2"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table:style-name="ce2" office:value-type="string">
            <text:p>“New York American”</text:p>
          </table:table-cell>
        </table:table-row>
        <table:table-row table:style-name="ro6">
          <table:table-cell table:style-name="ce2"/>
          <table:table-cell table:style-name="ce3" office:value-type="string">
            <text:p>82</text:p>
          </table:table-cell>
          <table:table-cell table:style-name="ce2" table:number-columns-repeated="2"/>
          <table:table-cell table:style-name="ce2"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table:style-name="ce2" office:value-type="string">
            <text:p>“New York American”</text:p>
          </table:table-cell>
        </table:table-row>
        <table:table-row table:style-name="ro7">
          <table:table-cell table:style-name="ce2"/>
          <table:table-cell table:style-name="ce3" office:value-type="float" office:value="129">
            <text:p>129</text:p>
          </table:table-cell>
          <table:table-cell table:style-name="ce2" table:number-columns-repeated="2"/>
          <table:table-cell table:style-name="ce2"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table:style-name="ce2" office:value-type="string">
            <text:p>“etc.”</text:p>
          </table:table-cell>
        </table:table-row>
        <table:table-row table:style-name="ro3">
          <table:table-cell table:style-name="ce2"/>
          <table:table-cell table:style-name="ce3" office:value-type="string">
            <text:p>149</text:p>
          </table:table-cell>
          <table:table-cell table:style-name="ce2" table:number-columns-repeated="2"/>
          <table:table-cell table:style-name="ce2" office:value-type="string">
            <text:p>ROBERT GORDON,</text:p>
            <text:p><text:span text:style-name="T1">Address</text:span> -- Planters Hotel.</text:p>
          </table:table-cell>
          <table:table-cell table:style-name="ce2" office:value-type="string">
            <text:p>“Address”</text:p>
          </table:table-cell>
        </table:table-row>
        <table:table-row table:style-name="ro8">
          <table:table-cell table:style-name="ce2"/>
          <table:table-cell table:style-name="ce3" office:value-type="string">
            <text:p>199-200 (“money” mentioned on pg. 200)</text:p>
          </table:table-cell>
          <table:table-cell table:style-name="ce2" table:number-columns-repeated="2"/>
          <table:table-cell table:style-name="ce2"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table:style-name="ce2" office:value-type="string">
            <text:p>“money” is on 5<text:span text:style-name="T2">th</text:span> line, 10<text:span text:style-name="T2">th</text:span> word of the line.</text:p>
          </table:table-cell>
        </table:table-row>
        <table:table-row table:style-name="ro2">
          <table:table-cell table:style-name="ce2"/>
          <table:table-cell table:number-columns-repeated="5"/>
        </table:table-row>
        <table:table-row table:style-name="ro2" table:number-rows-repeated="21">
          <table:table-cell table:style-name="ce2" table:number-columns-repeated="6"/>
        </table:table-row>
        <table:table-row table:style-name="ro2" table:number-rows-repeated="1048542">
          <table:table-cell table:number-columns-repeated="6"/>
        </table:table-row>
        <table:table-row table:style-name="ro2">
          <table:table-cell table:number-columns-repeated="6"/>
        </table:table-row>
      </table:table>
      <table:table table:name="seal" table:style-name="ta1">
        <table:table-column table:style-name="co8" table:default-cell-style-name="Default"/>
        <table:table-row table:style-name="ro2">
          <table:table-cell/>
        </table:table-row>
      </table:table>
      <table:table table:name="diamond"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text:p>rluu: Excerpts related to the word 'diamond' and 'diamonds'.</text:p>
          </table:table-cell>
          <table:table-cell table:number-columns-repeated="5"/>
        </table:table-row>
        <table:table-row table:style-name="ro2">
          <table:table-cell table:number-columns-repeated="6"/>
        </table:table-row>
        <table:table-row table:style-name="ro2">
          <table:table-cell table:style-name="ce4" office:value-type="string">
            <text:p>rluu_20130404:Diamond might mean 19... at least at that one place it is mentioned? <text:s/></text:p>
          </table:table-cell>
          <table:table-cell table:number-columns-repeated="5"/>
        </table:table-row>
        <table:table-row table:style-name="ro2">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2">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table-cell table:style-name="ce5"/>
          <table:table-cell table:style-name="ce5" office:value-type="float" office:value="21">
            <text:p>21</text:p>
          </table:table-cell>
          <table:table-cell table:style-name="ce6" office:value-type="string">
            <text:p>(A few weeks after the minister had preached this sermon on charity and love.) [rluu: Around Late June 1921 to July 1921.]</text:p>
          </table:table-cell>
          <table:table-cell table:style-name="ce5"/>
          <table:table-cell table:style-name="ce5"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3">eyes</text:span> that sparkled like <text:span text:style-name="T3">diamonds</text:span>.</text:p>
          </table:table-cell>
          <table:table-cell table:style-name="ce5"/>
        </table:table-row>
        <table:table-row table:style-name="ro11">
          <table:table-cell table:style-name="ce5"/>
          <table:table-cell table:style-name="ce5" office:value-type="float" office:value="42">
            <text:p>42</text:p>
          </table:table-cell>
          <table:table-cell table:style-name="ce5" office:value-type="string">
            <text:p>Christmas, 1926.</text:p>
          </table:table-cell>
          <table:table-cell table:style-name="ce5"/>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3">diamond</text:span>, he said, represented<text:span text:style-name="T3"> purity, firmness and faith</text:span> and symbolized all those things in her and his great <text:span text:style-name="T3">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5"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12">
          <table:table-cell table:style-name="ce5"/>
          <table:table-cell table:style-name="ce5" office:value-type="string">
            <text:p>133-134 (“diamond” mentioned on pg. 134).</text:p>
          </table:table-cell>
          <table:table-cell table:style-name="ce5" office:value-type="string">
            <text:p>After 6 pm. [June 5, 1927]. <text:s/>[This is during the 5-day time frame which was like 5 years.]</text:p>
          </table:table-cell>
          <table:table-cell table:style-name="ce5"/>
          <table:table-cell table:style-name="ce5"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3">present</text:span>, the surprise that he had for Marie, that <text:span text:style-name="T3">he had told her about before and refused to give to her or tell her more about it until they arrived in St. Louis</text:span>. The present was a <text:span text:style-name="T3">wedding ring</text:span> set with <text:span text:style-name="T4">diamonds</text:span> and a beautiful brooch made of two hearts woven together and tied with a cluster of <text:span text:style-name="T4">diamonds</text:span> and pearls. This was to be the great surprise for Marie and he was going to present it to Marie after they were married, as a token of the two hearts that now beat as one. Robert looked at this and thought of how the <text:span text:style-name="T4">diamonds</text:span> represented Marie in all of her beauty and that she was a pearl of great price.</text:p>
          </table:table-cell>
          <table:table-cell table:style-name="ce5"/>
        </table:table-row>
        <table:table-row table:style-name="ro10">
          <table:table-cell table:style-name="ce5"/>
          <table:table-cell table:style-name="ce5" office:value-type="string">
            <text:p>223</text:p>
          </table:table-cell>
          <table:table-cell table:style-name="ce5" office:value-type="string">
            <text:p>December 1927. <text:s/>A few days before Christmas.</text:p>
          </table:table-cell>
          <table:table-cell table:style-name="ce5"/>
          <table:table-cell table:style-name="ce5"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3">diamond</text:span> ring and a bracelet set with sapphires and <text:span text:style-name="T3">diamonds</text:span>. When the jeweler delivered them Robert looked them over and thought of all Marie's <text:span text:style-name="T3">beauty and purity</text:span>. His <text:span text:style-name="T3">faith</text:span> in her was still supreme. <text:s/>He was very sad and wept bitterly because he felt more keenly than ever the need for her. He wanted her to be with him to share his financial success.</text:p>
          </table:table-cell>
          <table:table-cell table:style-name="ce5"/>
        </table:table-row>
        <table:table-row table:style-name="ro13">
          <table:table-cell table:style-name="ce5"/>
          <table:table-cell table:style-name="ce5" office:value-type="string">
            <text:p>273-274 (“diamond” mentioned on both pages.).</text:p>
          </table:table-cell>
          <table:table-cell table:style-name="ce5" office:value-type="string">
            <text:p>June 9, [1929], at the big dinner celebration before Walter and Edna's marriage.</text:p>
          </table:table-cell>
          <table:table-cell table:style-name="ce5"/>
          <table:table-cell table:style-name="ce5"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3">three</text:span> <text:span text:style-name="T3">beautiful</text:span> <text:span text:style-name="T3">diamonds</text:span>. <text:s/>In the center of the seal was a heart and in the center of the heart was a <text:span text:style-name="T3">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3">diamonds</text:span> are emblematic of your purity. The <text:span text:style-name="T3">diamonds</text:span> are the most durable and beautiful of all precious stones. They <text:span text:style-name="T3">reflect</text:span> all the beautiful colors of the rainbow, which reveals God's covenant with man. That is why the <text:span text:style-name="T3">diamonds</text:span> are used as an engagement ring, but few there are who know and understand the real meaning and live in accordance with it. You will ever <text:span text:style-name="T3">reflect</text:span> the beauty of the <text:span text:style-name="T3">diamonds</text:span>. <text:s/>Your love for Walter, which is the love I am sure never changes, will remain fixed as the mountain ranges. Remember that the <text:span text:style-name="T3">diamond</text:span> has gone thru the greatest <text:span text:style-name="T3">fire</text:span> and heat and has emerged with all its <text:span text:style-name="T3">strength</text:span> and <text:span text:style-name="T3">beauty</text:span>. You must learn to go thru trials and tribulations, to help Walter in time of trouble and to emerge unscathed, <text:span text:style-name="T3">reflecting</text:span> love and beauty. Walter, I commend to your care and keeping, a jewel more precious than <text:span text:style-name="T3">diamonds</text:span> or rubies -- a good woman. May your loyalty and devotion ever keep her as such."</text:p>
          </table:table-cell>
          <table:table-cell table:style-name="ce5"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2" table:number-rows-repeated="40">
          <table:table-cell table:style-name="ce5" table:number-columns-repeated="6"/>
        </table:table-row>
        <table:table-row table:style-name="ro2" table:number-rows-repeated="1048523">
          <table:table-cell table:number-columns-repeated="6"/>
        </table:table-row>
        <table:table-row table:style-name="ro2">
          <table:table-cell table:number-columns-repeated="6"/>
        </table:table-row>
      </table:table>
      <table:table table:name="pearl" table:style-name="ta1" table:print="false">
        <table:table-column table:style-name="co8" table:default-cell-style-name="Default"/>
        <table:table-row table:style-name="ro2">
          <table:table-cell/>
        </table:table-row>
      </table:table>
      <table:table table:name="blank" table:style-name="ta1">
        <table:table-column table:style-name="co7" table:default-cell-style-name="Default"/>
        <table:table-row table:style-name="ro9">
          <table:table-cell/>
        </table:table-row>
      </table:table>
      <table:table table:name="wife marriage wedding" table:style-name="ta1">
        <table:table-column table:style-name="co7" table:default-cell-style-name="Default"/>
        <table:table-row table:style-name="ro9">
          <table:table-cell/>
        </table:table-row>
      </table:table>
      <table:table table:name="lovelight" table:style-name="ta1">
        <table:table-column table:style-name="co15" table:default-cell-style-name="Default"/>
        <table:table-column table:style-name="co8" table:default-cell-style-name="Default"/>
        <table:table-column table:style-name="co16" table:default-cell-style-name="Default"/>
        <table:table-column table:style-name="co7" table:default-cell-style-name="Default"/>
        <table:table-column table:style-name="co17" table:default-cell-style-name="Default"/>
        <table:table-column table:style-name="co18" table:default-cell-style-name="Default"/>
        <table:table-row table:style-name="ro2">
          <table:table-cell office:value-type="string">
            <text:p>rluu: Excerpts related to the word 'lovelight'.</text:p>
          </table:table-cell>
          <table:table-cell table:number-columns-repeated="5"/>
        </table:table-row>
        <table:table-row table:style-name="ro2">
          <table:table-cell table:number-columns-repeated="6"/>
        </table:table-row>
        <table:table-row table:style-name="ro2">
          <table:table-cell office:value-type="string">
            <text:p>rluu: “lovelight” is written 4 time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style-name="ce5"/>
          <table:table-cell table:style-name="ce5" office:value-type="string">
            <text:p>166</text:p>
          </table:table-cell>
          <table:table-cell table:style-name="ce5" office:value-type="string">
            <text:p>RG's birthday [June 9, 1927].</text:p>
          </table:table-cell>
          <table:table-cell table:style-name="ce5"/>
          <table:table-cell table:style-name="ce5" office:value-type="string">
            <text:p>Robert thought of Marie, his pilot, his star, his hope. <text:s/>When he had driven his ship across the uncertain sea of finance it would be Marie's beautiful face that would keep the <text:span text:style-name="T4">lovelight</text:span> burning upon the altar of his <text:span text:style-name="T3">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5"/>
        </table:table-row>
        <table:table-row table:style-name="ro15">
          <table:table-cell table:style-name="ce5"/>
          <table:table-cell table:style-name="ce5" office:value-type="string">
            <text:p>192-193 (“lovelight” mentioned on pg. 193).</text:p>
          </table:table-cell>
          <table:table-cell table:style-name="ce5" office:value-type="string">
            <text:p>None given, but the previous timestamp in the story is Monday, June 13, [1927].</text:p>
          </table:table-cell>
          <table:table-cell table:style-name="ce5"/>
          <table:table-cell table:style-name="ce5"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4">lovelight</text:span> in angel <text:span text:style-name="T3">eyes</text:span> like Marie’s. It gives satisfaction that nothing else can.”</text:p>
            <text:p/>
            <text:p>Walter said, “Robert, you always drift back to Marie and her <text:span text:style-name="T3">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5"/>
        </table:table-row>
        <table:table-row table:style-name="ro16">
          <table:table-cell table:style-name="ce5"/>
          <table:table-cell table:style-name="ce5" office:value-type="string">
            <text:p>258-259 (“lovelight” mentioned on pg. 259).</text:p>
          </table:table-cell>
          <table:table-cell table:style-name="ce5" office:value-type="string">
            <text:p>[Around March 1929]. Unknown actual date. <text:s/>Previous timestamp given in the story is “Sunday morning about 10 o'clock”, RG boarded a local airplane for Silver Springs and arrived in the afternoon.</text:p>
          </table:table-cell>
          <table:table-cell table:style-name="ce5"/>
          <table:table-cell table:style-name="ce5"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3">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3">eyes</text:span> <text:span text:style-name="T3">shine</text:span> for me." Somehow the beautiful waters and the scenery inspired a new hope in Robert, for love must ever inspire hope in man when his faith in a woman keeps the <text:span text:style-name="T4">lovelight</text:span> burning on the altar of his <text:span text:style-name="T3">heart</text:span>. </text:p>
          </table:table-cell>
          <table:table-cell table:style-name="ce5"/>
        </table:table-row>
        <table:table-row table:style-name="ro17">
          <table:table-cell table:style-name="ce5"/>
          <table:table-cell table:style-name="ce5" office:value-type="string">
            <text:p>272-274 (“lovelight” mentioned on pg. 273).</text:p>
          </table:table-cell>
          <table:table-cell table:style-name="ce6" office:value-type="string">
            <text:p>June 9, [1929], at the big dinner celebration before Walter and Edna's marriage.</text:p>
          </table:table-cell>
          <table:table-cell table:style-name="ce5"/>
          <table:table-cell table:style-name="ce5"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4">lovelight</text:span> in Walter's <text:span text:style-name="T3">eyes</text:span>, you will find happiness." Robert then presented a beautiful brooch made with the seal of Solomon, constructed with a double <text:span text:style-name="T3">triangle</text:span>, and set with <text:span text:style-name="T3">three</text:span> beautiful <text:span text:style-name="T3">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5"/>
        </table:table-row>
        <table:table-row table:style-name="ro2" table:number-rows-repeated="81">
          <table:table-cell table:style-name="ce5" table:number-columns-repeated="6"/>
        </table:table-row>
        <table:table-row table:style-name="ro2" table:number-rows-repeated="1048485">
          <table:table-cell table:number-columns-repeated="6"/>
        </table:table-row>
        <table:table-row table:style-name="ro2">
          <table:table-cell table:number-columns-repeated="6"/>
        </table:table-row>
      </table:table>
      <table:table table:name="lone" table:style-name="ta1">
        <table:table-column table:style-name="co19" table:default-cell-style-name="Default"/>
        <table:table-column table:style-name="co20" table:default-cell-style-name="Default"/>
        <table:table-column table:style-name="co21" table:default-cell-style-name="Default"/>
        <table:table-column table:style-name="co8" table:default-cell-style-name="Default"/>
        <table:table-column table:style-name="co22" table:default-cell-style-name="Default"/>
        <table:table-column table:style-name="co23" table:default-cell-style-name="Default"/>
        <table:table-row table:style-name="ro1">
          <table:table-cell office:value-type="string">
            <text:p>rluu: Excerpts related to the word 'lone'.</text:p>
          </table:table-cell>
          <table:table-cell table:number-columns-repeated="5"/>
        </table:table-row>
        <table:table-row table:style-name="ro2">
          <table:table-cell office:value-type="string">
            <text:p>TODO: <text:s/>I need to go back and add the words “alone” also, and any other words that have those letters “lone” in i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style-name="ce5"/>
          <table:table-cell table:style-name="ce5" office:value-type="string">
            <text:p>1</text:p>
          </table:table-cell>
          <table:table-cell table:style-name="ce5" office:value-type="string">
            <text:p>Sunday morning, June 10, 1906.</text:p>
          </table:table-cell>
          <table:table-cell table:style-name="ce5"/>
          <table:table-cell table:style-name="ce5" office:value-type="string">
            <text:p>In the extreme northeastern corner of the <text:span text:style-name="T3">Lone</text:span> Star State of Texas, about eight miles west of Texarkana, in a<text:span text:style-name="T3">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7" office:value-type="string">
            <text:p>Lone</text:p>
          </table:table-cell>
        </table:table-row>
        <table:table-row table:style-name="ro7">
          <table:table-cell table:style-name="ce5"/>
          <table:table-cell table:style-name="ce5" office:value-type="string">
            <text:p>105</text:p>
          </table:table-cell>
          <table:table-cell table:style-name="ce5" office:value-type="string">
            <text:p>May 21, [1927]</text:p>
          </table:table-cell>
          <table:table-cell table:style-name="ce5"/>
          <table:table-cell table:style-name="ce5" office:value-type="string">
            <text:p>May 21st was a red-letter day in the life of Robert Gordon. Wheat, corn and cotton all advanced to the highest levels of the season. Robert had read reports in the paper that Charles A. Lindbergh had started on his <text:span text:style-name="T3">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7" office:value-type="string">
            <text:p>Lone</text:p>
          </table:table-cell>
        </table:table-row>
        <table:table-row table:style-name="ro5">
          <table:table-cell table:style-name="ce5"/>
          <table:table-cell table:style-name="ce5" office:value-type="string">
            <text:p>106</text:p>
          </table:table-cell>
          <table:table-cell table:style-name="ce5" office:value-type="string">
            <text:p>Sunday, May 22, [1927]</text:p>
          </table:table-cell>
          <table:table-cell table:style-name="ce5"/>
          <table:table-cell table:style-name="ce5" office:value-type="string">
            <text:p>On Sunday, May 22nd, Robert wrote to Marie:</text:p>
            <text:p/>
            <text:p>MY DEAREST MARIE,</text:p>
            <text:p/>
            <text:p>The past week has been a great one for us, and yesterday, the 21st, was the greatest day in history. Lindbergh, the <text:span text:style-name="T3">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7" office:value-type="string">
            <text:p>Lone</text:p>
          </table:table-cell>
        </table:table-row>
        <table:table-row table:style-name="ro19">
          <table:table-cell table:style-name="ce5"/>
          <table:table-cell table:style-name="ce5" office:value-type="string">
            <text:p>118</text:p>
          </table:table-cell>
          <table:table-cell table:style-name="ce5" office:value-type="string">
            <text:p>Late on Saturday night, June 4, [1927] to 8 o'clock [am, Sunday morning, June 5, 1927.]</text:p>
          </table:table-cell>
          <table:table-cell table:style-name="ce5"/>
          <table:table-cell table:style-name="ce5"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3">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5" office:value-type="string">
            <text:p><text:span text:style-name="T3">Lone</text:span>some</text:p>
          </table:table-cell>
        </table:table-row>
        <table:table-row table:style-name="ro20">
          <table:table-cell table:style-name="ce5"/>
          <table:table-cell table:style-name="ce5" office:value-type="string">
            <text:p>133-134</text:p>
          </table:table-cell>
          <table:table-cell table:style-name="ce5" table:number-columns-repeated="2"/>
          <table:table-cell table:style-name="ce5"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3">lone</text:span> he was -- the most a<text:span text:style-name="T3">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7" office:value-type="string">
            <text:p>Alone</text:p>
          </table:table-cell>
        </table:table-row>
        <table:table-row table:style-name="ro6">
          <table:table-cell table:style-name="ce5"/>
          <table:table-cell table:style-name="ce5" office:value-type="string">
            <text:p>253</text:p>
          </table:table-cell>
          <table:table-cell table:style-name="ce5" office:value-type="string">
            <text:p>None given.</text:p>
          </table:table-cell>
          <table:table-cell table:style-name="ce5"/>
          <table:table-cell table:style-name="ce5" office:value-type="string">
            <text:p>Excerpt from the legend of Ailver Springs:</text:p>
            <text:p>"Good Gord A'mighty, chile, you think Aunt Silly am gwine</text:p>
            <text:p>tote dade body off in the <text:span text:style-name="T3">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5" office:value-type="string">
            <text:p><text:span text:style-name="T3">Lone</text:span>somely</text:p>
          </table:table-cell>
        </table:table-row>
        <table:table-row table:style-name="ro21">
          <table:table-cell table:style-name="ce5"/>
          <table:table-cell table:style-name="ce5" office:value-type="string">
            <text:p>288-289 (“Lone” mentioned on pg. 289).</text:p>
          </table:table-cell>
          <table:table-cell table:style-name="ce5" office:value-type="string">
            <text:p>None given, but it is sometime between morning of August 3, [1930], and September 1930. <text:s/>(This is right after the capture of the Tokyo J-1).</text:p>
          </table:table-cell>
          <table:table-cell table:style-name="ce5"/>
          <table:table-cell table:style-name="ce5"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3">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7" office:value-type="string">
            <text:p>Lone</text:p>
          </table:table-cell>
        </table:table-row>
        <table:table-row table:style-name="ro7">
          <table:table-cell table:style-name="ce5"/>
          <table:table-cell table:style-name="ce5" office:value-type="string">
            <text:p>376</text:p>
          </table:table-cell>
          <table:table-cell table:style-name="ce5" office:value-type="string">
            <text:p>None given, but it is between 4 am and the forenoon of June 9, 1932.</text:p>
          </table:table-cell>
          <table:table-cell table:style-name="ce5"/>
          <table:table-cell table:style-name="ce5"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3">lone</text:span> woman could accomplish such a feat. Supreme Commander Gordon then said: “Mr. <text:s/>President, your greatest sight is yet to come."</text:p>
          </table:table-cell>
          <table:table-cell table:style-name="ce7" office:value-type="string">
            <text:p>Lone</text:p>
          </table:table-cell>
        </table:table-row>
        <table:table-row table:style-name="ro11">
          <table:table-cell table:style-name="ce5"/>
          <table:table-cell table:style-name="ce5" office:value-type="string">
            <text:p>388</text:p>
          </table:table-cell>
          <table:table-cell table:style-name="ce5" office:value-type="string">
            <text:p>Afternoon of July 4, [1932].</text:p>
          </table:table-cell>
          <table:table-cell table:style-name="ce5"/>
          <table:table-cell table:style-name="ce5"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3">lone</text:span> man who had made inventions which had saved the country, and that a <text:span text:style-name="T3">lone</text:span> woman, Edna Kennelworth, with these inventions had protected Washington from destruction and captured over 50,000 of the enemy's airships without causing the loss of a single soul.</text:p>
          </table:table-cell>
          <table:table-cell table:style-name="ce7" office:value-type="string">
            <text:p>Lone</text:p>
          </table:table-cell>
        </table:table-row>
        <table:table-row table:style-name="ro21">
          <table:table-cell table:style-name="ce5"/>
          <table:table-cell table:style-name="ce5" office:value-type="string">
            <text:p>388</text:p>
          </table:table-cell>
          <table:table-cell table:style-name="ce5" office:value-type="string">
            <text:p>Afternoon of July 4, [1932].</text:p>
          </table:table-cell>
          <table:table-cell table:style-name="ce5"/>
          <table:table-cell table:style-name="ce5"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3">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7" office:value-type="string">
            <text:p>Lone</text:p>
          </table:table-cell>
        </table:table-row>
        <table:table-row table:style-name="ro6">
          <table:table-cell table:style-name="ce5"/>
          <table:table-cell table:style-name="ce5" office:value-type="string">
            <text:p>403</text:p>
          </table:table-cell>
          <table:table-cell table:style-name="ce5" office:value-type="string">
            <text:p>August 4th, 1932</text:p>
          </table:table-cell>
          <table:table-cell table:style-name="ce5"/>
          <table:table-cell table:style-name="ce5"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able:table-cell>
          <table:table-cell table:style-name="ce7" office:value-type="string">
            <text:p>Lone</text:p>
          </table:table-cell>
        </table:table-row>
        <table:table-row table:style-name="ro22">
          <table:table-cell table:style-name="ce5"/>
          <table:table-cell table:style-name="ce5" office:value-type="string">
            <text:p>405</text:p>
          </table:table-cell>
          <table:table-cell table:style-name="ce5" office:value-type="string">
            <text:p>August 30, 1932.</text:p>
          </table:table-cell>
          <table:table-cell table:style-name="ce5"/>
          <table:table-cell table:style-name="ce5"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3">Lone</text:span> Aviator," "America's Savior."</text:p>
          </table:table-cell>
          <table:table-cell table:style-name="ce7" office:value-type="string">
            <text:p>Lone</text:p>
          </table:table-cell>
        </table:table-row>
        <table:table-row table:style-name="ro18">
          <table:table-cell table:style-name="ce5"/>
          <table:table-cell table:style-name="ce5" office:value-type="string">
            <text:p>410</text:p>
          </table:table-cell>
          <table:table-cell table:style-name="ce6" office:value-type="string">
            <text:p>August 30, 1932. <text:s/>Time is not given, but it is after 12:00 pm, at the Peace Conference of the World.</text:p>
          </table:table-cell>
          <table:table-cell table:style-name="ce5"/>
          <table:table-cell table:style-name="ce5"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3">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7" office:value-type="string">
            <text:p>Lone</text:p>
          </table:table-cell>
        </table:table-row>
        <table:table-row table:style-name="ro2" table:number-rows-repeated="38">
          <table:table-cell table:style-name="ce5" table:number-columns-repeated="6"/>
        </table:table-row>
        <table:table-row table:style-name="ro2" table:number-rows-repeated="1048521">
          <table:table-cell table:number-columns-repeated="6"/>
        </table:table-row>
        <table:table-row table:style-name="ro2">
          <table:table-cell table:number-columns-repeated="6"/>
        </table:table-row>
      </table:table>
      <table:table table:name="eagle" table:style-name="ta1">
        <table:table-column table:style-name="co8" table:default-cell-style-name="Default"/>
        <table:table-row table:style-name="ro2">
          <table:table-cell/>
        </table:table-row>
      </table:table>
      <table:table table:name="arms" table:style-name="ta1">
        <table:table-column table:style-name="co8" table:default-cell-style-name="Default"/>
        <table:table-row table:style-name="ro1">
          <table:table-cell office:value-type="string">
            <text:p>rluu: See spreadsheet called “BodyParts.ods.”</text:p>
          </table:table-cell>
        </table:table-row>
        <table:table-row table:style-name="ro2" table:number-rows-repeated="1048574">
          <table:table-cell/>
        </table:table-row>
        <table:table-row table:style-name="ro2">
          <table:table-cell/>
        </table:table-row>
      </table:table>
      <table:table table:name="wisdom" table:style-name="ta1">
        <table:table-column table:style-name="co8" table:default-cell-style-name="Default"/>
        <table:table-row table:style-name="ro2">
          <table:table-cell/>
        </table:table-row>
      </table:table>
      <table:table table:name="encouragement" table:style-name="ta1" table:print="false">
        <table:table-column table:style-name="co8" table:default-cell-style-name="Default"/>
        <table:table-row table:style-name="ro2">
          <table:table-cell/>
        </table:table-row>
      </table:table>
      <table:table table:name="strength" table:style-name="ta1">
        <table:table-column table:style-name="co8" table:default-cell-style-name="Default"/>
        <table:table-row table:style-name="ro1">
          <table:table-cell office:value-type="string">
            <text:p>rluu: <text:s/>Should I look for “weakness” also?</text:p>
          </table:table-cell>
        </table:table-row>
        <table:table-row table:style-name="ro2" table:number-rows-repeated="1048574">
          <table:table-cell/>
        </table:table-row>
        <table:table-row table:style-name="ro2">
          <table:table-cell/>
        </table:table-row>
      </table:table>
      <table:table table:name="wait" table:style-name="ta1" table:print="false">
        <table:table-column table:style-name="co8" table:default-cell-style-name="Default"/>
        <table:table-row table:style-name="ro2">
          <table:table-cell office:value-type="string">
            <text:p>The word “wait”.</text:p>
          </table:table-cell>
        </table:table-row>
        <table:table-row table:style-name="ro2">
          <table:table-cell/>
        </table:table-row>
        <table:table-row table:style-name="ro2">
          <table:table-cell office:value-type="string">
            <text:p>pg. 168 has a reference to the word “wait”. <text:s/>It might mean the number 9.</text:p>
          </table:table-cell>
        </table:table-row>
        <table:table-row table:style-name="ro2">
          <table:table-cell office:value-type="string">
            <text:p>pg. 168 has a reference to the word “wait”. <text:s/>Since the word “sounded” is used, it might mean unison or octave, since 9/9 = 1.</text:p>
          </table:table-cell>
        </table:table-row>
      </table:table>
      <table:table table:name="trust" table:style-name="ta1">
        <table:table-column table:style-name="co8" table:default-cell-style-name="Default"/>
        <table:table-row table:style-name="ro2">
          <table:table-cell office:value-type="string">
            <text:p>The word “trust”.</text:p>
          </table:table-cell>
        </table:table-row>
        <table:table-row table:style-name="ro2">
          <table:table-cell/>
        </table:table-row>
        <table:table-row table:style-name="ro2">
          <table:table-cell office:value-type="string">
            <text:p>pg. 168 has the word trust. <text:s/>Could it mean 2/3 ratio, since the 6th verse out of 9 is referenced. <text:s/></text:p>
          </table:table-cell>
        </table:table-row>
        <table:table-row table:style-name="ro1">
          <table:table-cell office:value-type="string">
            <text:p>pg. 168: The word “trust” could mean the number 6<text:span text:style-name="T5">.</text:span></text:p>
          </table:table-cell>
        </table:table-row>
        <table:table-row table:style-name="ro2" table:number-rows-repeated="1048571">
          <table:table-cell/>
        </table:table-row>
        <table:table-row table:style-name="ro2">
          <table:table-cell/>
        </table:table-row>
      </table:table>
      <table:table table:name="promise" table:style-name="ta1" table:print="false">
        <table:table-column table:style-name="co8" table:default-cell-style-name="Default"/>
        <table:table-row table:style-name="ro2">
          <table:table-cell/>
        </table:table-row>
      </table:table>
      <table:table table:name="charity" table:style-name="ta1">
        <table:table-column table:style-name="co8" table:default-cell-style-name="Default"/>
        <table:table-row table:style-name="ro2">
          <table:table-cell/>
        </table:table-row>
      </table:table>
      <table:table table:name="confidence" table:style-name="ta1">
        <table:table-column table:style-name="co7" table:default-cell-style-name="Default"/>
        <table:table-row table:style-name="ro2">
          <table:table-cell/>
        </table:table-row>
      </table:table>
      <table:table table:name="jealous" table:style-name="ta1">
        <table:table-column table:style-name="co7" table:default-cell-style-name="Default"/>
        <table:table-row table:style-name="ro2">
          <table:table-cell/>
        </table:table-row>
      </table:table>
      <table:table table:name="mira" table:style-name="ta1" table:print="false">
        <table:table-column table:style-name="co8" table:default-cell-style-name="Default"/>
        <table:table-row table:style-name="ro2">
          <table:table-cell/>
        </table:table-row>
      </table:table>
      <table:table table:name="impress" table:style-name="ta1">
        <table:table-column table:style-name="co24" table:default-cell-style-name="Default"/>
        <table:table-column table:style-name="co8"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row table:style-name="ro2">
          <table:table-cell office:value-type="string">
            <text:p>Excerpts related to the words “impressed”, “impression”.</text:p>
          </table:table-cell>
          <table:table-cell table:number-columns-repeated="5"/>
        </table:table-row>
        <table:table-row table:style-name="ro2">
          <table:table-cell office:value-type="string">
            <text:p>All variants of “impress” written 22 times in TTTA.</text:p>
          </table:table-cell>
          <table:table-cell table:number-columns-repeated="5"/>
        </table:table-row>
        <table:table-row table:style-name="ro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5"/>
          <table:table-cell table:style-name="ce5" office:value-type="string">
            <text:p>8-9 (“impressed” mentioned on pg. 9)</text:p>
          </table:table-cell>
          <table:table-cell table:style-name="ce5" office:value-type="string">
            <text:p>A few nights before RG was born.</text:p>
          </table:table-cell>
          <table:table-cell table:style-name="ce5"/>
          <table:table-cell table:style-name="ce5"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3">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3">impressed</text:span> with his mother’s <text:span text:style-name="T3">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5"/>
        </table:table-row>
        <table:table-row table:style-name="ro8">
          <table:table-cell table:style-name="ce5"/>
          <table:table-cell table:style-name="ce5" office:value-type="string">
            <text:p>19</text:p>
          </table:table-cell>
          <table:table-cell table:style-name="ce5" office:value-type="string">
            <text:p>One Sunday in the early part of June, [1921].</text:p>
          </table:table-cell>
          <table:table-cell table:style-name="ce5"/>
          <table:table-cell table:style-name="ce5" office:value-type="string">
            <text:p>The minister preached a great sermon. Robert thought it one of the best he had ever heard and one which <text:span text:style-name="T3">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5"/>
        </table:table-row>
        <table:table-row table:style-name="ro6">
          <table:table-cell table:style-name="ce5"/>
          <table:table-cell table:style-name="ce5" office:value-type="string">
            <text:p>64</text:p>
          </table:table-cell>
          <table:table-cell table:style-name="ce5" office:value-type="string">
            <text:p>None given, but the previous letter was dated January 15, 1927.</text:p>
          </table:table-cell>
          <table:table-cell table:style-name="ce5"/>
          <table:table-cell table:style-name="ce5" office:value-type="string">
            <text:p><text:span text:style-name="T6">Letter from Mr. K to RG:</text:span></text:p>
            <text:p><text:span text:style-name="T6">MY DEAR ROBERT:</text:span></text:p>
            <text:p><text:span text:style-name="T6">Your very interesting letter received. I have the greatest faith in your ability and believe that if anyone can work out anything valuable from the Bible, you can do it. I have watched very carefully your persistency, and am much </text:span><text:span text:style-name="T7">impressed</text:span><text:span text:style-name="T6"> with your loyalty and determination. It is admirable the confidence and faith that you have in yourself, as well as having great confidence in the greatest book of all, The Holy Bible.</text:span></text:p>
          </table:table-cell>
          <table:table-cell table:style-name="ce5"/>
        </table:table-row>
        <table:table-row table:style-name="ro7">
          <table:table-cell table:style-name="ce5"/>
          <table:table-cell table:style-name="ce5" office:value-type="string">
            <text:p>68</text:p>
          </table:table-cell>
          <table:table-cell table:style-name="ce5" office:value-type="string">
            <text:p>Letter is dated January 24, 1927.</text:p>
          </table:table-cell>
          <table:table-cell table:style-name="ce5"/>
          <table:table-cell table:style-name="ce5"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3">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5"/>
        </table:table-row>
        <table:table-row table:style-name="ro10">
          <table:table-cell table:style-name="ce5"/>
          <table:table-cell table:style-name="ce5" office:value-type="string">
            <text:p>98</text:p>
          </table:table-cell>
          <table:table-cell table:style-name="ce5" office:value-type="string">
            <text:p>Letter is dated Sunday, May 1, 1927.</text:p>
          </table:table-cell>
          <table:table-cell table:style-name="ce5"/>
          <table:table-cell table:style-name="ce5" office:value-type="string">
            <text:p>Letter from Marie to Robert:</text:p>
            <text:p>I am going to tell you a <text:span text:style-name="T3">dream</text:span> that I had <text:span text:style-name="T3">a few nights ago</text:span>. <text:s/>I saw you a great <text:span text:style-name="T3">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3">dreams</text:span>, but somehow it has made a great <text:span text:style-name="T3">impression</text:span> on me.</text:p>
          </table:table-cell>
          <table:table-cell table:style-name="ce5"/>
        </table:table-row>
        <table:table-row table:style-name="ro7">
          <table:table-cell table:style-name="ce5"/>
          <table:table-cell table:style-name="ce5" office:value-type="string">
            <text:p>130-131</text:p>
          </table:table-cell>
          <table:table-cell table:style-name="ce5" office:value-type="string">
            <text:p>None given.</text:p>
          </table:table-cell>
          <table:table-cell table:style-name="ce5"/>
          <table:table-cell table:style-name="ce5"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3">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5"/>
        </table:table-row>
        <table:table-row table:style-name="ro4">
          <table:table-cell table:style-name="ce5"/>
          <table:table-cell table:style-name="ce5" office:value-type="string">
            <text:p>131</text:p>
          </table:table-cell>
          <table:table-cell table:style-name="ce5" office:value-type="string">
            <text:p>None given.</text:p>
          </table:table-cell>
          <table:table-cell table:style-name="ce5"/>
          <table:table-cell table:style-name="ce8" office:value-type="string">
            <text:p><text:span text:style-name="T6">At the end of the article he read the poem on the Bible and was much </text:span><text:span text:style-name="T7">impressed</text:span><text:span text:style-name="T6"> with these lines:</text:span></text:p>
            <text:p><text:span text:style-name="T6"/></text:p>
            <text:p><text:span text:style-name="T6">“</text:span><text:span text:style-name="T6">Ah no, my dear Bible, revealer of light,</text:span></text:p>
            <text:p><text:span text:style-name="T6">Thou sword of the spirit, put error to flight;</text:span></text:p>
            <text:p><text:span text:style-name="T6">And still thru life’s journey, until the last sigh;</text:span></text:p>
            <text:p><text:span text:style-name="T6">We’ll travel together, my Bible and I."</text:span></text:p>
            <text:p><text:span text:style-name="T6"/></text:p>
            <text:p><text:span text:style-name="T6">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5"/>
        </table:table-row>
        <table:table-row table:style-name="ro23">
          <table:table-cell table:style-name="ce5"/>
          <table:table-cell table:style-name="ce5" office:value-type="string">
            <text:p>139-140 (“impressed” mentioned on pg. 139)</text:p>
          </table:table-cell>
          <table:table-cell table:style-name="ce5" office:value-type="string">
            <text:p>None given, but in the story, it is Monday June 6, 1927.</text:p>
          </table:table-cell>
          <table:table-cell table:style-name="ce5"/>
          <table:table-cell table:style-name="ce5"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3">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3">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5"/>
        </table:table-row>
        <table:table-row table:style-name="ro24">
          <table:table-cell table:style-name="ce5"/>
          <table:table-cell table:style-name="ce5" office:value-type="string">
            <text:p>170</text:p>
          </table:table-cell>
          <table:table-cell table:style-name="ce5" office:value-type="string">
            <text:p>None given, but in the storyline it is June 9, 1927. <text:s/>The next timestamp is the morning of June 10, [1927].</text:p>
          </table:table-cell>
          <table:table-cell table:style-name="ce5"/>
          <table:table-cell table:style-name="ce5" office:value-type="string">
            <text:p><text:span text:style-name="T6"><text:s/></text:span><text:span text:style-name="T6">So long thy power hath blessed me, sure it still</text:span></text:p>
            <text:p><text:span text:style-name="T6">Will lead me on;</text:span></text:p>
            <text:p><text:span text:style-name="T6">O'er moor and fen, o'er crag and torrent till</text:span></text:p>
            <text:p><text:span text:style-name="T6">The night is gone;</text:span></text:p>
            <text:p><text:span text:style-name="T6">And with the morn those angel faces smile</text:span></text:p>
            <text:p><text:span text:style-name="T8">Which I have loved long since, and lost awhile.</text:span></text:p>
            <text:p><text:span text:style-name="T8"/></text:p>
            <text:p>The last few lines of the final verse <text:span text:style-name="T9">impressed</text:span><text:span text:style-name="T10">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9" office:value-type="string">
            <text:p>The last few lines of the final verse of the poem has 40 words. The last few lines are descriptive of this moment in the story also.</text:p>
          </table:table-cell>
        </table:table-row>
        <table:table-row table:style-name="ro25">
          <table:table-cell table:style-name="ce5"/>
          <table:table-cell table:style-name="ce5" office:value-type="string">
            <text:p>181-182 (“impressed” mentioned on pg. 182).</text:p>
          </table:table-cell>
          <table:table-cell table:style-name="ce5" office:value-type="string">
            <text:p>None given, but in the storyline it is June 11, [1927].</text:p>
          </table:table-cell>
          <table:table-cell table:style-name="ce5"/>
          <table:table-cell table:style-name="ce5" office:value-type="string">
            <text:p>Robert then showed a poem on “Love” which he had written to Marie and one, “The Garden of Love,” which he had written at the time he and Marie had their first break in 1926. Mr. Kennelworth read these poems and was very much <text:span text:style-name="T3">impressed</text:span> with Robert’s ability as a writer. He said, “Robert, this proves to me that Love brings out the best in a man and that when he finds a good woman his success is assured.”</text:p>
          </table:table-cell>
          <table:table-cell table:style-name="ce5"/>
        </table:table-row>
        <table:table-row table:style-name="ro7">
          <table:table-cell table:style-name="ce5"/>
          <table:table-cell table:style-name="ce5" office:value-type="string">
            <text:p>188-189</text:p>
          </table:table-cell>
          <table:table-cell table:style-name="ce5" office:value-type="string">
            <text:p>The night of Monday June 13, [1927].</text:p>
          </table:table-cell>
          <table:table-cell table:style-name="ce5"/>
          <table:table-cell table:style-name="ce5"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3">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5"/>
        </table:table-row>
        <table:table-row table:style-name="ro5">
          <table:table-cell table:style-name="ce5"/>
          <table:table-cell table:style-name="ce5" office:value-type="string">
            <text:p>194</text:p>
          </table:table-cell>
          <table:table-cell table:style-name="ce5" office:value-type="string">
            <text:p>A few days after New York's reception to Colonel Lindbergh.</text:p>
          </table:table-cell>
          <table:table-cell table:style-name="ce5"/>
          <table:table-cell table:style-name="ce5"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3">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5"/>
        </table:table-row>
        <table:table-row table:style-name="ro11">
          <table:table-cell table:style-name="ce5"/>
          <table:table-cell table:style-name="ce5" office:value-type="string">
            <text:p>212</text:p>
          </table:table-cell>
          <table:table-cell table:style-name="ce5" office:value-type="string">
            <text:p>None given.</text:p>
          </table:table-cell>
          <table:table-cell table:style-name="ce5"/>
          <table:table-cell table:style-name="ce5" office:value-type="string">
            <text:p>Robert turned to the Bible for consolation. Read every chapter of the Song of Solomon. Was very much <text:span text:style-name="T3">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5"/>
        </table:table-row>
        <table:table-row table:style-name="ro13">
          <table:table-cell table:style-name="ce5"/>
          <table:table-cell table:style-name="ce5" office:value-type="string">
            <text:p>230-231</text:p>
          </table:table-cell>
          <table:table-cell table:style-name="ce5" table:number-columns-repeated="2"/>
          <table:table-cell table:style-name="ce5"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3">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5"/>
        </table:table-row>
        <table:table-row table:style-name="ro26">
          <table:table-cell table:style-name="ce5"/>
          <table:table-cell table:style-name="ce5" office:value-type="string">
            <text:p>239-240 (“impressed” mentioned on pg. 240)</text:p>
          </table:table-cell>
          <table:table-cell table:style-name="ce5" office:value-type="string">
            <text:p>Middle of January, 1929.</text:p>
          </table:table-cell>
          <table:table-cell table:style-name="ce5"/>
          <table:table-cell table:style-name="ce5"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3">impressed</text:span> with the dream that he decided to leave at once. Told Walter to give the mechanics instructions to put his old ship "The St. Marie" in shape to sail at once.</text:p>
          </table:table-cell>
          <table:table-cell table:style-name="ce5"/>
        </table:table-row>
        <table:table-row table:style-name="ro11">
          <table:table-cell table:style-name="ce5"/>
          <table:table-cell table:style-name="ce5" office:value-type="string">
            <text:p>257</text:p>
          </table:table-cell>
          <table:table-cell table:style-name="ce5" office:value-type="string">
            <text:p>None given, but last timestamp in the story is March 5, 1929.. and so if the Sunday spoken of is the next Sunday after March 5, then it would be March 10, 1929.</text:p>
          </table:table-cell>
          <table:table-cell table:style-name="ce5"/>
          <table:table-cell table:style-name="ce5" office:value-type="string">
            <text:p>Robert was greatly <text:span text:style-name="T3">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5"/>
        </table:table-row>
        <table:table-row table:style-name="ro8">
          <table:table-cell table:style-name="ce5"/>
          <table:table-cell table:style-name="ce5" office:value-type="string">
            <text:p>260-261 (“impressed” mentioned on pg. 261</text:p>
          </table:table-cell>
          <table:table-cell table:style-name="ce5" office:value-type="string">
            <text:p>None given.</text:p>
          </table:table-cell>
          <table:table-cell table:style-name="ce5"/>
          <table:table-cell table:style-name="ce5"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3">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5"/>
        </table:table-row>
        <table:table-row table:style-name="ro27">
          <table:table-cell table:style-name="ce5"/>
          <table:table-cell table:style-name="ce5" office:value-type="string">
            <text:p>263-264</text:p>
          </table:table-cell>
          <table:table-cell table:style-name="ce5" table:number-columns-repeated="2"/>
          <table:table-cell table:style-name="ce5"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3">impressions</text:span> so long and he had hoped and desired so long for a letter from Marie, that when her spirit appeared he expected a message, a letter, or some communication, and he really thought she dropped a letter. This power so strongly <text:span text:style-name="T3">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3">impression</text:span> from Robert's subconscious mind and when he went to look for the letter, of course it was not there, and never was because it only existed in his subconscious mind."</text:p>
          </table:table-cell>
          <table:table-cell table:style-name="ce5"/>
        </table:table-row>
        <table:table-row table:style-name="ro10">
          <table:table-cell table:style-name="ce5"/>
          <table:table-cell table:style-name="ce5" office:value-type="string">
            <text:p>267</text:p>
          </table:table-cell>
          <table:table-cell table:style-name="ce5" office:value-type="string">
            <text:p>March 27, [1929].</text:p>
          </table:table-cell>
          <table:table-cell table:style-name="ce5"/>
          <table:table-cell table:style-name="ce5" office:value-type="string">
            <text:p>They said that Sebring had more sunshine than any other place in Florida. I made up my mind that I would never leave Florida before I visited this wonderful spot and see what it would do for my health." <text:s/>Robert was very much <text:span text:style-name="T3">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5"/>
        </table:table-row>
        <table:table-row table:style-name="ro18">
          <table:table-cell table:style-name="ce5"/>
          <table:table-cell table:style-name="ce5" office:value-type="string">
            <text:p>387</text:p>
          </table:table-cell>
          <table:table-cell table:style-name="ce5" office:value-type="string">
            <text:p>July 4 [1932].</text:p>
          </table:table-cell>
          <table:table-cell table:style-name="ce5"/>
          <table:table-cell table:style-name="ce5"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3">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5" office:value-type="string">
            <text:p>Note: This reference to “impressed” is 120 pages from the last instance of “impressed”.</text:p>
          </table:table-cell>
        </table:table-row>
        <table:table-row table:style-name="ro2" table:number-rows-repeated="39">
          <table:table-cell table:style-name="ce5" table:number-columns-repeated="6"/>
        </table:table-row>
        <table:table-row table:style-name="ro2" table:number-rows-repeated="1048512">
          <table:table-cell table:number-columns-repeated="6"/>
        </table:table-row>
        <table:table-row table:style-name="ro2">
          <table:table-cell table:number-columns-repeated="6"/>
        </table:table-row>
      </table:table>
      <table:table table:name="Dream" table:style-name="ta1">
        <table:table-column table:style-name="co8" table:number-columns-repeated="2"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8" table:number-columns-repeated="1018" table:default-cell-style-name="ce5"/>
        <table:table-row table:style-name="ro28">
          <table:table-cell table:style-name="Default" office:value-type="string">
            <text:p>rluu: I didn't include any instances of 'dream' from poems.</text:p>
          </table:table-cell>
          <table:table-cell table:style-name="Default" table:number-columns-repeated="5"/>
          <table:table-cell table:style-name="ce18" table:number-columns-repeated="1018"/>
        </table:table-row>
        <table:table-row table:style-name="ro29">
          <table:table-cell table:style-name="Default" table:number-columns-repeated="6"/>
          <table:table-cell table:style-name="ce18" table:number-columns-repeated="1018"/>
        </table:table-row>
        <table:table-row table:style-name="ro28">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cell table:number-columns-repeated="1018"/>
        </table:table-row>
        <table:table-row table:style-name="ro30">
          <table:table-cell table:style-name="ce11" office:value-type="string">
            <text:p>1</text:p>
          </table:table-cell>
          <table:table-cell table:style-name="ce12" office:value-type="float" office:value="1">
            <text:p>1</text:p>
          </table:table-cell>
          <table:table-cell table:style-name="ce13" office:value-type="string">
            <text:p><text:span text:style-name="T6"><text:s/></text:span><text:span text:style-name="T6">Sunday morning, June</text:span></text:p>
            <text:p><text:span text:style-name="T6">10</text:span><text:span text:style-name="T11">th</text:span></text:p>
          </table:table-cell>
          <table:table-cell table:style-name="ce13"/>
          <table:table-cell table:style-name="ce15" office:value-type="string">
            <text:p>She was happy this Sunday morning when she looked at her bouncing baby boy, dreamed of his future, and thought of what his name should be.</text:p>
          </table:table-cell>
          <table:table-cell table:style-name="ce11"/>
          <table:table-cell table:number-columns-repeated="1018"/>
        </table:table-row>
        <table:table-row table:style-name="ro31">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6"><text:s/></text:span><text:span text:style-name="T6">A few nights before you were born I had a </text:span><text:span text:style-name="T7">very</text:span><text:span text:style-name="T6"> </text:span><text:span text:style-name="T7">strange dream</text:span><text:span text:style-name="T6">. I thought I saw San Francisco and Los Angeles destroyed in two days by some war machine, and that one of my sons came near losing his life there, but was saved and afterwards he saved his country and made peace with the world. I suppose I </text:span><text:span text:style-name="T7">dreamed about San Francisco</text:span><text:span text:style-name="T6"> because Herbert lost his life there but, somehow, I feel that it was </text:span><text:span text:style-name="T7">more than a dream</text:span><text:span text:style-name="T6">, and that you are born to be a peacemaker.” Bobbie was </text:span><text:span text:style-name="T7">greatly impressed with his mother’s dream</text:span><text:span text:style-name="T6"> and her hopes and ambitions for him</text:span></text:p>
          </table:table-cell>
          <table:table-cell office:value-type="string">
            <text:p>Connection to pg. 99. reference to this dream.</text:p>
          </table:table-cell>
          <table:table-cell table:number-columns-repeated="1018"/>
        </table:table-row>
        <table:table-row table:style-name="ro32">
          <table:table-cell office:value-type="string">
            <text:p>2</text:p>
          </table:table-cell>
          <table:table-cell office:value-type="string">
            <text:p>11</text:p>
          </table:table-cell>
          <table:table-cell office:value-type="string">
            <text:p>No date given.</text:p>
          </table:table-cell>
          <table:table-cell/>
          <table:table-cell table:style-name="ce8" office:value-type="string">
            <text:p><text:s/>His mother was very proud of him and said “Bobbie, one day your <text:span text:style-name="T3">dream</text:span> of becoming a great inventor will he realized. You have not been wasting your time tinkering around with your father’s tools trying to make things.” His brother, Ralph, continued to call him “<text:span text:style-name="T3">Fool Bobbie</text:span>” and “<text:span text:style-name="T3">Mother’s dream</text:span>”;</text:p>
          </table:table-cell>
          <table:table-cell table:number-columns-repeated="1019"/>
        </table:table-row>
        <table:table-row table:style-name="ro33">
          <table:table-cell office:value-type="string">
            <text:p>2</text:p>
          </table:table-cell>
          <table:table-cell office:value-type="string">
            <text:p>11-12</text:p>
          </table:table-cell>
          <table:table-cell office:value-type="string">
            <text:p>No date given.</text:p>
          </table:table-cell>
          <table:table-cell/>
          <table:table-cell table:style-name="ce8" office:value-type="string">
            <text:p><text:span text:style-name="T6"><text:s/></text:span><text:span text:style-name="T6">The success with the water bicycle had kindled his ambition and created a desire to complete other inventions that he had in mind. He told his mother of a </text:span><text:span text:style-name="T7">dream</text:span><text:span text:style-name="T6"> he had of a white-winged bird that flew across the ocean thru the air; that he was riding the bird</text:span><text:span text:style-name="T8"> and that he received a great triumph and reception when </text:span><text:span text:style-name="T6">he visited the foreign countries, and how his own people received him in great glory when he returned. His father called these stories “</text:span><text:span text:style-name="T7">pipe dreams</text:span><text:span text:style-name="T6">,” but his mother took great interest in them and always encouraged him.</text:span></text:p>
          </table:table-cell>
          <table:table-cell table:number-columns-repeated="1019"/>
        </table:table-row>
        <table:table-row table:style-name="ro34">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14" office:value-type="string">
            <text:p>RG began to <text:span text:style-name="T3">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5">
          <table:table-cell office:value-type="string">
            <text:p>3</text:p>
          </table:table-cell>
          <table:table-cell office:value-type="string">
            <text:p>23</text:p>
          </table:table-cell>
          <table:table-cell office:value-type="string">
            <text:p>Sunday in late June, 1921.</text:p>
          </table:table-cell>
          <table:table-cell/>
          <table:table-cell table:style-name="ce14" office:value-type="string">
            <text:p>His mother said, “Bobbie, I have always had great faith in you, and I know that one day my <text:span text:style-name="T3">dream</text:span> will come true, and you will do something that will make me very proud of you.”</text:p>
          </table:table-cell>
          <table:table-cell table:number-columns-repeated="1019"/>
        </table:table-row>
        <table:table-row table:style-name="ro35">
          <table:table-cell office:value-type="string">
            <text:p>6</text:p>
          </table:table-cell>
          <table:table-cell office:value-type="string">
            <text:p>71</text:p>
          </table:table-cell>
          <table:table-cell office:value-type="string">
            <text:p>Night of January 24, 1927.</text:p>
          </table:table-cell>
          <table:table-cell/>
          <table:table-cell table:style-name="ce8" office:value-type="string">
            <text:p>If I can make money, I can complete my invention and discoveries, go to New York where I will have all the advantages, and we can soon be married and <text:span text:style-name="T3">realize our dream</text:span>.</text:p>
          </table:table-cell>
          <table:table-cell table:number-columns-repeated="1019"/>
        </table:table-row>
        <table:table-row table:style-name="ro36">
          <table:table-cell office:value-type="string">
            <text:p>7</text:p>
          </table:table-cell>
          <table:table-cell office:value-type="string">
            <text:p>83</text:p>
          </table:table-cell>
          <table:table-cell office:value-type="string">
            <text:p>No date given.</text:p>
          </table:table-cell>
          <table:table-cell/>
          <table:table-cell table:style-name="ce8" office:value-type="string">
            <text:p><text:span text:style-name="T6"><text:s/></text:span><text:span text:style-name="T6">The question arises: -- If we can know the future, is it of value to us? It has been well said: "Forewarned is forearmed," but I prefer to look to the Bible for authority and proof. When Pharaoh had his wonderful </text:span><text:span text:style-name="T7">dream</text:span><text:span text:style-name="T6">, he went to Joseph to have it interpreted. Joseph said:</text:span></text:p>
            <text:p><text:span text:style-name="T6">"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2">
          <table:table-cell office:value-type="string">
            <text:p>9</text:p>
          </table:table-cell>
          <table:table-cell office:value-type="string">
            <text:p>96</text:p>
          </table:table-cell>
          <table:table-cell table:style-name="ce14" office:value-type="string">
            <text:p><text:s/>April 30th, 1927</text:p>
          </table:table-cell>
          <table:table-cell/>
          <table:table-cell table:style-name="ce14" office:value-type="string">
            <text:p>Robert now began to see possibilities of his <text:span text:style-name="T3">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36">
          <table:table-cell office:value-type="string">
            <text:p>9</text:p>
          </table:table-cell>
          <table:table-cell office:value-type="string">
            <text:p>97</text:p>
          </table:table-cell>
          <table:table-cell office:value-type="string">
            <text:p>May 1, 1927</text:p>
          </table:table-cell>
          <table:table-cell/>
          <table:table-cell table:style-name="ce14" office:value-type="string">
            <text:p><text:span text:style-name="T6">Marie: I am going to tell you a </text:span><text:span text:style-name="T7">dream </text:span><text:span text:style-name="T6">that I had a few nights ago. I saw you a great success. Fortune was smiling on you. The world was at your feet, but I seemed to see a great tragedy follow this. It seemed I left you in a mysterious way and </text:span><text:span text:style-name="T8"><text:s/>then came back to you just as mysteriously. Now, don't think </text:span><text:span text:style-name="T6">that I do not want to go with you, Robert, and don't think that I believe in </text:span><text:span text:style-name="T7">dreams</text:span><text:span text:style-name="T6">, but somehow it has </text:span><text:span text:style-name="T7">made a great impression</text:span><text:span text:style-name="T6">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14" office:value-type="string">
            <text:p><text:s/>Sunday, May 1, 1927</text:p>
          </table:table-cell>
          <table:table-cell/>
          <table:table-cell table:style-name="ce8"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3">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35">
          <table:table-cell office:value-type="string">
            <text:p>10</text:p>
          </table:table-cell>
          <table:table-cell office:value-type="string">
            <text:p>108</text:p>
          </table:table-cell>
          <table:table-cell office:value-type="string">
            <text:p>Afternoon of May 28, 1927</text:p>
          </table:table-cell>
          <table:table-cell/>
          <table:table-cell table:style-name="ce14" office:value-type="string">
            <text:p><text:s/>On the afternoon of May 28th, Robert boarded a train for Sherman, Texas, with the lightest heart that he had ever experienced in his life. Now that his <text:span text:style-name="T3">dream was really going to be realized</text:span>, he was never so happy.</text:p>
          </table:table-cell>
          <table:table-cell table:number-columns-repeated="1019"/>
        </table:table-row>
        <table:table-row table:style-name="ro34">
          <table:table-cell office:value-type="string">
            <text:p>10</text:p>
          </table:table-cell>
          <table:table-cell office:value-type="string">
            <text:p>108</text:p>
          </table:table-cell>
          <table:table-cell office:value-type="string">
            <text:p>Saturday afternoon, <text:span text:style-name="T8"><text:s/>May 28</text:span><text:span text:style-name="T12">th</text:span><text:span text:style-name="T8">, 1927</text:span></text:p>
          </table:table-cell>
          <table:table-cell/>
          <table:table-cell table:style-name="ce14" office:value-type="string">
            <text:p><text:s/>As the train rolled across the plains of Texas and Robert watched the sun setting across the prairies on that Saturday afternoon, <text:span text:style-name="T3">he dreamed of the day when he, like Lindbergh, would cross the country in his great airplane</text:span>. He could think of nothing else but Lindbergh's great flight and what it meant to the world. He realized that <text:span text:style-name="T3">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38">
          <table:table-cell office:value-type="string">
            <text:p>10</text:p>
          </table:table-cell>
          <table:table-cell office:value-type="string">
            <text:p>110</text:p>
          </table:table-cell>
          <table:table-cell office:value-type="string">
            <text:p>Afternoon of Saturday, May 28, 1927</text:p>
          </table:table-cell>
          <table:table-cell/>
          <table:table-cell table:style-name="ce8" office:value-type="string">
            <text:p><text:span text:style-name="T6"><text:s/></text:span><text:span text:style-name="T6">He had </text:span><text:span text:style-name="T7">dreamed</text:span><text:span text:style-name="T6">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6">hands and she could do with him as she willed.</text:span></text:p>
          </table:table-cell>
          <table:table-cell table:number-columns-repeated="1019"/>
        </table:table-row>
        <table:table-row table:style-name="ro32">
          <table:table-cell office:value-type="string">
            <text:p>11</text:p>
          </table:table-cell>
          <table:table-cell office:value-type="string">
            <text:p>122</text:p>
          </table:table-cell>
          <table:table-cell office:value-type="string">
            <text:p>June 5, 1927 [Sunday]</text:p>
          </table:table-cell>
          <table:table-cell/>
          <table:table-cell table:style-name="ce8" office:value-type="string">
            <text:p><text:s/>Robert realized that he must have time to collect his thoughts, if he ever could think again. <text:span text:style-name="T3">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38">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8"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3">hope until he realized his dream and again found Marie.</text:span></text:p>
          </table:table-cell>
          <table:table-cell table:number-columns-repeated="1019"/>
        </table:table-row>
        <table:table-row table:style-name="ro33">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6">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7"> sweet dream</text:span><text:span text:style-name="T6"> gone and would leave him with an uncertainty of life, like a ship without a rudder. He decided to pass the time by reading and seeking consolation in the Bible.</text:span></text:p>
          </table:table-cell>
          <table:table-cell table:number-columns-repeated="1019"/>
        </table:table-row>
        <table:table-row table:style-name="ro38">
          <table:table-cell office:value-type="string">
            <text:p>12</text:p>
          </table:table-cell>
          <table:table-cell office:value-type="string">
            <text:p>141</text:p>
          </table:table-cell>
          <table:table-cell office:value-type="string">
            <text:p>Monday, June 6, 1927. <text:s/>Before 8:00 pm</text:p>
          </table:table-cell>
          <table:table-cell/>
          <table:table-cell table:style-name="ce8" office:value-type="string">
            <text:p><text:s/>Read about the preparations for Captain Lindbergh’s return to Washington and New York and the plans for his reception. Of course,<text:span text:style-name="T3">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35">
          <table:table-cell office:value-type="string">
            <text:p>12</text:p>
          </table:table-cell>
          <table:table-cell office:value-type="string">
            <text:p>145</text:p>
          </table:table-cell>
          <table:table-cell office:value-type="string">
            <text:p>Monday, June 6, 1927.</text:p>
          </table:table-cell>
          <table:table-cell/>
          <table:table-cell table:style-name="ce8" office:value-type="string">
            <text:p>This poem seemed to fit his case and he read it over carefully. He resolved that regardless of discouragement or disappointment, blasted hopes, lost ideals or<text:span text:style-name="T3"> shattered dreams</text:span>, he would still have the courage to exert himself for “Tomorrow’s Chance.”</text:p>
          </table:table-cell>
          <table:table-cell table:number-columns-repeated="1019"/>
        </table:table-row>
        <table:table-row table:style-name="ro38">
          <table:table-cell office:value-type="string">
            <text:p>12</text:p>
          </table:table-cell>
          <table:table-cell office:value-type="string">
            <text:p>149</text:p>
          </table:table-cell>
          <table:table-cell office:value-type="string">
            <text:p>Monday Evening, June 6, 1927</text:p>
          </table:table-cell>
          <table:table-cell/>
          <table:table-cell table:style-name="ce8" office:value-type="string">
            <text:p><text:s/>Robert wished that he might be able that night to lie down to<text:span text:style-name="T3">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39">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6">Robert prayed his usual night prayer for the protection of Marie and went to sleep, to </text:span><text:span text:style-name="T7">dream of his [21</text:span><text:span text:style-name="T14">st</text:span><text:span text:style-name="T7">] birthday</text:span><text:span text:style-name="T6">.</text:span></text:p>
          </table:table-cell>
          <table:table-cell table:number-columns-repeated="1019"/>
        </table:table-row>
        <table:table-row table:style-name="ro32">
          <table:table-cell office:value-type="string">
            <text:p>14</text:p>
          </table:table-cell>
          <table:table-cell office:value-type="string">
            <text:p>180</text:p>
          </table:table-cell>
          <table:table-cell office:value-type="string">
            <text:p>June 10, 1927</text:p>
          </table:table-cell>
          <table:table-cell/>
          <table:table-cell table:style-name="ce8" office:value-type="string">
            <text:p>He wanted to see Captain Lindbergh and his plane, “The Spirit of St. Louis,” for Robert was <text:span text:style-name="T3">dreaming</text:span> of the day when he would complete his own great plane according to Ezekiel’s plan. Robert went to his room and spent the <text:span text:style-name="T3">balance of the day</text:span> reading the Bible and working out future cycles on wars.</text:p>
          </table:table-cell>
          <table:table-cell table:number-columns-repeated="1019"/>
        </table:table-row>
        <table:table-row table:style-name="ro30">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8"> Robert that he was a “doer” </text:span><text:span text:style-name="T6">and </text:span><text:span text:style-name="T7">not a dreamer</text:span><text:span text:style-name="T6">; that he had demonstrated the greatest ability of any young man he had ever known.</text:span></text:p>
          </table:table-cell>
          <table:table-cell table:number-columns-repeated="1019"/>
        </table:table-row>
        <table:table-row table:style-name="ro38">
          <table:table-cell office:value-type="string">
            <text:p>14</text:p>
          </table:table-cell>
          <table:table-cell office:value-type="string">
            <text:p>182</text:p>
          </table:table-cell>
          <table:table-cell office:value-type="string">
            <text:p>June 11, 1927</text:p>
          </table:table-cell>
          <table:table-cell/>
          <table:table-cell table:style-name="ce17" office:value-type="string">
            <text:p>“I am sure you are to make your <text:span text:style-name="T3">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7">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8" office:value-type="string">
            <text:p><text:span text:style-name="T6">When the reception was over and Robert had a few moments alone with his dear old mother, she said, "My son, do you remember the</text:span><text:span text:style-name="T7"> dream</text:span><text:span text:style-name="T6"> you had when you were a little boy, which you told me about? That </text:span><text:span text:style-name="T7">you were riding a large bird with white wings across the ocean and how the foreign countries received you with great honor. My </text:span><text:span text:style-name="T15"><text:s/>boy, when you landed today I thought about that dream </text:span><text:span text:style-name="T7">and how it had been fulfilled. </text:span><text:span text:style-name="T6">I hope that all of your other dreams and ambitions will be realized and that you will be rewarded with Marie's love, because you have been faithful and loyal to her." Robert said, "Mother, I do remember the dream quite well, and </text:span><text:span text:style-name="T7">when I was in Japan and they gave me such great receptions and honored me, I thought of the dream and I thought of you</text:span><text:span text:style-name="T6"> and how you had taught me how to read the Bible and I thought of Marie and how I loved her and felt that I would gladly give all of the honors just to be with you and Marie alone because your love</text:span></text:p>
            <text:p><text:span text:style-name="T6">and Marie's love mean more to me than everything else that the world can give."</text:span></text:p>
          </table:table-cell>
          <table:table-cell office:value-type="string">
            <text:p>Connection to pg. 11.</text:p>
          </table:table-cell>
          <table:table-cell table:number-columns-repeated="1018"/>
        </table:table-row>
        <table:table-row table:style-name="ro40">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6"><text:s/></text:span><text:span text:style-name="T6">He called Walter and Edna into the office, told them that he had had a very peculiar </text:span><text:span text:style-name="T7">dream</text:span><text:span text:style-name="T6"> the night before, that he had </text:span><text:span text:style-name="T7">dreamed</text:span><text:span text:style-name="T6"> that he had gone to Paris and suddenly met Marie. He was so strongly impressed with the </text:span><text:span text:style-name="T7">dream</text:span><text:span text:style-name="T6"> that he decided to leave at once. Told Walter to give the mechanics instructions to put his old ship "The St. Marie" in shape to sail at once. <text:s/></text:span><text:span text:style-name="T8"><text:s/>It was a matter of only a couple of days until they </text:span><text:span text:style-name="T6">reported that "The St. Marie" was in perfect shape and could stand a trip around the world. There was to be a great convention of all the nations on aviation in Paris</text:span></text:p>
            <text:p><text:span text:style-name="T6">and Robert decided that he wanted to be there for it, but the main incentive for the trip was his </text:span><text:span text:style-name="T7">dream</text:span><text:span text:style-name="T6">.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33">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6"><text:s/></text:span><text:span text:style-name="T6">The Doctor, after examining him, told his friends he thought that he was suffering from mental delusions -- that he had probably had this woman on his mind so long and after </text:span><text:span text:style-name="T7">dreaming</text:span><text:span text:style-name="T6"> he had met her on a street in Paris, had hoped so strongly that he would meet her, he had brought himself to believe that she was there and had really thought that he had seen her, both on the street and in the ballroom, but it was probably an </text:span><text:span text:style-name="T7">optical delusion</text:span><text:span text:style-name="T6"> and after he got better he would realize</text:span></text:p>
            <text:p><text:span text:style-name="T6">that he hadn't seen Marie.</text:span></text:p>
          </table:table-cell>
          <table:table-cell table:number-columns-repeated="1019"/>
        </table:table-row>
        <table:table-row table:style-name="ro30">
          <table:table-cell office:value-type="string">
            <text:p>22</text:p>
          </table:table-cell>
          <table:table-cell office:value-type="string">
            <text:p>257</text:p>
          </table:table-cell>
          <table:table-cell office:value-type="string">
            <text:p>Sunday [no date given].</text:p>
          </table:table-cell>
          <table:table-cell/>
          <table:table-cell table:style-name="ce8" office:value-type="string">
            <text:p>After thoughts of Marie's beauty had flitted thru Robert's brain and his <text:span text:style-name="T3">dream</text:span> and hope for Marie had revived, he was feeling hopeful and enthusiastic.</text:p>
          </table:table-cell>
          <table:table-cell table:number-columns-repeated="1019"/>
        </table:table-row>
        <table:table-row table:style-name="ro35">
          <table:table-cell office:value-type="string">
            <text:p>23</text:p>
          </table:table-cell>
          <table:table-cell office:value-type="string">
            <text:p>268</text:p>
          </table:table-cell>
          <table:table-cell office:value-type="string">
            <text:p>About a month after March 27, 1929</text:p>
          </table:table-cell>
          <table:table-cell/>
          <table:table-cell table:style-name="ce8" office:value-type="string">
            <text:p>He <text:span text:style-name="T3">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33">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3">greatest dreams realized</text:span>. God has been good to us. <text:span text:style-name="T3">Our great discoveries are now completed.</text:span></text:p>
          </table:table-cell>
          <table:table-cell table:number-columns-repeated="1019"/>
        </table:table-row>
        <table:table-row table:style-name="ro41">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6"><text:s/></text:span><text:span text:style-name="T6">As soon as they had landed with him, </text:span><text:span text:style-name="T16">his </text:span><text:span text:style-name="T7">mind went back to the days of his youth</text:span><text:span text:style-name="T16">, when he had built his</text:span><text:span text:style-name="T15"> first bicycle to ride on the water</text:span><text:span text:style-name="T17">, and when he had read </text:span><text:span text:style-name="T16">the Bible and talked about the wars to come and made his </text:span><text:span text:style-name="T7">plans for the great airship</text:span><text:span text:style-name="T16">. He recalled the </text:span><text:span text:style-name="T7">dream his mother </text:span><text:span text:style-name="T16">had which greatly disturbed her. She told him she dreamed that she saw </text:span><text:span text:style-name="T7">San Francisco destroyed by some terrible machin</text:span><text:span text:style-name="T16">e and that </text:span><text:span text:style-name="T7">one of her sons had nearly lost his life there. </text:span><text:span text:style-name="T16">He thought of how his mother had told him about his </text:span><text:span text:style-name="T7">oldest brother losing his life in the San Francisco earthquake</text:span><text:span text:style-name="T16"> and he wondered if now he was to lose his life there, </text:span><text:span text:style-name="T6">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42">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6">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7">your old men shall dream dreams</text:span><text:span text:style-name="T6">: and I will shew wonders in heaven above, and signs in the earth beneath; blood, and fire,</text:span></text:p>
            <text:p><text:span text:style-name="T6">and vapour of smoke.” </text:span><text:span text:style-name="T7">He thought of how he had dreamed and prophesied</text:span><text:span text:style-name="T6"> and how he had believed the Bible knowing that these terrible things would come in the latter days.</text:span></text:p>
          </table:table-cell>
          <table:table-cell table:number-columns-repeated="1019"/>
        </table:table-row>
        <table:table-row table:style-name="ro32">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8" office:value-type="string">
            <text:p>The President was astounded. He had never <text:span text:style-name="T3">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35">
          <table:table-cell office:value-type="string">
            <text:p>33</text:p>
          </table:table-cell>
          <table:table-cell office:value-type="string">
            <text:p>391</text:p>
          </table:table-cell>
          <table:table-cell office:value-type="string">
            <text:p>July 4, 1932</text:p>
          </table:table-cell>
          <table:table-cell/>
          <table:table-cell table:style-name="ce8" office:value-type="string">
            <text:p><text:s/>He thought of Marie and as he <text:span text:style-name="T3">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39">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3">all her dreams about him had come true</text:span>.</text:p>
          </table:table-cell>
          <table:table-cell table:number-columns-repeated="1019"/>
        </table:table-row>
        <table:table-row table:style-name="ro34">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8" office:value-type="string">
            <text:p>This shows that time does prove all things. It has proven your love for Marie and your faith and confidence in a woman's promise. <text:span text:style-name="T3">Marie was a wise prophet.</text:span> She knew better than we knew when <text:span text:style-name="T3">she said: 'You will get eveything you want.' Robert Gordon, that prophecy has been fulfilled. </text:span>You have accomplished your ambition and received everything that the world can give. <text:span text:style-name="T3">All of your dreams but one have been realized.</text:span> You have all the honors, all the gratitude that a world can give, yet I know that your heart is aching and after your duty is well done and the peace of the world is established, <text:span text:style-name="T3">you will need Marie and her love more now than ever.</text:span></text:p>
          </table:table-cell>
          <table:table-cell table:number-columns-repeated="1019"/>
        </table:table-row>
        <table:table-row table:style-name="ro40">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7" office:value-type="string">
            <text:p>"What Marie Stanton had in her mind the night she wrote that letter and left the train on the way to St. Louis, I do not know, but I do know that<text:span text:style-name="T3">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3">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3" table:number-rows-repeated="1048535">
          <table:table-cell table:number-columns-repeated="1024"/>
        </table:table-row>
        <table:table-row table:style-name="ro43">
          <table:table-cell table:number-columns-repeated="1024"/>
        </table:table-row>
      </table:table>
      <table:table table:name="faith" table:style-name="ta1">
        <table:table-column table:style-name="co106" table:default-cell-style-name="ce5"/>
        <table:table-column table:style-name="co8" table:default-cell-style-name="ce5"/>
        <table:table-column table:style-name="co107" table:default-cell-style-name="ce5"/>
        <table:table-column table:style-name="co34" table:default-cell-style-name="ce5"/>
        <table:table-column table:style-name="co108" table:default-cell-style-name="ce5"/>
        <table:table-column table:style-name="co109" table:default-cell-style-name="ce5"/>
        <table:table-column table:style-name="co8" table:default-cell-style-name="Default"/>
        <table:table-row table:style-name="ro29">
          <table:table-cell table:style-name="Default" office:value-type="string">
            <text:p>The word “faith” and all variants (“faithful”, etc.)</text:p>
          </table:table-cell>
          <table:table-cell table:style-name="Default" table:number-columns-repeated="5"/>
          <table:table-cell/>
        </table:table-row>
        <table:table-row table:style-name="ro29">
          <table:table-cell table:style-name="Default" table:number-columns-repeated="6"/>
          <table:table-cell/>
        </table:table-row>
        <table:table-row table:style-name="ro29">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29">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29">
          <table:table-cell table:style-name="Default" table:number-columns-repeated="6"/>
          <table:table-cell/>
        </table:table-row>
        <table:table-row table:style-name="ro29">
          <table:table-cell table:style-name="Default" office:value-type="string">
            <text:p>See page 211 (in chapter 16) for faith is mentioned EIGHT times.</text:p>
          </table:table-cell>
          <table:table-cell table:style-name="Default" table:number-columns-repeated="5"/>
          <table:table-cell/>
        </table:table-row>
        <table:table-row table:style-name="ro29">
          <table:table-cell table:style-name="Default" office:value-type="string">
            <text:p>Faith also mentioned on pg. 120 and 121 in Marie's mysterious letter.</text:p>
          </table:table-cell>
          <table:table-cell table:style-name="Default" table:number-columns-repeated="5"/>
          <table:table-cell/>
        </table:table-row>
        <table:table-row table:style-name="ro29">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29">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29">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29" table:number-rows-repeated="3">
          <table:table-cell table:style-name="Default" table:number-columns-repeated="6"/>
          <table:table-cell/>
        </table:table-row>
        <table:table-row table:style-name="ro29">
          <table:table-cell table:style-name="Default" office:value-type="string">
            <text:p>Faith in Greek (G4102) gematria is 800.</text:p>
          </table:table-cell>
          <table:table-cell table:style-name="Default" table:number-columns-repeated="5"/>
          <table:table-cell/>
        </table:table-row>
        <table:table-row table:style-name="ro29">
          <table:table-cell table:style-name="Default" table:number-columns-repeated="6"/>
          <table:table-cell/>
        </table:table-row>
        <table:table-row table:style-name="ro29">
          <table:table-cell table:style-name="Default" office:value-type="string">
            <text:p>The word “faith” is mentioned 196 times in TTTA. <text:s/>196 / 4 = 49</text:p>
          </table:table-cell>
          <table:table-cell table:style-name="Default" table:number-columns-repeated="5"/>
          <table:table-cell/>
        </table:table-row>
        <table:table-row table:style-name="ro29">
          <table:table-cell table:style-name="Default" table:number-columns-repeated="6"/>
          <table:table-cell/>
        </table:table-row>
        <table:table-row table:style-name="ro29">
          <table:table-cell table:style-name="Default" office:value-type="string">
            <text:p>Below is just some of the excerpts related to the word “faith”.</text:p>
          </table:table-cell>
          <table:table-cell table:style-name="Default" table:number-columns-repeated="5"/>
          <table:table-cell/>
        </table:table-row>
        <table:table-row table:style-name="ro29">
          <table:table-cell table:style-name="Default" table:number-columns-repeated="6"/>
          <table:table-cell/>
        </table:table-row>
        <table:table-row table:style-name="ro3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9">
          <table:table-cell table:style-name="Default" table:number-columns-repeated="6"/>
          <table:table-cell/>
        </table:table-row>
        <table:table-row table:style-name="ro35">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3">faith</text:span> that one day he would be a great man.</text:p>
          </table:table-cell>
          <table:table-cell table:number-columns-repeated="2"/>
        </table:table-row>
        <table:table-row table:style-name="ro41">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3">Enoch</text:span>, who was the seventh from Adam -- a number generally referred to as divine -- was <text:span text:style-name="T3">translated to heaven for his faith at the age </text:span><text:span text:style-name="T3">of 365 years</text:span>. This event took place about 3017 B.c. I believe that at that time they had all modern inventions and that Enoch went up in an airplane. The writer of the book, probably not having seen an airplane before and<text:span text:style-name="T3"> seeing Enoch go into the sky</text:span>, thought that he had gone to heaven. We are now in the 5000-year cycle, from the time that Enoch was <text:span text:style-name="T3">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87">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18">Faith</text:span>” by Tennyson:</text:p>
            <text:p/>
            <text:p>“We have but faith; we cannot know;</text:p>
            <text:p>For knowledge is of things we see;</text:p>
            <text:p>And yet we trust it comes from thee,</text:p>
            <text:p>A beam of darkness: let it grow.</text:p>
            <text:p/>
            <text:p>Let knowledge grow from more to more,</text:p>
            <text:p>But more of reverence in us dwell;</text:p>
            <text:p>That mind and soul, according well,</text:p>
            <text:p>May make one music as before,</text:p>
            <text:p/>
            <text:p>But vaster. We are fools and slight;</text:p>
            <text:p>We mock thee when we do not fear;</text:p>
            <text:p>But help thy foolish ones to bear;</text:p>
            <text:p>Help thy vain worlds to bear thy light.</text:p>
            <text:p/>
            <text:p>Forgive what seemed my sin in me;</text:p>
            <text:p>What seem’d my worth since I began;</text:p>
            <text:p>For merit lies from man to man,</text:p>
            <text:p>And not from man, O Lord, to thee.”</text:p>
            <text:p/>
            <text:p>This cheered Robert and he resolved to have more <text:span text:style-name="T3">faith</text:span>, realizing that while he could not see or understand Marie’s action he must have <text:span text:style-name="T3">faith</text:span> and love and trust her, and trust that time would bring understanding and solve the problem.</text:p>
          </table:table-cell>
          <table:table-cell office:value-type="string">
            <text:p>90 + 45 = 135, which is one of the angles of 45, which is 360/8.</text:p>
          </table:table-cell>
          <table:table-cell/>
        </table:table-row>
        <table:table-row table:style-name="ro88">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75">
          <table:table-cell/>
          <table:table-cell office:value-type="string">
            <text:p>215</text:p>
          </table:table-cell>
          <table:table-cell table:number-columns-repeated="2"/>
          <table:table-cell office:value-type="string">
            <text:p>Robert read Hebrews 11: 3 and 5:</text:p>
            <text:p/>
            <text:p>Through <text:span text:style-name="T3">faith</text:span> we understand that the worlds were framed by the word of God, so that the things which are seen were not made of things which do appear.</text:p>
            <text:p/>
            <text:p>By <text:span text:style-name="T3">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3">faith was the great </text:span><text:span text:style-name="T3">sustaining force</text:span>, and that without <text:span text:style-name="T3">faith</text:span> it was impossible to please God, for he read where it says, "For he that cometh to God must believe that he is, and that he is a rewarder of them that diligently seek him." Robert knew that he had <text:span text:style-name="T3">faith</text:span> and that that <text:span text:style-name="T3">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89">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3"/></text:p>
            <text:p>"Lord, thou workest in mysterious ways thy wonders to perform. I know that by <text:span text:style-name="T3">faith</text:span> and thru <text:span text:style-name="T3">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table:table-cell table:style-name="ce5"/>
        </table:table-row>
        <table:table-row table:style-name="ro89" table:number-rows-repeated="18">
          <table:table-cell table:number-columns-repeated="6"/>
          <table:table-cell table:style-name="ce5"/>
        </table:table-row>
        <table:table-row table:style-name="ro89" table:number-rows-repeated="57">
          <table:table-cell table:number-columns-repeated="7"/>
        </table:table-row>
        <table:table-row table:style-name="ro89">
          <table:table-cell table:number-columns-repeated="7"/>
        </table:table-row>
      </table:table>
      <table:table table:name="divine" table:style-name="ta1" table:print="false">
        <table:table-column table:style-name="co8" table:default-cell-style-name="Default"/>
        <table:table-row table:style-name="ro29">
          <table:table-cell/>
        </table:table-row>
      </table:table>
      <table:table table:name="kneel" table:style-name="ta1" table:print="false">
        <table:table-column table:style-name="co8" table:default-cell-style-name="Default"/>
        <table:table-row table:style-name="ro29">
          <table:table-cell/>
        </table:table-row>
      </table:table>
      <table:table table:name="case" table:style-name="ta1" table:print="false">
        <table:table-column table:style-name="co8" table:default-cell-style-name="Default"/>
        <table:table-row table:style-name="ro29" table:number-rows-repeated="2">
          <table:table-cell/>
        </table:table-row>
        <table:table-row table:style-name="ro29">
          <table:table-cell office:value-type="string">
            <text:p>The word “case” is written in TTTA 21 times.</text:p>
          </table:table-cell>
        </table:table-row>
        <table:table-row table:style-name="ro29">
          <table:table-cell/>
        </table:table-row>
        <table:table-row table:style-name="ro29">
          <table:table-cell office:value-type="string">
            <text:p>pg. 144-145, the poem fits RG's case. <text:s/>Is case a codeword for square? <text:s/>RG's name has 12 letters, and 12 * 12 = 144. <text:s/>The poem is on page 144.</text:p>
          </table:table-cell>
        </table:table-row>
        <table:table-row table:style-name="ro29">
          <table:table-cell office:value-type="string">
            <text:p>pg. 31. <text:s/>Poem fits RG's case, which has a quote at the end of the poem with 49 letters. <text:s/></text:p>
          </table:table-cell>
        </table:table-row>
      </table:table>
      <table:table table:name="despondent" table:style-name="ta1" table:print="false">
        <table:table-column table:style-name="co37" table:default-cell-style-name="ce5"/>
        <table:table-column table:style-name="co8" table:default-cell-style-name="ce5"/>
        <table:table-column table:style-name="co38" table:default-cell-style-name="ce5"/>
        <table:table-column table:style-name="co8" table:default-cell-style-name="ce5"/>
        <table:table-column table:style-name="co39" table:default-cell-style-name="ce5"/>
        <table:table-column table:style-name="co40" table:default-cell-style-name="ce5"/>
        <table:table-row table:style-name="ro29">
          <table:table-cell table:style-name="Default" office:value-type="string">
            <text:p>Excerpts related to “despondent”.</text:p>
          </table:table-cell>
          <table:table-cell table:style-name="Default" table:number-columns-repeated="5"/>
        </table:table-row>
        <table:table-row table:style-name="ro29" table:number-rows-repeated="2">
          <table:table-cell table:style-name="Default" table:number-columns-repeated="6"/>
        </table:table-row>
        <table:table-row table:style-name="ro46">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47">
          <table:table-cell/>
          <table:table-cell office:value-type="float" office:value="32">
            <text:p>32</text:p>
          </table:table-cell>
          <table:table-cell table:style-name="ce19" office:value-type="string">
            <text:p>None given, but it is during or after September 1926.</text:p>
          </table:table-cell>
          <table:table-cell/>
          <table:table-cell table:style-name="ce8" office:value-type="string">
            <text:p>This occurs after RG's farewell letter to Marie, and after Walter sends poem “A Broken Vow” that fits RG's <text:span text:style-name="T3">case</text:span>:</text:p>
            <text:p/>
            <text:p>Robert became very <text:span text:style-name="T3">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48">
          <table:table-cell/>
          <table:table-cell office:value-type="string">
            <text:p>98</text:p>
          </table:table-cell>
          <table:table-cell office:value-type="string">
            <text:p>Letter is dated Sunday, May 1, 1927.</text:p>
          </table:table-cell>
          <table:table-cell/>
          <table:table-cell table:style-name="ce8" office:value-type="string">
            <text:p><text:span text:style-name="T6">Excerpt from Marie's letter to Robert:</text:span></text:p>
            <text:p><text:span text:style-name="T6">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7">despondent</text:span><text:span text:style-name="T6">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3">triumph</text:span> for him, but <text:span text:style-name="T3">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3">despondent</text:span>. <text:span text:style-name="T3">Thanksgiving Day</text:span>, Walter and Edna arranged a <text:span text:style-name="T3">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3">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9" table:number-rows-repeated="11">
          <table:table-cell table:number-columns-repeated="6"/>
        </table:table-row>
        <table:table-row table:style-name="ro49">
          <table:table-cell table:number-columns-repeated="6"/>
        </table:table-row>
      </table:table>
      <table:table table:name="inspire" table:style-name="ta1" table:print="false">
        <table:table-column table:style-name="co8" table:default-cell-style-name="Default"/>
        <table:table-row table:style-name="ro29">
          <table:table-cell office:value-type="string">
            <text:p>The word “inspire” or “inspiration”.</text:p>
          </table:table-cell>
        </table:table-row>
        <table:table-row table:style-name="ro29">
          <table:table-cell/>
        </table:table-row>
        <table:table-row table:style-name="ro29">
          <table:table-cell office:value-type="string">
            <text:p>pg. 126 says that the word “inspiration” means “breathed into.”</text:p>
          </table:table-cell>
        </table:table-row>
        <table:table-row table:style-name="ro29">
          <table:table-cell office:value-type="string">
            <text:p>pg. 126: The quote: “All scripture is given by the inspiration of God.” contains 8 words and 37 letters. </text:p>
          </table:table-cell>
        </table:table-row>
      </table:table>
      <table:table table:name="hope" table:style-name="ta1">
        <table:table-column table:style-name="co41" table:default-cell-style-name="ce5"/>
        <table:table-column table:style-name="co8" table:default-cell-style-name="ce5"/>
        <table:table-column table:style-name="co42" table:default-cell-style-name="ce5"/>
        <table:table-column table:style-name="co43" table:default-cell-style-name="ce5"/>
        <table:table-column table:style-name="co44" table:default-cell-style-name="ce5"/>
        <table:table-column table:style-name="co45" table:default-cell-style-name="ce5"/>
        <table:table-row table:style-name="ro2">
          <table:table-cell table:style-name="Default" office:value-type="string">
            <text:p>Exerpts mentioning the word “hope” in TTTA.</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2">
          <table:table-cell table:style-name="Default" table:number-columns-repeated="6"/>
        </table:table-row>
        <table:table-row table:style-name="ro29">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29">
          <table:table-cell table:style-name="Default" office:value-type="string">
            <text:p>rluu: Page 131. <text:s/>“hope would depart from him”</text:p>
          </table:table-cell>
          <table:table-cell table:style-name="Default" table:number-columns-repeated="5"/>
        </table:table-row>
        <table:table-row table:style-name="ro29">
          <table:table-cell table:style-name="Default" office:value-type="string">
            <text:p>pg. 335 talks about hope also.</text:p>
          </table:table-cell>
          <table:table-cell table:style-name="Default" table:number-columns-repeated="5"/>
        </table:table-row>
        <table:table-row table:style-name="ro2">
          <table:table-cell table:style-name="Default" table:number-columns-repeated="6"/>
        </table:table-row>
        <table:table-row table:style-name="ro29">
          <table:table-cell table:style-name="Default" table:number-columns-repeated="6"/>
        </table:table-row>
        <table:table-row table:style-name="ro29">
          <table:table-cell table:style-name="Default" office:value-type="string">
            <text:p>Below are just some excerpts of the word “hope” used.</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number-columns-repeated="6"/>
        </table:table-row>
        <table:table-row table:style-name="ro3">
          <table:table-cell table:number-columns-repeated="2" office:value-type="string">
            <text:p>1</text:p>
          </table:table-cell>
          <table:table-cell table:number-columns-repeated="2"/>
          <table:table-cell office:value-type="string">
            <text:p>She had always <text:span text:style-name="T3">hoped</text:span> that this, her third son, would be born on Sunday, but</text:p>
            <text:p>he was born late Saturday night, June 9th, 1906.</text:p>
          </table:table-cell>
          <table:table-cell/>
        </table:table-row>
        <table:table-row table:style-name="ro44">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3">hoped</text:span> that the youngest son might fulfill the ambitions he had for his first born.</text:p>
          </table:table-cell>
          <table:table-cell/>
        </table:table-row>
        <table:table-row table:style-name="ro44">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3">hoped</text:span> that she would have a son born who would be a preacher, so she thought that little Robert might fulfill her <text:span text:style-name="T3">hopes</text:span> and ambitions.</text:p>
          </table:table-cell>
          <table:table-cell/>
        </table:table-row>
        <table:table-row table:style-name="ro41">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3">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3">hope</text:span> for the future and on that <text:span text:style-name="T3">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3"> there was room for hope</text:span> and that<text:span text:style-name="T3"> the future was lined with hopes</text:span>. He resolved never to waver. Then read "A Psalm of Life" by Longfellow: […]</text:p>
          </table:table-cell>
          <table:table-cell/>
        </table:table-row>
        <table:table-row table:style-name="ro50">
          <table:table-cell/>
          <table:table-cell office:value-type="string">
            <text:p>169</text:p>
          </table:table-cell>
          <table:table-cell table:number-columns-repeated="2"/>
          <table:table-cell office:value-type="string">
            <text:p>He knew that he had great <text:span text:style-name="T3">love</text:span> and great <text:span text:style-name="T3">trust</text:span>, and that that <text:span text:style-name="T3">love</text:span>, and the <text:span text:style-name="T18">hope</text:span> of Marie, would give him ambition and courage to continue on. It was now getting late and no news had come of Marie. <text:span text:style-name="T3">Robert realized his birthday</text:span> was passing and<text:span text:style-name="T3"> his hopes for the present were blasted.</text:span></text:p>
          </table:table-cell>
          <table:table-cell/>
        </table:table-row>
        <table:table-row table:style-name="ro33">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3">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44">
          <table:table-cell/>
          <table:table-cell office:value-type="string">
            <text:p>205</text:p>
          </table:table-cell>
          <table:table-cell table:number-columns-repeated="2"/>
          <table:table-cell office:value-type="string">
            <text:p>Man’s greatest enemy in speculation is ‘<text:span text:style-name="T3">hope</text:span>.’ He refuses to face facts, and facts are stubborn things. <text:span text:style-name="T3">Hope</text:span> spurs us on. It may be <text:span text:style-name="T3">an anchor to the soul</text:span><text:span text:style-name="T13">,</text:span> but a very slim anchor in speculation, when facts are against us.” <text:s/></text:p>
          </table:table-cell>
          <table:table-cell office:value-type="string">
            <text:p>Hope is an anchor to the soul (Sun?).</text:p>
          </table:table-cell>
        </table:table-row>
        <table:table-row table:style-name="ro5">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3">hope</text:span> which will carry you to success. When that <text:span text:style-name="T3">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3">hope</text:span>, <text:span text:style-name="T13">the angel of memory</text:span> would steal over me and I would again <text:span text:style-name="T3">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3">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33" table:number-rows-repeated="48">
          <table:table-cell table:number-columns-repeated="6"/>
        </table:table-row>
        <table:table-row table:style-name="ro33">
          <table:table-cell table:number-columns-repeated="6"/>
        </table:table-row>
      </table:table>
      <table:table table:name="love" table:style-name="ta1">
        <table:table-column table:style-name="co8" table:default-cell-style-name="Default"/>
        <table:table-row table:style-name="ro29">
          <table:table-cell/>
        </table:table-row>
      </table:table>
      <table:table table:name="woman" table:style-name="ta1">
        <table:table-column table:style-name="co46" table:default-cell-style-name="Default"/>
        <table:table-row table:style-name="ro2">
          <table:table-cell office:value-type="string">
            <text:p>See pages 190 and 191 about “woman”</text:p>
          </table:table-cell>
        </table:table-row>
        <table:table-row table:style-name="ro2">
          <table:table-cell/>
        </table:table-row>
        <table:table-row table:style-name="ro10">
          <table:table-cell table:style-name="ce5"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2">
          <table:table-cell/>
        </table:table-row>
        <table:table-row table:style-name="ro1">
          <table:table-cell office:value-type="string">
            <text:p>pg. 415. <text:s/>rluu: The <text:span text:style-name="T3">cause</text:span> is Women. <text:s/>So understand women (the cause), and you can understand the effect.</text:p>
          </table:table-cell>
        </table:table-row>
        <table:table-row table:style-name="ro2">
          <table:table-cell/>
        </table:table-row>
        <table:table-row table:style-name="ro2">
          <table:table-cell office:value-type="string">
            <text:p>“good” is probably a keyword that maps to “righteous” in the bible. <text:s/>(for righteous woman).</text:p>
          </table:table-cell>
        </table:table-row>
        <table:table-row table:style-name="ro2">
          <table:table-cell/>
        </table:table-row>
        <table:table-row table:style-name="ro25">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2" table:number-rows-repeated="1048566">
          <table:table-cell/>
        </table:table-row>
        <table:table-row table:style-name="ro2">
          <table:table-cell/>
        </table:table-row>
      </table:table>
      <table:table table:name="key" table:style-name="ta1">
        <table:table-column table:style-name="co8" table:default-cell-style-name="Default"/>
        <table:table-row table:style-name="ro29">
          <table:table-cell/>
        </table:table-row>
      </table:table>
      <table:table table:name="star" table:style-name="ta1" table:print="false">
        <table:table-column table:style-name="co8" table:default-cell-style-name="Default"/>
        <table:table-row table:style-name="ro29">
          <table:table-cell/>
        </table:table-row>
      </table:table>
      <table:table table:name="cedar" table:style-name="ta1" table:print="false">
        <table:table-column table:style-name="co47" table:default-cell-style-name="ce5"/>
        <table:table-column table:style-name="co48" table:default-cell-style-name="ce5"/>
        <table:table-column table:style-name="co49" table:default-cell-style-name="ce5"/>
        <table:table-column table:style-name="co50" table:default-cell-style-name="ce5"/>
        <table:table-column table:style-name="co51" table:default-cell-style-name="ce5"/>
        <table:table-column table:style-name="co45" table:default-cell-style-name="ce5"/>
        <table:table-row table:style-name="ro29">
          <table:table-cell table:style-name="Default" office:value-type="string">
            <text:p>Excerpts related to the word “cedar”.</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3">lumber</text:span> to build wheels for the bicycle but none of them worked successfully. <text:s/>Finally his mother suggested that he use thin <text:span text:style-name="T3">cedar</text:span> boards because <text:span text:style-name="T3">cedar</text:span> was durable in the water, was light and would float easily. He finally succeeded in building the wheels out of <text:span text:style-name="T3">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3">wooden</text:span> wheels and pumped them up. When they were filled with air, they pushed against the <text:span text:style-name="T3">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1">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3">Lebanon</text:span>, and took the highest branch of the <text:span text:style-name="T3">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38">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3">cedar</text:span>":</text:p>
            <text:p/>
          </table:table-cell>
          <table:table-cell/>
        </table:table-row>
        <table:table-row table:style-name="ro52">
          <table:table-cell/>
          <table:table-cell office:value-type="string">
            <text:p>368-369 (“cedar” mentioned on pg. 369)</text:p>
          </table:table-cell>
          <table:table-cell table:number-columns-repeated="2"/>
          <table:table-cell table:style-name="ce21"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3">great eagle</text:span> with great wings, long-winged, full of feathers, which had divers colours, came unto <text:span text:style-name="T3">Lebanon</text:span>, and took the highest branch of the <text:span text:style-name="T3">cedar</text:span>." This referred to <text:span text:style-name="T3">Uncle Sam</text:span>, the great eagle that was winning the war. <text:s/>The <text:span text:style-name="T3">cedar</text:span> referred to the <text:span text:style-name="T3">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52" table:number-rows-repeated="57">
          <table:table-cell table:number-columns-repeated="6"/>
        </table:table-row>
        <table:table-row table:style-name="ro52">
          <table:table-cell table:number-columns-repeated="6"/>
        </table:table-row>
      </table:table>
      <table:table table:name="sweet" table:style-name="ta1" table:print="false">
        <table:table-column table:style-name="co8" table:default-cell-style-name="Default"/>
        <table:table-row table:style-name="ro29">
          <table:table-cell/>
        </table:table-row>
      </table:table>
      <table:table table:name="bank" table:style-name="ta1" table:print="false">
        <table:table-column table:style-name="co24" table:default-cell-style-name="ce5"/>
        <table:table-column table:style-name="co8" table:default-cell-style-name="ce5"/>
        <table:table-column table:style-name="co18" table:default-cell-style-name="ce5"/>
        <table:table-column table:style-name="co52" table:default-cell-style-name="ce5"/>
        <table:table-column table:style-name="co53" table:default-cell-style-name="ce5"/>
        <table:table-column table:style-name="co45" table:default-cell-style-name="ce5"/>
        <table:table-row table:style-name="ro29">
          <table:table-cell table:style-name="Default" office:value-type="string">
            <text:p>Excerpts related to “bank” (e.g. “banker”, “banking”, etc.)</text:p>
          </table:table-cell>
          <table:table-cell table:style-name="Default" table:number-columns-repeated="5"/>
        </table:table-row>
        <table:table-row table:style-name="ro29">
          <table:table-cell table:style-name="Default" table:number-columns-repeated="6"/>
        </table:table-row>
        <table:table-row table:style-name="ro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29">
          <table:table-cell table:style-name="Default" table:number-columns-repeated="6"/>
        </table:table-row>
        <table:table-row table:style-name="ro4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18">banker</text:span><text:span text:style-name="T3">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54">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3"> banking center of the world. </text:span>Then came the great war in 1914 which changed everything. England lost control of the seas. She lost her power as the great <text:span text:style-name="T3">banking nation of the world</text:span>. The <text:span text:style-name="T3">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3">banking nation of the world</text:span> and the foreign countries owed large sums of money to the United States. This country has continued to prosper since the war, the <text:span text:style-name="T3">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3">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1">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3">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14" office:value-type="string">
            <text:p><text:span text:style-name="T6">How Livermore, the boy wonder of 1907 and 1908, had accumulated millions, owned fine yachts, lost everything, had gone thru </text:span><text:span text:style-name="T7">bankruptcy</text:span><text:span text:style-name="T6">, but had later recouped his fortunes. <text:s/></text:span><text:span text:style-name="T8"><text:s/>How Eugene Scales, another striking example, </text:span><text:span text:style-name="T6">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7">bankruptcy</text:span><text:span text:style-name="T6">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world" table:style-name="ta1" table:print="false">
        <table:table-column table:style-name="co34" table:default-cell-style-name="ce21"/>
        <table:table-column table:style-name="co54" table:default-cell-style-name="ce21"/>
        <table:table-column table:style-name="co29" table:default-cell-style-name="ce21"/>
        <table:table-column table:style-name="co55" table:default-cell-style-name="ce21"/>
        <table:table-column table:style-name="co56" table:default-cell-style-name="ce5"/>
        <table:table-column table:style-name="co57" table:default-cell-style-name="ce21"/>
        <table:table-row table:style-name="ro29">
          <table:table-cell table:style-name="Default" office:value-type="string">
            <text:p>The word “world”.</text:p>
          </table:table-cell>
          <table:table-cell table:style-name="Default" table:number-columns-repeated="5"/>
        </table:table-row>
        <table:table-row table:style-name="ro29">
          <table:table-cell table:style-name="Default" office:value-type="string">
            <text:p>The word “world” shows up in TTTA 220 times.</text:p>
          </table:table-cell>
          <table:table-cell table:style-name="Default" table:number-columns-repeated="5"/>
        </table:table-row>
        <table:table-row table:style-name="ro29" table:number-rows-repeated="2">
          <table:table-cell table:style-name="Default" table:number-columns-repeated="6"/>
        </table:table-row>
        <table:table-row table:style-name="ro55">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29">
          <table:table-cell table:style-name="Default" table:number-columns-repeated="6"/>
        </table:table-row>
        <table:table-row table:style-name="ro1">
          <table:table-cell table:style-name="ce4" office:value-type="string">
            <text:p><text:span text:style-name="T19">Note: Below are </text:span><text:span text:style-name="T20">only some</text:span><text:span text:style-name="T19"> excerpts related to the word “world”, thus it is not a comprehensive list. <text:s/>Continue adding entries before page 92, and after page 240.</text:span></text:p>
          </table:table-cell>
          <table:table-cell table:style-name="Default" table:number-columns-repeated="5"/>
        </table:table-row>
        <table:table-row table:style-name="ro29">
          <table:table-cell table:style-name="Default" table:number-columns-repeated="6"/>
        </table:table-row>
        <table:table-row table:style-name="ro46">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92</text:p>
          </table:table-cell>
          <table:table-cell table:number-columns-repeated="2"/>
          <table:table-cell table:style-name="ce21"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3">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37">
          <table:table-cell/>
          <table:table-cell office:value-type="string">
            <text:p>93</text:p>
          </table:table-cell>
          <table:table-cell table:number-columns-repeated="2"/>
          <table:table-cell table:style-name="ce21" office:value-type="string">
            <text:p><text:span text:style-name="T3">Love</text:span> is indeed the greatest thing in the <text:span text:style-name="T3">world</text:span> and you are the greatest woman in the <text:span text:style-name="T3">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3">faith</text:span> in me urges me on to greater things.</text:p>
          </table:table-cell>
          <table:table-cell/>
        </table:table-row>
        <table:table-row table:style-name="ro56">
          <table:table-cell/>
          <table:table-cell office:value-type="string">
            <text:p>97-98</text:p>
          </table:table-cell>
          <table:table-cell table:number-columns-repeated="2"/>
          <table:table-cell table:style-name="ce21" office:value-type="string">
            <text:p>I am going to tell you a dream that I had a few nights ago. <text:s/>I saw you a great success. Fortune was smiling on you. The <text:span text:style-name="T18">world</text:span> was at your <text:span text:style-name="T3">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18">world</text:span><text:span text:style-name="T3">.</text:span> You have all my love and will always have it.</text:p>
            <text:p/>
          </table:table-cell>
          <table:table-cell/>
        </table:table-row>
        <table:table-row table:style-name="ro57">
          <table:table-cell/>
          <table:table-cell office:value-type="string">
            <text:p>100</text:p>
          </table:table-cell>
          <table:table-cell table:number-columns-repeated="2"/>
          <table:table-cell table:style-name="ce21"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3">world of peace</text:span> with all nations united under one kingdom and one God, the God of Love and Justice.</text:p>
          </table:table-cell>
          <table:table-cell/>
        </table:table-row>
        <table:table-row table:style-name="ro58">
          <table:table-cell/>
          <table:table-cell office:value-type="float" office:value="108">
            <text:p>108</text:p>
          </table:table-cell>
          <table:table-cell table:number-columns-repeated="2"/>
          <table:table-cell table:style-name="ce22" office:value-type="string">
            <text:p><text:span text:style-name="T5">He could think of nothing else but Lindbergh's great flight and what it meant to the </text:span><text:span text:style-name="T21">world</text:span><text:span text:style-name="T22">.</text:span></text:p>
          </table:table-cell>
          <table:table-cell/>
        </table:table-row>
        <table:table-row table:style-name="ro55">
          <table:table-cell/>
          <table:table-cell office:value-type="string">
            <text:p>109</text:p>
          </table:table-cell>
          <table:table-cell table:number-columns-repeated="2"/>
          <table:table-cell table:style-name="ce23" office:value-type="string">
            <text:p>He had been so thoughtful to buy cotton and corn for her and sold out the corn with $1,100.00 profit. She told Robert that he was a wonder that he was one of the greatest young men in the <text:span text:style-name="T3">world</text:span> and a genius, and that he would be a greater man than Lindbergh when he was as old as Lindbergh.</text:p>
          </table:table-cell>
          <table:table-cell/>
        </table:table-row>
        <table:table-row table:style-name="ro47">
          <table:table-cell/>
          <table:table-cell office:value-type="string">
            <text:p>110</text:p>
          </table:table-cell>
          <table:table-cell table:number-columns-repeated="2"/>
          <table:table-cell table:style-name="ce23" office:value-type="string">
            <text:p>Her love had guided him safely thus far and would lead him on to greater things. He had dreamed of the time when he would come home<text:span text:style-name="T3"> at night </text:span>from his work or study, to find her there and see her beautiful eyes, the lights that would guide him on to success. <text:span text:style-name="T3">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59">
          <table:table-cell/>
          <table:table-cell office:value-type="string">
            <text:p>116</text:p>
          </table:table-cell>
          <table:table-cell office:value-type="string">
            <text:p>Saturday night, June 4, [1927], on the “Sunshine Special”.</text:p>
          </table:table-cell>
          <table:table-cell/>
          <table:table-cell table:style-name="ce23"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18">world</text:span> and Robert was too happy for words. They sat there and talked of their future <text:span text:style-name="T3">plans</text:span> until after midnight.</text:p>
          </table:table-cell>
          <table:table-cell/>
        </table:table-row>
        <table:table-row table:style-name="ro59">
          <table:table-cell/>
          <table:table-cell office:value-type="string">
            <text:p>121</text:p>
          </table:table-cell>
          <table:table-cell office:value-type="string">
            <text:p>None given, but it is the morning of June 5, 1927, after </text:p>
          </table:table-cell>
          <table:table-cell/>
          <table:table-cell table:style-name="ce23"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1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60">
          <table:table-cell/>
          <table:table-cell office:value-type="string">
            <text:p>121</text:p>
          </table:table-cell>
          <table:table-cell office:value-type="string">
            <text:p>None given, but it is the morning of June 5, 1927, after </text:p>
          </table:table-cell>
          <table:table-cell/>
          <table:table-cell table:style-name="ce23" office:value-type="string">
            <text:p>Then he pondered the next line where she said: "You will get everything you want." He thought, "My God, there is only one thing that I do want, there is only one thing in this <text:span text:style-name="T1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61">
          <table:table-cell/>
          <table:table-cell office:value-type="string">
            <text:p>125</text:p>
          </table:table-cell>
          <table:table-cell table:number-columns-repeated="2"/>
          <table:table-cell table:style-name="ce23" office:value-type="string">
            <text:p>As he slowly turned the pages of the paper looking for something he knew not what, suddenly his eyes fell upon the heading; "The Best Thing on Earth" by R. L. Cole. The first thought that entered Robert's mind was that<text:span text:style-name="T3"> the best thing on earth</text:span> was Marie and that<text:span text:style-name="T3">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62">
          <table:table-cell/>
          <table:table-cell office:value-type="string">
            <text:p>135</text:p>
          </table:table-cell>
          <table:table-cell table:number-columns-repeated="2"/>
          <table:table-cell table:style-name="ce23" office:value-type="string">
            <text:p>Robert felt that love might be trouble, but that<text:span text:style-name="T3"> love was the greatest and sweetest thing in the world</text:span> and that he would go thru any troubles in the <text:span text:style-name="T18">world</text:span>, suffer anything, only to regain Marie and her love.</text:p>
          </table:table-cell>
          <table:table-cell office:value-type="string">
            <text:p>Love was the greatest and sweetest thing in the world.</text:p>
          </table:table-cell>
        </table:table-row>
        <table:table-row table:style-name="ro63">
          <table:table-cell/>
          <table:table-cell office:value-type="string">
            <text:p>166</text:p>
          </table:table-cell>
          <table:table-cell table:number-columns-repeated="2"/>
          <table:table-cell table:style-name="ce23"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3">this day, his birthday, </text:span>when she would <text:span text:style-name="T3">return </text:span><text:span text:style-name="T13">t</text:span>o him and he might claim her for his own. Thought of Marie's words, that hope and anticipation are greater than realization, but felt that nothing in the<text:span text:style-name="T1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3">
          <table:table-cell/>
          <table:table-cell office:value-type="string">
            <text:p>166-167</text:p>
          </table:table-cell>
          <table:table-cell table:number-columns-repeated="2"/>
          <table:table-cell table:style-name="ce23"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1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64">
          <table:table-cell/>
          <table:table-cell office:value-type="string">
            <text:p>171</text:p>
          </table:table-cell>
          <table:table-cell table:number-columns-repeated="2"/>
          <table:table-cell table:style-name="ce23" office:value-type="string">
            <text:p>Robert bought evening newspapers and looked over the Financial Page; noted that cotton, wheat and corn had advanced that day. His birthday had indeed been a success, financially, and <text:span text:style-name="T3">his 21st birthday found him on top of the </text:span><text:span text:style-name="T1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47">
          <table:table-cell/>
          <table:table-cell office:value-type="string">
            <text:p>174</text:p>
          </table:table-cell>
          <table:table-cell table:number-columns-repeated="2"/>
          <table:table-cell table:style-name="ce24" office:value-type="string">
            <text:p><text:span text:style-name="T6">Psalms 19: 1, 4 and 6:</text:span></text:p>
            <text:p><text:span text:style-name="T6">The heavens declare the glory of God: and the firmament sheweth his handywork.</text:span></text:p>
            <text:p><text:span text:style-name="T6"/></text:p>
            <text:p><text:span text:style-name="T6">Their line is gone out thru all the earth, and their words to the end of the </text:span><text:span text:style-name="T7">world</text:span><text:span text:style-name="T6">. In them hath he set a tabernacle for the sun;</text:span></text:p>
            <text:p><text:span text:style-name="T6"/></text:p>
            <text:p><text:span text:style-name="T6">His going forth is from the end of the heaven, and his circuit unto the ends of it: and there is nothing hid from the heat thereof.</text:span></text:p>
          </table:table-cell>
          <table:table-cell/>
        </table:table-row>
        <table:table-row table:style-name="ro65">
          <table:table-cell/>
          <table:table-cell office:value-type="string">
            <text:p>183</text:p>
          </table:table-cell>
          <table:table-cell table:number-columns-repeated="2"/>
          <table:table-cell table:style-name="ce24"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3">there eventually would be one God and one united people</text:span> and that <text:span text:style-name="T3">Love would rule the</text:span> <text:span text:style-name="T1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3">Then would come peace, when God would rule the </text:span><text:span text:style-name="T18">world</text:span><text:span text:style-name="T3"> and Love would be the motive behind every act.</text:span></text:p>
          </table:table-cell>
          <table:table-cell/>
        </table:table-row>
        <table:table-row table:style-name="ro66">
          <table:table-cell/>
          <table:table-cell office:value-type="string">
            <text:p>183-184</text:p>
          </table:table-cell>
          <table:table-cell table:number-columns-repeated="2"/>
          <table:table-cell table:style-name="ce24"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3">world</text:span>. Then came the great war in 1914 which changed everything. England lost control of the seas. She lost her power as the great banking nation of the <text:span text:style-name="T3">world</text:span>. The gold supply of the <text:span text:style-name="T3">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3">world</text:span> and the foreign countries owed large sums of money to the United States. This country has continued to prosper since the war, the gold supply of the <text:span text:style-name="T3">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3">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47">
          <table:table-cell/>
          <table:table-cell office:value-type="string">
            <text:p>186</text:p>
          </table:table-cell>
          <table:table-cell table:number-columns-repeated="2"/>
          <table:table-cell table:style-name="ce24"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3">Love is the greatest thing in the world </text:span>and without it men would not get very far. It brings out the noble and better qualities in a man and should always be encouraged.”</text:p>
          </table:table-cell>
          <table:table-cell/>
        </table:table-row>
        <table:table-row table:style-name="ro57">
          <table:table-cell/>
          <table:table-cell office:value-type="string">
            <text:p>187</text:p>
          </table:table-cell>
          <table:table-cell office:value-type="string">
            <text:p>Monday, June 13, [1927].</text:p>
          </table:table-cell>
          <table:table-cell/>
          <table:table-cell table:style-name="ce24" office:value-type="string">
            <text:p>On the following day, Monday, June 13th, Mr. <text:s/>Kennelworth, Robert and Walter arose early to be ready for Colonel Lindbergh’s triumphant march up Broadway. Robert was very enthusiastic about it and talked about what a<text:span text:style-name="T3"> great achievement it was </text:span>and <text:span text:style-name="T3">what it meant to the world</text:span>,<text:span text:style-name="T3">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3">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67">
          <table:table-cell/>
          <table:table-cell office:value-type="string">
            <text:p>188-189</text:p>
          </table:table-cell>
          <table:table-cell table:number-columns-repeated="2"/>
          <table:table-cell table:style-name="ce23" office:value-type="string">
            <text:p>As the play neared the end, and Molly was in great sorrow, and her secret sacrifice had become known to Eric, Robert could restrain his emotions no longer. He turned to Mr. Kennelworth and said, “I wonder if he’ll be <text:span text:style-name="T3">man</text:span> enough to forgive her and appreciate her, as <text:span text:style-name="T3">the greatest woman in the world for him.</text:span> Will his mind be broad enough to realize that she made the supreme sacrifice because of her unselfish love. Now that he has succeeded and has the <text:span text:style-name="T3">world at his feet </text:span>will he turn from her and condemn her as the <text:span text:style-name="T3">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3">love, just as Molly said in the beginning, was the greatest thing in the world,</text:span> and meant more than all the money in the <text:span text:style-name="T3">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64">
          <table:table-cell/>
          <table:table-cell office:value-type="string">
            <text:p>189</text:p>
          </table:table-cell>
          <table:table-cell table:number-columns-repeated="2"/>
          <table:table-cell table:style-name="ce23"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1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68">
          <table:table-cell/>
          <table:table-cell office:value-type="string">
            <text:p>189-190 (“world” mentioned on pg. 190).</text:p>
          </table:table-cell>
          <table:table-cell table:number-columns-repeated="2"/>
          <table:table-cell table:style-name="ce23"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3">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55">
          <table:table-cell/>
          <table:table-cell office:value-type="float" office:value="191">
            <text:p>191</text:p>
          </table:table-cell>
          <table:table-cell table:number-columns-repeated="2"/>
          <table:table-cell table:style-name="ce23" office:value-type="string">
            <text:p>Napoleon said, ‘All the women in the <text:span text:style-name="T3">world</text:span> would not make me lose an hour,’ but history shows that Napoleon did lose sleep over his love for Josephine. He wrote to her -- 'I am sick of men because they keep me away from my love.’</text:p>
          </table:table-cell>
          <table:table-cell/>
        </table:table-row>
        <table:table-row table:style-name="ro46">
          <table:table-cell/>
          <table:table-cell office:value-type="float" office:value="192">
            <text:p>192</text:p>
          </table:table-cell>
          <table:table-cell table:number-columns-repeated="2"/>
          <table:table-cell table:style-name="ce23" office:value-type="string">
            <text:p>Robert answered, “Without love this <text:span text:style-name="T3">world</text:span> would never have existed. It was God’s love for the <text:span text:style-name="T3">world</text:span> that saved it.</text:p>
          </table:table-cell>
          <table:table-cell/>
        </table:table-row>
        <table:table-row table:style-name="ro61">
          <table:table-cell/>
          <table:table-cell office:value-type="string">
            <text:p>193</text:p>
          </table:table-cell>
          <table:table-cell table:number-columns-repeated="2"/>
          <table:table-cell table:style-name="ce23" office:value-type="string">
            <text:p>Love is the elixir of life. It is a greater cure than any medicine. <text:s/>It has built up kingdoms and destroyed nations. You have ambitions now and a desire for gold, but after all, Walter, what can it buy? <text:span text:style-name="T3">All the gold in the world </text:span>cannot buy the tender touch of a little child’s fingers or the lovelight in angel eyes like Marie’s. It gives satisfaction that nothing else can.”</text:p>
          </table:table-cell>
          <table:table-cell/>
        </table:table-row>
        <table:table-row table:style-name="ro46">
          <table:table-cell/>
          <table:table-cell office:value-type="float" office:value="211">
            <text:p>211</text:p>
          </table:table-cell>
          <table:table-cell table:number-columns-repeated="2"/>
          <table:table-cell table:style-name="ce25" office:value-type="string">
            <text:p><text:span text:style-name="T23">The minister whispered consoling words to him, told him that “God so loved the </text:span><text:span text:style-name="T24">world</text:span><text:span text:style-name="T23"> that he gave his only begotten son that whomsoever believeth on him should not perish, but have everlasting life.”</text:span></text:p>
          </table:table-cell>
          <table:table-cell/>
        </table:table-row>
        <table:table-row table:style-name="ro69">
          <table:table-cell/>
          <table:table-cell office:value-type="string">
            <text:p>215</text:p>
          </table:table-cell>
          <table:table-cell table:number-columns-repeated="2"/>
          <table:table-cell table:style-name="ce21"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18">world</text:span>.</text:p>
            <text:p/>
            <text:p>Robert read Hebrews 11: 3 and 5:</text:p>
            <text:p/>
            <text:p>Through faith we understand that the <text:span text:style-name="T18">worlds</text:span> were framed by the word of God, so that the things which are seen were not made of things which do appear.</text:p>
          </table:table-cell>
          <table:table-cell/>
        </table:table-row>
        <table:table-row table:style-name="ro70">
          <table:table-cell/>
          <table:table-cell office:value-type="string">
            <text:p>215-216</text:p>
          </table:table-cell>
          <table:table-cell table:number-columns-repeated="2"/>
          <table:table-cell table:style-name="ce21"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18">world</text:span>, but be transformed by the renewing of your mind, that ye may prove what is that good and acceptable and perfect will of God.</text:p>
          </table:table-cell>
          <table:table-cell/>
        </table:table-row>
        <table:table-row table:style-name="ro61">
          <table:table-cell/>
          <table:table-cell table:style-name="ce5" office:value-type="float" office:value="226">
            <text:p>226</text:p>
          </table:table-cell>
          <table:table-cell table:style-name="ce5"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3">young man in the world</text:span>.</text:p>
          </table:table-cell>
          <table:table-cell table:style-name="ce5"/>
        </table:table-row>
        <table:table-row table:style-name="ro59">
          <table:table-cell/>
          <table:table-cell office:value-type="string">
            <text:p>229</text:p>
          </table:table-cell>
          <table:table-cell table:number-columns-repeated="2"/>
          <table:table-cell table:style-name="ce21"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18">world</text:span> can give."</text:p>
          </table:table-cell>
          <table:table-cell/>
        </table:table-row>
        <table:table-row table:style-name="ro57">
          <table:table-cell/>
          <table:table-cell office:value-type="string">
            <text:p>232</text:p>
          </table:table-cell>
          <table:table-cell table:number-columns-repeated="2"/>
          <table:table-cell table:style-name="ce21"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3">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64">
          <table:table-cell/>
          <table:table-cell office:value-type="string">
            <text:p>240</text:p>
          </table:table-cell>
          <table:table-cell table:number-columns-repeated="2"/>
          <table:table-cell table:style-name="ce21" office:value-type="string">
            <text:p>It was a matter of only a couple of days until they reported that "The St. Marie" was in perfect shape and could stand a trip around the <text:span text:style-name="T1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71" table:number-rows-repeated="9">
          <table:table-cell table:number-columns-repeated="4"/>
          <table:table-cell table:style-name="ce21"/>
          <table:table-cell/>
        </table:table-row>
        <table:table-row table:style-name="ro71" table:number-rows-repeated="21">
          <table:table-cell table:style-name="ce5" table:number-columns-repeated="4"/>
          <table:table-cell/>
          <table:table-cell table:style-name="ce5"/>
        </table:table-row>
        <table:table-row table:style-name="ro71">
          <table:table-cell table:style-name="ce5" table:number-columns-repeated="4"/>
          <table:table-cell/>
          <table:table-cell table:style-name="ce5"/>
        </table:table-row>
      </table:table>
      <table:table table:name="thing" table:style-name="ta1" table:print="false">
        <table:table-column table:style-name="co8" table:default-cell-style-name="Default"/>
        <table:table-row table:style-name="ro29">
          <table:table-cell office:value-type="string">
            <text:p>Word “thing” or “things”.</text:p>
          </table:table-cell>
        </table:table-row>
        <table:table-row table:style-name="ro29">
          <table:table-cell office:value-type="string">
            <text:p>pg. 126 has the article “The Best Thing On Earth”. <text:s/>This article mentions 11 years old.</text:p>
          </table:table-cell>
        </table:table-row>
        <table:table-row table:style-name="ro29">
          <table:table-cell office:value-type="string">
            <text:p>pg. 110 mentions Mari's love leading him on to greater “things”. <text:s/>110 has 11 as a factor.</text:p>
          </table:table-cell>
        </table:table-row>
        <table:table-row table:style-name="ro29">
          <table:table-cell/>
        </table:table-row>
        <table:table-row table:style-name="ro72">
          <table:table-cell office:value-type="string">
            <text:p>rluu_20130308: I think “thing” might mean 11.</text:p>
          </table:table-cell>
        </table:table-row>
      </table:table>
      <table:table table:name="pine" table:style-name="ta1" table:print="false">
        <table:table-column table:style-name="co58" table:default-cell-style-name="ce5"/>
        <table:table-column table:style-name="co59" table:default-cell-style-name="ce5"/>
        <table:table-column table:style-name="co60" table:default-cell-style-name="ce5"/>
        <table:table-column table:style-name="co61" table:default-cell-style-name="ce5"/>
        <table:table-column table:style-name="co62" table:default-cell-style-name="ce5"/>
        <table:table-column table:style-name="co63" table:default-cell-style-name="ce5"/>
        <table:table-row table:style-name="ro29">
          <table:table-cell table:style-name="Default" office:value-type="string">
            <text:p>Excerpts related to the word “pine”.</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3">cedar</text:span> was durable in the water, was light and would float easily. He finally succeeded in building the wheels out of cedar and after heating <text:span text:style-name="T3">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40">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40" table:number-rows-repeated="43">
          <table:table-cell table:number-columns-repeated="6"/>
        </table:table-row>
        <table:table-row table:style-name="ro40">
          <table:table-cell table:number-columns-repeated="6"/>
        </table:table-row>
      </table:table>
      <table:table table:name="19" table:style-name="ta1">
        <table:table-column table:style-name="co8" table:default-cell-style-name="Default"/>
        <table:table-row table:style-name="ro29">
          <table:table-cell/>
        </table:table-row>
      </table:table>
      <table:table table:name="37" table:style-name="ta1">
        <table:table-column table:style-name="co8" table:default-cell-style-name="Default"/>
        <table:table-row table:style-name="ro29">
          <table:table-cell/>
        </table:table-row>
      </table:table>
      <table:table table:name="40" table:style-name="ta1" table:print="false">
        <table:table-column table:style-name="co8" table:default-cell-style-name="Default"/>
        <table:table-row table:style-name="ro29">
          <table:table-cell/>
        </table:table-row>
      </table:table>
      <table:table table:name="69" table:style-name="ta1">
        <table:table-column table:style-name="co8" table:default-cell-style-name="Default"/>
        <table:table-row table:style-name="ro29">
          <table:table-cell/>
        </table:table-row>
      </table:table>
      <table:table table:name="77" table:style-name="ta1">
        <table:table-column table:style-name="co8" table:default-cell-style-name="Default"/>
        <table:table-row table:style-name="ro29">
          <table:table-cell/>
        </table:table-row>
      </table:table>
      <table:table table:name="110" table:style-name="ta1" table:print="false">
        <table:table-column table:style-name="co8" table:default-cell-style-name="Default"/>
        <table:table-row table:style-name="ro29">
          <table:table-cell/>
        </table:table-row>
      </table:table>
      <table:table table:name="morning_sunrise_am" table:style-name="ta1" table:print="false">
        <table:table-column table:style-name="co8" table:default-cell-style-name="Default"/>
        <table:table-row table:style-name="ro29">
          <table:table-cell/>
        </table:table-row>
      </table:table>
      <table:table table:name="evening_sunset_pm" table:style-name="ta1" table:print="false">
        <table:table-column table:style-name="co8" table:default-cell-style-name="Default"/>
        <table:table-row table:style-name="ro29">
          <table:table-cell/>
        </table:table-row>
      </table:table>
      <table:table table:name="day" table:style-name="ta1" table:print="false">
        <table:table-column table:style-name="co8" table:default-cell-style-name="Default"/>
        <table:table-row table:style-name="ro29">
          <table:table-cell/>
        </table:table-row>
      </table:table>
      <table:table table:name="night" table:style-name="ta1" table:print="false">
        <table:table-column table:style-name="co8" table:default-cell-style-name="Default"/>
        <table:table-row table:style-name="ro29">
          <table:table-cell/>
        </table:table-row>
      </table:table>
      <table:table table:name="window" table:style-name="ta1" table:print="false">
        <table:table-column table:style-name="co8" table:default-cell-style-name="Default"/>
        <table:table-row table:style-name="ro29">
          <table:table-cell/>
        </table:table-row>
      </table:table>
      <table:table table:name="plan" table:style-name="ta1" table:print="false">
        <table:table-column table:style-name="co8" table:default-cell-style-name="Default"/>
        <table:table-row table:style-name="ro29">
          <table:table-cell/>
        </table:table-row>
      </table:table>
      <table:table table:name="birthday" table:style-name="ta1" table:print="false">
        <table:table-column table:style-name="co64" table:default-cell-style-name="ce5"/>
        <table:table-column table:style-name="co8" table:default-cell-style-name="ce5"/>
        <table:table-column table:style-name="co65" table:default-cell-style-name="ce5"/>
        <table:table-column table:style-name="co8" table:default-cell-style-name="ce5"/>
        <table:table-column table:style-name="co66" table:default-cell-style-name="ce5"/>
        <table:table-column table:style-name="co67" table:default-cell-style-name="ce5"/>
        <table:table-row table:style-name="ro29">
          <table:table-cell table:style-name="Default" office:value-type="string">
            <text:p>Excerpts related to the word “birthday”</text:p>
          </table:table-cell>
          <table:table-cell table:style-name="Default" table:number-columns-repeated="5"/>
        </table:table-row>
        <table:table-row table:style-name="ro29">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29">
          <table:table-cell table:style-name="Default" office:value-type="string">
            <text:p>The word “birthday” is mentioned 40 times in TTTA.</text:p>
          </table:table-cell>
          <table:table-cell table:style-name="Default" table:number-columns-repeated="5"/>
        </table:table-row>
        <table:table-row table:style-name="ro29">
          <table:table-cell table:style-name="Default" office:value-type="string">
            <text:p>The word “birthday” is talked about a lot on page 360.</text:p>
          </table:table-cell>
          <table:table-cell table:style-name="Default" table:number-columns-repeated="5"/>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3">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40">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text:span text:style-name="T13">June 9th</text:span>, when he would be 21 years of age. When he thought of this a great <text:span text:style-name="T3">hope</text:span> came into his mind. He decided that Marie, for some unknown reason, was hiding until his <text:span text:style-name="T3">birthday</text:span> and intended that they should be married on that day and she was going to be his <text:span text:style-name="T3">birthday</text:span> present. Robert's imagination went wild. He was elated over the <text:span text:style-name="T3">hope</text:span>. <text:s/>It seemed like a sudden inspiration to him. It would be just like Marie to wait until his <text:span text:style-name="T3">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74">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3">hope</text:span> and get ready for a marriage to take place on his <text:span text:style-name="T3">birthday</text:span>. <text:s/>He was so happy over this sudden thought, so elated that he 'phoned Mr. Kennelworth again <text:span text:style-name="T3">that night</text:span> and told him all about it. Mr. Kennelworth, <text:span text:style-name="T3">half-hearted</text:span> but <text:span text:style-name="T3">hope</text:span><text:span text:style-name="T13">ful</text:span>, agreed with Robert that there might be something in it, that Marie might have had some plan of this kind in mind, and sincerely hoped that Robert was right and that this <text:span text:style-name="T3">birthday</text:span> would be the happiest of his life.</text:p>
          </table:table-cell>
          <table:table-cell office:value-type="string">
            <text:p>21st birthday seems to be connected to hope. <text:s/>Both RG and Mr. K are hopeful.</text:p>
          </table:table-cell>
        </table:table-row>
        <table:table-row table:style-name="ro41">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3">hopes</text:span> and theories that Marie would show up on his <text:span text:style-name="T3">birthday</text:span>. Walter said that it would be just like her to do a trick of that kind and that this might be just what it all meant. He thought that Robert had struck on the right idea and was <text:span text:style-name="T3">hope</text:span>ful, too, that the marriage would take place on Robert's birthday. He was to call Robert on the 'phone the next day or Robert should call him just as soon as he got any news. Walter wanted to send congratulations for his <text:span text:style-name="T3">birthday</text:span> and his wedding day. The fact that Walter was so cheerful and shared Robert's views and <text:span text:style-name="T3">hopes</text:span> in the matter, made Robert much happier.</text:p>
          </table:table-cell>
          <table:table-cell office:value-type="string">
            <text:p>21st birthday seems to be connected to hope. <text:s/>Walter and Robert shared hopes in the matter also.</text:p>
          </table:table-cell>
        </table:table-row>
        <table:table-row table:style-name="ro33">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3">birthday</text:span> the following day, and encouraged him to hope for the best and not give way to despair in case Marie did not show up. The special-delivery letter was also from Robert's mother, and read: […]</text:p>
          </table:table-cell>
          <table:table-cell/>
        </table:table-row>
        <table:table-row table:style-name="ro33" table:number-rows-repeated="51">
          <table:table-cell table:number-columns-repeated="6"/>
        </table:table-row>
        <table:table-row table:style-name="ro33">
          <table:table-cell table:number-columns-repeated="6"/>
        </table:table-row>
      </table:table>
      <table:table table:name="age" table:style-name="ta1" table:print="false">
        <table:table-column table:style-name="co68" table:default-cell-style-name="ce5"/>
        <table:table-column table:style-name="co69" table:default-cell-style-name="ce5"/>
        <table:table-column table:style-name="co70" table:default-cell-style-name="ce5"/>
        <table:table-column table:style-name="co61" table:default-cell-style-name="ce5"/>
        <table:table-column table:style-name="co71" table:default-cell-style-name="ce5"/>
        <table:table-column table:style-name="co72" table:default-cell-style-name="ce5"/>
        <table:table-row table:style-name="ro29">
          <table:table-cell table:style-name="Default" office:value-type="string">
            <text:p>Excerpts related to the word “age”.</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table-cell office:value-type="float" office:value="2">
            <text:p>2</text:p>
          </table:table-cell>
          <table:table-cell table:number-columns-repeated="2"/>
          <table:table-cell office:value-type="string">
            <text:p>At about the <text:span text:style-name="T3">age</text:span> of <text:span text:style-name="T3">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1">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3">thirteen</text:span> <text:span text:style-name="T3">years</text:span> of <text:span text:style-name="T3">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74">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3">thirteen</text:span> <text:span text:style-name="T3">years</text:span> of <text:span text:style-name="T3">age</text:span> when Robert met her. She was of the true brunette type, with glossy black hair and dark eyes that sparkled like diamonds.</text:p>
          </table:table-cell>
          <table:table-cell table:style-name="ce6" office:value-type="string">
            <text:p>“thirteen years of age”</text:p>
          </table:table-cell>
        </table:table-row>
        <table:table-row table:style-name="ro42">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3">one year younger</text:span> than Robert, his early advantages enabled him to graduate at <text:span text:style-name="T3">fourteen</text:span>, while Robert was graduating at the <text:span text:style-name="T3">age</text:span> of <text:span text:style-name="T3">fifteen</text:span>, and would not have been able to pass all of his examinations except for the help and assistance rendered him by Walter. Marie Stanton, who was then <text:span text:style-name="T3">thirteen years </text:span>of <text:span text:style-name="T3">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6" office:value-type="string">
            <text:p>“fourteen” (one year younger than Robert)</text:p>
            <text:p>“age of fifteen”</text:p>
            <text:p>“thirteen years of age”</text:p>
          </table:table-cell>
        </table:table-row>
        <table:table-row table:style-name="ro32">
          <table:table-cell/>
          <table:table-cell office:value-type="string">
            <text:p>24</text:p>
          </table:table-cell>
          <table:table-cell office:value-type="string">
            <text:p>In 1924</text:p>
          </table:table-cell>
          <table:table-cell/>
          <table:table-cell office:value-type="string">
            <text:p>The <text:span text:style-name="T3">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3">age</text:span>.</text:p>
          </table:table-cell>
          <table:table-cell office:value-type="string">
            <text:p>“age”</text:p>
          </table:table-cell>
        </table:table-row>
        <table:table-row table:style-name="ro33">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3">age</text:span>. From reading of the Bible, war seemed inevitable, and Robert believed that the next war would be in the air.</text:p>
          </table:table-cell>
          <table:table-cell office:value-type="string">
            <text:p>“greatest invention of the age”</text:p>
          </table:table-cell>
        </table:table-row>
        <table:table-row table:style-name="ro36">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3">mathematical sequence</text:span>, the wonderful inventions that brought comfort and convenience to the Atlantians are due to appear again, and we are <text:span text:style-name="T3">now</text:span> only on the threshold of another great <text:span text:style-name="T3">age</text:span>.</text:p>
          </table:table-cell>
          <table:table-cell office:value-type="string">
            <text:p>“great age”</text:p>
          </table:table-cell>
        </table:table-row>
        <table:table-row table:style-name="ro52">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3">age</text:span> of <text:span text:style-name="T3">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75">
          <table:table-cell/>
          <table:table-cell office:value-type="string">
            <text:p>109</text:p>
          </table:table-cell>
          <table:table-cell table:number-columns-repeated="2"/>
          <table:table-cell office:value-type="string">
            <text:p>Robert said that on <text:span text:style-name="T3">June 9th</text:span>, he would be <text:span text:style-name="T3">21 years of age</text:span>, and on that day he wanted to be married and start on his career as a <text:span text:style-name="T3">real man</text:span>. He wanted to go back to Texarkana after the holidays, wind up his affairs and get ready to go to New York. Wanted her to go with him, starting<text:span text:style-name="T3"> Saturday, June 4th</text:span>, so they would arrive on <text:span text:style-name="T3">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3">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1">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3">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3">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33">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13">greatest airships of the</text:span><text:span text:style-name="T3"> age</text:span>.</text:p>
          </table:table-cell>
          <table:table-cell office:value-type="string">
            <text:p>“greatest airship of the age”</text:p>
          </table:table-cell>
        </table:table-row>
        <table:table-row table:style-name="ro52">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June 9th, when he would be <text:span text:style-name="T3">21 years of age</text:span>. When he thought of this a great <text:span text:style-name="T3">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36">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3">age</text:span> enabled him to make enormous profits when stocks reached the <text:span text:style-name="T3">age</text:span> where they would have fast moves up or down in a very short time.</text:p>
          </table:table-cell>
          <table:table-cell/>
        </table:table-row>
        <table:table-row table:style-name="ro51">
          <table:table-cell/>
          <table:table-cell office:value-type="string">
            <text:p>200</text:p>
          </table:table-cell>
          <table:table-cell table:number-columns-repeated="2"/>
          <table:table-cell office:value-type="string">
            <text:p>Robert became known as “The <text:span text:style-name="T3">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3">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3">boy</text:span> wonder of 1907 and 1908, had accumulated […]</text:p>
          </table:table-cell>
          <table:table-cell office:value-type="string">
            <text:p>“over 70 years of age”</text:p>
          </table:table-cell>
        </table:table-row>
        <table:table-row table:style-name="ro38">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3">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1">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3">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3">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52">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3">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33">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3">this was the age of the young man</text:span> and that Robert had demonstrated that he was the <text:span text:style-name="T3">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52">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3">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3">this was the age of the young men</text:span> because they were progressive and <text:span text:style-name="T3">up to the times</text:span>.</text:p>
          </table:table-cell>
          <table:table-cell office:value-type="string">
            <text:p>“he was a young man”</text:p>
            <text:p>“this was the age of the young men”</text:p>
          </table:table-cell>
        </table:table-row>
        <table:table-row table:style-name="ro52" table:number-rows-repeated="64">
          <table:table-cell table:number-columns-repeated="6"/>
        </table:table-row>
        <table:table-row table:style-name="ro52">
          <table:table-cell table:number-columns-repeated="6"/>
        </table:table-row>
      </table:table>
      <table:table table:name="honor" table:style-name="ta1" table:print="false">
        <table:table-column table:style-name="co73" table:default-cell-style-name="ce5"/>
        <table:table-column table:style-name="co74" table:default-cell-style-name="ce5"/>
        <table:table-column table:style-name="co75" table:default-cell-style-name="ce5"/>
        <table:table-column table:style-name="co76" table:default-cell-style-name="ce5"/>
        <table:table-column table:style-name="co77" table:default-cell-style-name="ce5"/>
        <table:table-column table:style-name="co78" table:default-cell-style-name="ce5"/>
        <table:table-row table:style-name="ro29">
          <table:table-cell table:style-name="Default" office:value-type="string">
            <text:p>Excerpts related to the word “honor”.</text:p>
          </table:table-cell>
          <table:table-cell table:style-name="Default" table:number-columns-repeated="5"/>
        </table:table-row>
        <table:table-row table:style-name="ro28">
          <table:table-cell table:style-name="Default" office:value-type="string">
            <text:p>Honor (and various forms of it, e.g. honorable, honors, honored, etc.) written <text:span text:style-name="T3">40</text:span> times.</text:p>
          </table:table-cell>
          <table:table-cell table:style-name="Default" table:number-columns-repeated="5"/>
        </table:table-row>
        <table:table-row table:style-name="ro28">
          <table:table-cell table:style-name="Default" office:value-type="string">
            <text:p>Dishonor (and various forms of it) written <text:span text:style-name="T3">3</text:span> times.</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3"> great man</text:span> some day, an <text:span text:style-name="T3">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3">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38">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3">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3">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3">1925</text:span>, Marie Stanton graduated from High School with the highest of <text:span text:style-name="T3">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34">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3">eighteen years old</text:span>, and had grown more beautiful and began to attract more attention from young men. As the Kennelworths and Stantons had been friends for years, Walter suggested to his parents that they give a party in <text:span text:style-name="T3">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3">hope</text:span>: </text:p>
            <text:p/>
            <text:p>To MARIE,</text:p>
            <text:p><text:s text:c="13"/>GOOD BYE</text:p>
            <text:p/>
            <text:p>And now I fly to bear my wound away,</text:p>
            <text:p>Haply the future heals me of this hurt,</text:p>
            <text:p>Since, sorely wounded, I still keep today</text:p>
            <text:p>Mine <text:span text:style-name="T3">honor</text:span> as an armor around me girt.</text:p>
            <text:p/>
            <text:p>[…]</text:p>
          </table:table-cell>
          <table:table-cell/>
        </table:table-row>
        <table:table-row table:style-name="ro76">
          <table:table-cell/>
          <table:table-cell office:value-type="string">
            <text:p>42</text:p>
          </table:table-cell>
          <table:table-cell office:value-type="string">
            <text:p>Christmas, 1926</text:p>
          </table:table-cell>
          <table:table-cell/>
          <table:table-cell table:style-name="ce6" office:value-type="string">
            <text:p><text:span text:style-name="T19">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9"/></text:p>
            <text:p><text:span text:style-name="T19">In thanking Robert for the ring, Marie wrote that so long as she lived, she would wear it in </text:span><text:span text:style-name="T25">honor</text:span><text:span text:style-name="T19"> of him, and as an emblem of </text:span><text:span text:style-name="T25">faith</text:span><text:span text:style-name="T19"> and </text:span><text:span text:style-name="T25">trust</text:span><text:span text:style-name="T19">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34">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3">new year</text:span> and how it had stimulated his <text:span text:style-name="T3">hopes</text:span> to greater things in the future. He was sure that with her love, he would continue and accomplish every desire that he had hoped for. Marie wrote him beautiful letters of encouragement, filled with love and admiration for <text:span text:style-name="T3">the man that she was living for, -- her ideal.</text:span> She told him that she was making great progress with her studies and hoped to graduate in a few years and be an <text:span text:style-name="T3">honor</text:span> to him and assist him in his work. She sent a little poem, entitled: "Act the Man and Face It Out."</text:p>
          </table:table-cell>
          <table:table-cell/>
        </table:table-row>
        <table:table-row table:style-name="ro33">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22">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3">hopes</text:span> for an early marriage with Marie and that when he went to New York, he wanted to take Marie with him as his wife. His mother was not in favor of an elopement. <text:s/>She wanted him to make good, act in an <text:span text:style-name="T3">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33">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3">honors</text:span> that he would receive from the foreign countries, and told Marie what a great time they would have, as Mr. Kennelworth was going to New York and they would all be there at the great <text:span text:style-name="T3">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35">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3">honest</text:span> and <text:span text:style-name="T3">honorable</text:span>, so he sat down and answered the letter.</text:p>
          </table:table-cell>
          <table:table-cell/>
        </table:table-row>
        <table:table-row table:style-name="ro42">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3">honor</text:span> and respect you as her parents. I believe that you acted as you thought best for Marie's future, and can find no fault with your good and <text:span text:style-name="T3">honest</text:span> intentions, regardless of the suffering it has caused me or the sorrow and disappointment it may have brought to Marie. I wish to do only that which is <text:span text:style-name="T3">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7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3">honor</text:span> and gives <text:span text:style-name="T3">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3">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26">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3">Spring of 1928</text:span> made the longest successful flight to Japan, where he was <text:span text:style-name="T3">received</text:span> with great <text:span text:style-name="T3">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1">
          <table:table-cell/>
          <table:table-cell office:value-type="string">
            <text:p>226</text:p>
          </table:table-cell>
          <table:table-cell office:value-type="string">
            <text:p>May 1928, and the latter part of May 1928.</text:p>
          </table:table-cell>
          <table:table-cell/>
          <table:table-cell office:value-type="string">
            <text:p>In <text:span text:style-name="T3">May, 1928</text:span>, Walter received a radiogram from Robert saying that he was leaving Japan the <text:span text:style-name="T3">latter part of the month</text:span> and was going to sail "The St. Marie" back to New York. Walter and Miss Edna Quinton, the secretary, had followed the newspaper reports of the great <text:span text:style-name="T3">reception</text:spa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text:span text:style-name="T3">honors</text:span> and he thought it appropriate to have a big celebration for him when he arrived. As his father was coming to New York anyway for the graduation exercises, he suggested that he be there to greet Robert on his triumphant <text:span text:style-name="T3">return</text:span>.</text:p>
          </table:table-cell>
          <table:table-cell office:value-type="string">
            <text:p>Robert return to New York in the St. Marie with great honors.</text:p>
          </table:table-cell>
        </table:table-row>
        <table:table-row table:style-name="ro77">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3">honors</text:span> and the Japanese Government had bought his invention for making airplanes silent. Mr. Kennelworth proposed that the leading citizens of Texarkana go to New York to <text:span text:style-name="T3">honor</text:span> their favorite <text:span text:style-name="T3">son</text:span> on his return. <text:s/>When he had finished talking there was <text:span text:style-name="T13">lasting</text:span> [lasting?] applause and hurrahs for Robert Gordon. Colonel Stanton was in the audience. He arose and said that he heartily endorsed the proposal and would donate $10,000.00 to the expense fund, that they should go to New York in a <text:span text:style-name="T3">special</text:span> train to greet the greatest young man of the age who was born on a farm near Texarkana. <text:s/>Everyone was in favor of it and the wealthy men all followed Mr. Stanton in offering large sums of money in order to make the <text:span text:style-name="T3">reception</text:span> a success. When the meeting was over, J. H. Kennelworth drove out to the country home of Amelia Gordon, Robert's mother. Told her of her boy's success and the plans to meet him in New York and give him a great <text:span text:style-name="T3">reception</text:span>, inviting her to go on the special train as a guest of <text:span text:style-name="T3">honor</text:span>. She thankfully accepted.</text:p>
          </table:table-cell>
          <table:table-cell/>
        </table:table-row>
        <table:table-row table:style-name="ro34">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3">honor</text:span>. My boy, when you landed today I thought about that dream and how it had been fulfilled. I hope that all of your other dreams and ambitions will be realized and that you will be rewarded with Marie's love, because you have been <text:span text:style-name="T3">faithful</text:span> and <text:span text:style-name="T3">loyal</text:span> to her."</text:p>
          </table:table-cell>
          <table:table-cell/>
        </table:table-row>
        <table:table-row table:style-name="ro36">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3">receptions</text:span> and <text:span text:style-name="T3">honored</text:span> me, I thought of the dream and I thought of you and how you had taught me how to read the Bible and I thought of Marie and how I loved her and felt that I would gladly give all of the <text:span text:style-name="T3">honors</text:span> just to be with you and Marie alone because your love and Marie's love mean more to me than everything else that the world can give."</text:p>
          </table:table-cell>
          <table:table-cell/>
        </table:table-row>
        <table:table-row table:style-name="ro41">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3">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7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3">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3">credit</text:span> and no <text:span text:style-name="T3">honor</text:span> or <text:span text:style-name="T3">reward</text:span> is too great for you, but the <text:span text:style-name="T3">honor</text:span> that men can give or the world or your Government, are but empty and mean nothing to the <text:span text:style-name="T3">heart</text:span> of a <text:span text:style-name="T3">loyal</text:span> woman. You are to have the greatest reward in Walter's love and this means more to you than any <text:span text:style-name="T3">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40">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3">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22">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3">dishonor</text:span> that I haven't had time to think about making money. If General Pearson hadn't proved to be a good friend, I would still be in prison. Now I must use some of my inventions to help my country and prove to them that I did act for the <text:span text:style-name="T3">best</text:span> and that I am <text:span text:style-name="T3">loyal</text:span>."</text:p>
          </table:table-cell>
          <table:table-cell/>
        </table:table-row>
        <table:table-row table:style-name="ro11">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3">honor</text:span> and <text:span text:style-name="T3">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1">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3">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3">honor</text:span> and <text:span text:style-name="T3">reward</text:span> that we can give you."</text:p>
          </table:table-cell>
          <table:table-cell/>
        </table:table-row>
        <table:table-row table:style-name="ro21">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3">honor</text:span>,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3">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1">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3">honors</text:span> you and we offer you our humble gratitude and all the praise that this world can give you. Name what you want as your reward and it shall be given to you."</text:p>
          </table:table-cell>
          <table:table-cell/>
        </table:table-row>
        <table:table-row table:style-name="ro38">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3">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3">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25">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3">honored</text:span> and <text:span text:style-name="T3">respected</text:span> her. It was she who taught me <text:span text:style-name="T3">loyalty</text:span> to my country and it was for her that I remained <text:span text:style-name="T3">loyal</text:span> and <text:span text:style-name="T3">faithful</text:span> to the cause of my country.</text:p>
          </table:table-cell>
          <table:table-cell/>
        </table:table-row>
        <table:table-row table:style-name="ro42">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text:span text:style-name="T3">honor</text:span> and <text:span text:style-name="T3">appreciation</text:spa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3">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3">honored</text:span> and <text:span text:style-name="T3">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52" table:number-rows-repeated="29">
          <table:table-cell table:number-columns-repeated="6"/>
        </table:table-row>
        <table:table-row table:style-name="ro52">
          <table:table-cell table:number-columns-repeated="6"/>
        </table:table-row>
      </table:table>
      <table:table table:name="glory" table:style-name="ta1" table:print="false">
        <table:table-column table:style-name="co58" table:default-cell-style-name="ce5"/>
        <table:table-column table:style-name="co79" table:default-cell-style-name="ce5"/>
        <table:table-column table:style-name="co80" table:default-cell-style-name="ce5"/>
        <table:table-column table:style-name="co81" table:default-cell-style-name="ce5"/>
        <table:table-column table:style-name="co82" table:default-cell-style-name="ce5"/>
        <table:table-column table:style-name="co83" table:default-cell-style-name="ce5"/>
        <table:table-row table:style-name="ro29">
          <table:table-cell table:style-name="Default" office:value-type="string">
            <text:p>Excerpts related to the word “glory”.</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glory” is mentioned 19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3">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3">glory</text:span> of the God of Israel was over them above.</text:p>
            <text:p/>
            <text:p>Every one had four faces apiece, and every one four wings; and the likeness of the hands of a man was under their wings.</text:p>
          </table:table-cell>
          <table:table-cell/>
        </table:table-row>
        <table:table-row table:style-name="ro26">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3">glory</text:span> of the God of Israel came from the way of the east, and his voice was like a noise of many waters: and the earth <text:span text:style-name="T3">shined</text:span> with his <text:span text:style-name="T3">glory</text:span>.</text:p>
            <text:p/>
            <text:p>And it was according to the appearance of the vision that I saw when I came to destroy the city; and the visions were like the vision that I saw by the river Chebar: and I fell upon my face.</text:p>
            <text:p/>
            <text:p>And the <text:span text:style-name="T3">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13">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3">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42">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3">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3">glory</text:span>.</text:p>
            <text:p/>
            <text:p>Robert knew that the Bible was replete with references</text:p>
            <text:p>that the heavens ruled.</text:p>
          </table:table-cell>
          <table:table-cell/>
        </table:table-row>
        <table:table-row table:style-name="ro21">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3">surprise</text:span>. He arose and made the following speech: "Comrades and friends, we have traveled the path of life together. Some of us have run the gauntlet of human emotions. We have <text:span text:style-name="T13">gone</text:span> down to the depths of despair; have reached the heights of financial <text:span text:style-name="T3">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78">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3">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36">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3">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20">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3">glory</text:span> of the God of Israel was over them. Everyone had four faces apiece and everyone four wings; and the likeness of the hands of a man was under their wings. And the <text:span text:style-name="T3">glory</text:span> of the Lord went up from the midst of the city and stood upon the mountain, which is on the east side of the city."</text:p>
            <text:p/>
            <text:p>He knew that this was the <text:span text:style-name="T3">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7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3">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1">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3">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2">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3">Glory's</text:span> colors which have never trailed the dust, unstained by blood of innocent women and children.</text:p>
          </table:table-cell>
          <table:table-cell/>
        </table:table-row>
        <table:table-row table:style-name="ro52">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3">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74">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74" table:number-rows-repeated="29">
          <table:table-cell table:number-columns-repeated="6"/>
        </table:table-row>
        <table:table-row table:style-name="ro74">
          <table:table-cell table:number-columns-repeated="6"/>
        </table:table-row>
      </table:table>
      <table:table table:name="triumph" table:style-name="ta1" table:print="false">
        <table:table-column table:style-name="co84" table:default-cell-style-name="ce21"/>
        <table:table-column table:style-name="co8" table:default-cell-style-name="ce21"/>
        <table:table-column table:style-name="co85" table:default-cell-style-name="ce21"/>
        <table:table-column table:style-name="co50" table:default-cell-style-name="ce21"/>
        <table:table-column table:style-name="co86" table:default-cell-style-name="ce21"/>
        <table:table-column table:style-name="co87" table:default-cell-style-name="ce21"/>
        <table:table-row table:style-name="ro29">
          <table:table-cell table:style-name="Default" office:value-type="string">
            <text:p>Excerpts related to the word “triumph”.</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triumph” is mentioned 9 times in TTTA.</text:p>
          </table:table-cell>
          <table:table-cell table:style-name="Default" table:number-columns-repeated="5"/>
        </table:table-row>
        <table:table-row table:style-name="ro29">
          <table:table-cell table:style-name="Default" office:value-type="string">
            <text:p>The word “triumph” is 7 letters.</text:p>
          </table:table-cell>
          <table:table-cell table:style-name="Default" table:number-columns-repeated="5"/>
        </table:table-row>
        <table:table-row table:style-name="ro29">
          <table:table-cell table:style-name="Default" office:value-type="string">
            <text:p>The word “triumph” appears to be connected with completion or a return.</text:p>
          </table:table-cell>
          <table:table-cell table:style-name="Default" table:number-columns-repeated="5"/>
        </table:table-row>
        <table:table-row table:style-name="ro29" table:number-rows-repeated="2">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3">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2">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3">triumph</text:span> dear to womankind</text:p>
            <text:p>And spare your victim, even for my sake.</text:p>
          </table:table-cell>
          <table:table-cell/>
        </table:table-row>
        <table:table-row table:style-name="ro40">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3">triumphant</text:span> march <text:span text:style-name="T3">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52">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3">Triumph</text:span> and Disaster</text:p>
            <text:p>And treat those two impostors just the same:</text:p>
            <text:p/>
          </table:table-cell>
          <table:table-cell/>
        </table:table-row>
        <table:table-row table:style-name="ro42">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3">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3">triumphant return.</text:span></text:p>
          </table:table-cell>
          <table:table-cell/>
        </table:table-row>
        <table:table-row table:style-name="ro51">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3">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3">Thanksgiving Day</text:span>, Walter and Edna arranged a big dinner and invited Robert. He appeared very much worn and ate very little dinner. Both Walter and Edna noticed that he was less talkative than ever before. <text:span text:style-name="T3">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34">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3">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74">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3">returned</text:span> in <text:span text:style-name="T3">triumph</text:span> and great <text:span text:style-name="T3">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74">
          <table:table-cell/>
          <table:table-cell table:style-name="ce5" office:value-type="string">
            <text:p>414-415 (“triumphed” mentioned on pg. 415)</text:p>
          </table:table-cell>
          <table:table-cell table:style-name="ce5" office:value-type="string">
            <text:p>August 30, 1932. <text:s/>At the peace conference [after 12:00 pm].</text:p>
          </table:table-cell>
          <table:table-cell table:style-name="ce5"/>
          <table:table-cell table:style-name="ce5" office:value-type="string">
            <text:p>When the President had finished and the applause had died down, General Edna Kennelworth arose. "Mr. <text:s/>President, Supreme Commander Gordon, Brothers and Sisters of the United Kingdom of the World: To me belongs no <text:span text:style-name="T13">honor</text:span> and I seek no <text:span text:style-name="T1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table:table-row>
        <table:table-row table:style-name="ro71" table:number-rows-repeated="45">
          <table:table-cell table:number-columns-repeated="6"/>
        </table:table-row>
        <table:table-row table:style-name="ro71">
          <table:table-cell table:number-columns-repeated="6"/>
        </table:table-row>
      </table:table>
      <table:table table:name="sword" table:style-name="ta1" table:print="false">
        <table:table-column table:style-name="co8" table:default-cell-style-name="Default"/>
        <table:table-row table:style-name="ro29">
          <table:table-cell/>
        </table:table-row>
      </table:table>
      <table:table table:name="smile" table:style-name="ta1" table:print="false">
        <table:table-column table:style-name="co8" table:default-cell-style-name="Default"/>
        <table:table-row table:style-name="ro29">
          <table:table-cell office:value-type="string">
            <text:p>The word “smile” and “smiling”.</text:p>
          </table:table-cell>
        </table:table-row>
      </table:table>
      <table:table table:name="encourage" table:style-name="ta1" table:print="false">
        <table:table-column table:style-name="co8" table:default-cell-style-name="Default"/>
        <table:table-row table:style-name="ro29">
          <table:table-cell office:value-type="string">
            <text:p>The word “encourage”, and other forms, “encouraged”, “encouragement”, etc.</text:p>
          </table:table-cell>
        </table:table-row>
        <table:table-row table:style-name="ro29">
          <table:table-cell/>
        </table:table-row>
        <table:table-row table:style-name="ro29">
          <table:table-cell office:value-type="string">
            <text:p>pg. 96: On this page, it is said twice that RG was encouraged because it did not decline. <text:s/>Thus, “encourage” might be a codeword for “did/does not decline.”</text:p>
          </table:table-cell>
        </table:table-row>
        <table:table-row table:style-name="ro29">
          <table:table-cell office:value-type="string">
            <text:p>Note: “encourage” has the word “age” in it.</text:p>
          </table:table-cell>
        </table:table-row>
      </table:table>
      <table:table table:name="problem" table:style-name="ta1" table:print="false">
        <table:table-column table:style-name="co8" table:default-cell-style-name="Default"/>
        <table:table-row table:style-name="ro29">
          <table:table-cell/>
        </table:table-row>
      </table:table>
      <table:table table:name="success" table:style-name="ta1" table:print="false">
        <table:table-column table:style-name="co8" table:default-cell-style-name="Default"/>
        <table:table-row table:style-name="ro29">
          <table:table-cell/>
        </table:table-row>
      </table:table>
      <table:table table:name="shout" table:style-name="ta1" table:print="false">
        <table:table-column table:style-name="co84" table:default-cell-style-name="ce5"/>
        <table:table-column table:style-name="co8" table:default-cell-style-name="ce5"/>
        <table:table-column table:style-name="co88" table:default-cell-style-name="ce5"/>
        <table:table-column table:style-name="co81" table:default-cell-style-name="ce5"/>
        <table:table-column table:style-name="co89" table:default-cell-style-name="ce5"/>
        <table:table-column table:style-name="co90" table:default-cell-style-name="ce5"/>
        <table:table-row table:style-name="ro29">
          <table:table-cell table:style-name="Default" office:value-type="string">
            <text:p>Excerpts related to the word “shout”.</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shout” is mentioned 7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3">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7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3">arms</text:span> and gave her the <text:span text:style-name="T3">kiss</text:span> which Robert knew meant foregiveness and understanding. He then realized that love, just as Molly said in the beginning, was the greatest thing in the world, and meant more than all the money in the world. Robert jumped to his <text:span text:style-name="T3">feet</text:span> and <text:span text:style-name="T3">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33">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3">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42">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3">shouts</text:span> of the <text:span text:style-name="T3">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52">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3">feet</text:span> and men were <text:span text:style-name="T3">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1">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3">feet</text:span>, <text:span text:style-name="T3">shouting</text:span>, "Hail to the Chief, God bless him and long may he live."</text:p>
          </table:table-cell>
          <table:table-cell/>
        </table:table-row>
        <table:table-row table:style-name="ro42">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3">seat</text:span> as if in a daze. <text:s/>Marie Stanton <text:span text:style-name="T3">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13">The City of the Lord</text:span>, capital of the United Kingdom of the World has taken place between Robert Gordon and Marie Stanton."</text:p>
          </table:table-cell>
          <table:table-cell office:value-type="string">
            <text:p>(Mercy seat).</text:p>
          </table:table-cell>
        </table:table-row>
        <table:table-row table:style-name="ro42" table:number-rows-repeated="34">
          <table:table-cell table:number-columns-repeated="6"/>
        </table:table-row>
        <table:table-row table:style-name="ro42">
          <table:table-cell table:number-columns-repeated="6"/>
        </table:table-row>
      </table:table>
      <table:table table:name="kiss" table:style-name="ta1" table:print="false">
        <table:table-column table:style-name="co91" table:default-cell-style-name="ce5"/>
        <table:table-column table:style-name="co8" table:default-cell-style-name="ce5"/>
        <table:table-column table:style-name="co92" table:default-cell-style-name="ce5"/>
        <table:table-column table:style-name="co93" table:default-cell-style-name="ce5"/>
        <table:table-column table:style-name="co94" table:default-cell-style-name="ce5"/>
        <table:table-column table:style-name="co95" table:default-cell-style-name="ce5"/>
        <table:table-row table:style-name="ro29">
          <table:table-cell table:style-name="Default" office:value-type="string">
            <text:p>Excerpts related to the word “kiss”.</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kiss” is mentioned 13 times in TTTA.</text:p>
          </table:table-cell>
          <table:table-cell table:style-name="Default" table:number-columns-repeated="5"/>
        </table:table-row>
        <table:table-row table:style-name="ro29">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0">
          <table:table-cell/>
          <table:table-cell office:value-type="float" office:value="27">
            <text:p>27</text:p>
          </table:table-cell>
          <table:table-cell office:value-type="string">
            <text:p>End of August [1926].</text:p>
          </table:table-cell>
          <table:table-cell/>
          <table:table-cell office:value-type="string">
            <text:p><text:span text:style-name="T26">Poem <text:s/>sent to Marie by Robert: </text:span></text:p>
            <text:p><text:span text:style-name="T10">PARTING</text:span></text:p>
            <text:p/>
            <text:p><text:span text:style-name="T3">Kiss</text:span> me! The spell is broken,</text:p>
            <text:p>The dream we dreamed is gone;</text:p>
            <text:p>Nothing remains but memory —</text:p>
            <text:p>Memory, and dawn.</text:p>
            <text:p/>
            <text:p><text:span text:style-name="T3">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3">lips</text:span> meet but to part.</text:p>
          </table:table-cell>
          <table:table-cell/>
        </table:table-row>
        <table:table-row table:style-name="ro81">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0">LOVE</text:span></text:p>
            <text:p/>
            <text:p>The spark of love gives more light than the universe of</text:p>
            <text:p>truth; yet truth is in love, and in order to act the truth, you</text:p>
            <text:p>must make love the truth, for remember that the handshake</text:p>
            <text:p>of friendship, or the <text:span text:style-name="T3">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1">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3">sunshine</text:span> which played upon the windows in front of him or appeared in the clear <text:span text:style-name="T3">crystal</text:span> <text:span text:style-name="T3">water</text:span> in the <text:span text:style-name="T3">glass</text:span> and the <text:span text:style-name="T3">sweet</text:span> odor from the <text:span text:style-name="T3">flowers</text:span> on the table brought memories of <text:span text:style-name="T3">sweet</text:span> <text:span text:style-name="T3">kisses</text:span> and soft caresses which <text:span text:style-name="T3">haunted</text:span> him. Finally, Robert managed to eat a little, because he knew he must if he expected to keep up and have strength to <text:span text:style-name="T3">fight on</text:span> and find Marie.</text:p>
          </table:table-cell>
          <table:table-cell/>
        </table:table-row>
        <table:table-row table:style-name="ro41">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3">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52">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3">kiss</text:span> her <text:span text:style-name="T3">sweet</text:span> <text:span text:style-name="T3">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34">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3">kiss</text:span> which Robert knew meant <text:span text:style-name="T3">foregiveness</text:span> and <text:span text:style-name="T3">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3">understand</text:span>, <text:span text:style-name="T3">forgive</text:span> and <text:span text:style-name="T3">forget</text:span>.”</text:p>
          </table:table-cell>
          <table:table-cell/>
        </table:table-row>
        <table:table-row table:style-name="ro40">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3">one</text:span> <text:span text:style-name="T3">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3">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7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3">tire </text:span><text:span text:style-name="T1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3">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2">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18">Kiss</text:span><text:span text:style-name="T27">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52">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3">Kiss</text:span><text:span text:style-name="T13">immee</text:span> River. If her health should ever be bad, that would be the place to restore her and she would enjoy the surrounding country as he had.</text:p>
          </table:table-cell>
          <table:table-cell/>
        </table:table-row>
        <table:table-row table:style-name="ro7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3">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76" table:number-rows-repeated="41">
          <table:table-cell table:number-columns-repeated="6"/>
        </table:table-row>
        <table:table-row table:style-name="ro76">
          <table:table-cell table:number-columns-repeated="6"/>
        </table:table-row>
      </table:table>
      <table:table table:name="sympathy" table:style-name="ta1" table:print="false">
        <table:table-column table:style-name="co96" table:default-cell-style-name="ce5"/>
        <table:table-column table:style-name="co97" table:default-cell-style-name="ce5"/>
        <table:table-column table:style-name="co98" table:default-cell-style-name="ce5"/>
        <table:table-column table:style-name="co81" table:default-cell-style-name="ce5"/>
        <table:table-column table:style-name="co99" table:default-cell-style-name="ce5"/>
        <table:table-column table:style-name="co65" table:default-cell-style-name="ce5"/>
        <table:table-row table:style-name="ro29">
          <table:table-cell table:style-name="Default" office:value-type="string">
            <text:p>Excerpts related to the word “sympathy”.</text:p>
          </table:table-cell>
          <table:table-cell table:style-name="Default" table:number-columns-repeated="5"/>
        </table:table-row>
        <table:table-row table:style-name="ro29">
          <table:table-cell table:style-name="Default" table:number-columns-repeated="6"/>
        </table:table-row>
        <table:table-row table:style-name="ro29">
          <table:table-cell table:style-name="Default" office:value-type="string">
            <text:p>The word “sympathy” is mentioned 5 times in TTTA.</text:p>
          </table:table-cell>
          <table:table-cell table:style-name="Default" table:number-columns-repeated="5"/>
        </table:table-row>
        <table:table-row table:style-name="ro29">
          <table:table-cell table:style-name="Default" office:value-type="string">
            <text:p>The word “sympathetic” is mentioned 1 time in TTTA.</text:p>
          </table:table-cell>
          <table:table-cell table:style-name="Default" table:number-columns-repeated="5"/>
        </table:table-row>
        <table:table-row table:style-name="ro29">
          <table:table-cell table:style-name="Default" office:value-type="string">
            <text:p>The words “sympathy” and “sympathetic are mentioned 6 times total, in TTTA.</text:p>
          </table:table-cell>
          <table:table-cell table:style-name="Default" table:number-columns-repeated="5"/>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2">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3">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73">
          <table:table-cell/>
          <table:table-cell table:style-name="ce21" office:value-type="string">
            <text:p>63-64 (“sympathetic” mentioned on pg. 63).</text:p>
          </table:table-cell>
          <table:table-cell table:style-name="ce21" office:value-type="string">
            <text:p>January 12, 1927.</text:p>
          </table:table-cell>
          <table:table-cell table:style-name="ce21"/>
          <table:table-cell table:style-name="ce21"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3">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21"/>
        </table:table-row>
        <table:table-row table:style-name="ro83">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3">understood</text:span> me or had any <text:span text:style-name="T3">sympathy</text:span> with me or my ideas, which I feel were far advanced. My own brother was my worst enemy, and I find that the Bible bears me out in this</text:p>
            <text:p/>
            <text:p>"And a man's foes shall be they of his own household."</text:p>
            <text:p/>
            <text:p>My father and brother <text:span text:style-name="T3">opposed</text:span> me because they did not <text:span text:style-name="T3">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13">my own people</text:span>, for the good book says:</text:p>
            <text:p/>
            <text:p>"A prophet is not without <text:span text:style-name="T13">honor</text:span>, save in his own country,</text:p>
            <text:p>and in his own house."</text:p>
          </table:table-cell>
          <table:table-cell/>
        </table:table-row>
        <table:table-row table:style-name="ro84">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28">Mr. Stanton and his wife were much impressed with the story and felt that they had </text:span><text:span text:style-name="T29">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30">sympathy</text:span><text:span text:style-name="T29"> to Robert and to tell him that they had great faith in him and wanted to help make him and Marie happy.</text:span></text:p>
          </table:table-cell>
          <table:table-cell/>
        </table:table-row>
        <table:table-row table:style-name="ro41">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3">receive</text:span> him. He entered the Professor’s <text:span text:style-name="T3">office</text:span>, where he met a <text:span text:style-name="T3">middle-aged </text:span>man whose kindly face indicated that he had <text:span text:style-name="T3">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7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3">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76" table:number-rows-repeated="5">
          <table:table-cell table:number-columns-repeated="6"/>
        </table:table-row>
        <table:table-row table:style-name="ro76">
          <table:table-cell table:style-name="Default"/>
          <table:table-cell table:number-columns-repeated="5"/>
        </table:table-row>
      </table:table>
      <table:table table:name="burden" table:style-name="ta1" table:print="false">
        <table:table-column table:style-name="co100" table:default-cell-style-name="Default"/>
        <table:table-column table:style-name="co101" table:default-cell-style-name="Default"/>
        <table:table-column table:style-name="co102" table:default-cell-style-name="Default"/>
        <table:table-column table:style-name="co43" table:default-cell-style-name="Default"/>
        <table:table-column table:style-name="co103" table:default-cell-style-name="Default"/>
        <table:table-column table:style-name="co104" table:default-cell-style-name="Default"/>
        <table:table-row table:style-name="ro2">
          <table:table-cell office:value-type="string">
            <text:p>Excerpts related to the word “burden”.</text:p>
          </table:table-cell>
          <table:table-cell table:number-columns-repeated="5"/>
        </table:table-row>
        <table:table-row table:style-name="ro2" table:number-rows-repeated="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ce5"/>
          <table:table-cell table:style-name="ce5" office:value-type="string">
            <text:p>16</text:p>
          </table:table-cell>
          <table:table-cell table:style-name="ce5" table:number-columns-repeated="2"/>
          <table:table-cell table:style-name="ce5"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3">burden</text:span> or his mother’s problem. But she had great faith in young Robert because he clung so strongly to religion, believing in the Bible.</text:p>
          </table:table-cell>
          <table:table-cell table:style-name="ce5"/>
        </table:table-row>
        <table:table-row table:style-name="ro10">
          <table:table-cell table:style-name="ce5"/>
          <table:table-cell table:style-name="ce5" office:value-type="string">
            <text:p>46</text:p>
          </table:table-cell>
          <table:table-cell table:style-name="ce5" table:number-columns-repeated="2"/>
          <table:table-cell table:style-name="ce5" office:value-type="string">
            <text:p>Excerpt of poem “After The Years – Quiet”: <text:s text:c="2"/></text:p>
            <text:p>[...]</text:p>
            <text:p>And take no more a <text:span text:style-name="T3">burden</text:span> on thy <text:span text:style-name="T3">heart</text:span>,</text:p>
            <text:p>Wrestling -- if this be good -- if that be ill;</text:p>
            <text:p>And strive no more to better what thou art;</text:p>
            <text:p>With consolation thy whole being fill.</text:p>
            <text:p>[…]</text:p>
          </table:table-cell>
          <table:table-cell table:style-name="ce5"/>
        </table:table-row>
        <table:table-row table:style-name="ro6">
          <table:table-cell table:style-name="ce5"/>
          <table:table-cell table:style-name="ce5" office:value-type="string">
            <text:p>69-70 (“burden” mentioned on pg. 69).</text:p>
          </table:table-cell>
          <table:table-cell table:style-name="ce5" table:number-columns-repeated="2"/>
          <table:table-cell table:style-name="ce5" office:value-type="string">
            <text:p>I do not wish to <text:span text:style-name="T3">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5"/>
        </table:table-row>
        <table:table-row table:style-name="ro4">
          <table:table-cell table:style-name="ce5"/>
          <table:table-cell table:style-name="ce5" office:value-type="string">
            <text:p>214</text:p>
          </table:table-cell>
          <table:table-cell table:style-name="ce5" table:number-columns-repeated="2"/>
          <table:table-cell table:style-name="ce5" office:value-type="string">
            <text:p>Issachar is a strong ass, couching down between <text:span text:style-name="T3">two</text:span> <text:span text:style-name="T3">burdens</text:span> and he saw that the rest was good and the land, that it was pleasant; and bowed his <text:span text:style-name="T3">shoulders</text:span> to <text:span text:style-name="T13">bear</text:span>, and became a servant unto tribute.</text:p>
            <text:p/>
            <text:p>Robert knew that this was the description of a man born in June under the sign Gemini and that he was born to bear a <text:span text:style-name="T3">burden</text:span>, that he must serve his people and be a comfort and help to carry their <text:span text:style-name="T3">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5"/>
        </table:table-row>
        <table:table-row table:style-name="ro18">
          <table:table-cell table:style-name="ce5"/>
          <table:table-cell table:style-name="ce5" office:value-type="string">
            <text:p>253</text:p>
          </table:table-cell>
          <table:table-cell table:style-name="ce5" table:number-columns-repeated="2"/>
          <table:table-cell table:style-name="ce5"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3">burden</text:span>, drifted over the curious, transparent body of water; drifted until it reached Boiling Springs, then veered about and stood still. <text:s/>[…]</text:p>
          </table:table-cell>
          <table:table-cell table:style-name="ce5"/>
        </table:table-row>
        <table:table-row table:style-name="ro85">
          <table:table-cell table:style-name="ce5"/>
          <table:table-cell table:style-name="ce5" office:value-type="string">
            <text:p>328</text:p>
          </table:table-cell>
          <table:table-cell table:style-name="ce5" table:number-columns-repeated="2"/>
          <table:table-cell table:style-name="ce5" office:value-type="string">
            <text:p>General Pearson arose and said, "Colonel Gordon, by the authority and power vested in me, I now confer upon you the title of the Supreme Commander of the Armies of the United States and place upon your shoulders the greatest <text:span text:style-name="T3">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3">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5"/>
        </table:table-row>
        <table:table-row table:style-name="ro2" table:number-rows-repeated="15">
          <table:table-cell table:style-name="ce5" table:number-columns-repeated="6"/>
        </table:table-row>
        <table:table-row table:style-name="ro2" table:number-rows-repeated="1048550">
          <table:table-cell table:number-columns-repeated="6"/>
        </table:table-row>
        <table:table-row table:style-name="ro2">
          <table:table-cell table:number-columns-repeated="6"/>
        </table:table-row>
      </table:table>
      <table:table table:name="fact" table:style-name="ta1">
        <table:table-column table:style-name="co7" table:default-cell-style-name="Default"/>
        <table:table-row table:style-name="ro9">
          <table:table-cell/>
        </table:table-row>
        <table:table-row table:style-name="ro2">
          <table:table-cell office:value-type="string">
            <text:p>rluu_20130608: “Fact” is sometimes used for a “Time Factor”. <text:s/>See my InventionsAndDiscoveries.ods spreadsheet for a listing of time factors found in TTTA.</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4">07/04/2013</text:date>, <text:time>20:3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meta:initial-creator>
    <meta:creation-date>2012-10-17T16:43:10</meta:creation-date>
    <meta:generator>LibreOffice/3.3$Unix LibreOffice_project/330m18$Build-4</meta:generator>
    <dc:date>2013-07-04T20:37:41</dc:date>
    <meta:editing-duration>P6DT6H29M20S</meta:editing-duration>
    <meta:editing-cycles>186</meta:editing-cycles>
    <meta:document-statistic meta:table-count="66" meta:cell-count="1032" meta:object-count="0"/>
  </office:meta>
</office:document-meta>
</file>